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876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13.667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11.91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0.098cm"/>
    </style:style>
    <style:style style:name="co8" style:family="table-column">
      <style:table-column-properties fo:break-before="auto" style:column-width="5.435cm"/>
    </style:style>
    <style:style style:name="co9" style:family="table-column">
      <style:table-column-properties fo:break-before="auto" style:column-width="11.398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13.7cm"/>
    </style:style>
    <style:style style:name="co12" style:family="table-column">
      <style:table-column-properties fo:break-before="auto" style:column-width="6.913cm"/>
    </style:style>
    <style:style style:name="co13" style:family="table-column">
      <style:table-column-properties fo:break-before="auto" style:column-width="4.404cm"/>
    </style:style>
    <style:style style:name="co14" style:family="table-column">
      <style:table-column-properties fo:break-before="auto" style:column-width="8.361cm"/>
    </style:style>
    <style:style style:name="co15" style:family="table-column">
      <style:table-column-properties fo:break-before="auto" style:column-width="5.241cm"/>
    </style:style>
    <style:style style:name="co16" style:family="table-column">
      <style:table-column-properties fo:break-before="auto" style:column-width="10.322cm"/>
    </style:style>
    <style:style style:name="co17" style:family="table-column">
      <style:table-column-properties fo:break-before="auto" style:column-width="6.592cm"/>
    </style:style>
    <style:style style:name="co18" style:family="table-column">
      <style:table-column-properties fo:break-before="auto" style:column-width="10.001cm"/>
    </style:style>
    <style:style style:name="co19" style:family="table-column">
      <style:table-column-properties fo:break-before="auto" style:column-width="7.041cm"/>
    </style:style>
    <style:style style:name="co20" style:family="table-column">
      <style:table-column-properties fo:break-before="auto" style:column-width="9.43cm"/>
    </style:style>
    <style:style style:name="co21" style:family="table-column">
      <style:table-column-properties fo:break-before="auto" style:column-width="6.689cm"/>
    </style:style>
    <style:style style:name="co22" style:family="table-column">
      <style:table-column-properties fo:break-before="auto" style:column-width="10.291cm"/>
    </style:style>
    <style:style style:name="co23" style:family="table-column">
      <style:table-column-properties fo:break-before="auto" style:column-width="11.224cm"/>
    </style:style>
    <style:style style:name="co24" style:family="table-column">
      <style:table-column-properties fo:break-before="auto" style:column-width="9.712cm"/>
    </style:style>
    <style:style style:name="co25" style:family="table-column">
      <style:table-column-properties fo:break-before="auto" style:column-width="8.97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11.504cm" fo:break-before="auto" style:use-optimal-row-height="true"/>
    </style:style>
    <style:style style:name="ro15" style:family="table-row">
      <style:table-row-properties style:row-height="8.3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style:font-name="Liberation Sans" style:font-name-asian="DejaVu Sans" style:font-name-complex="Arial"/>
    </style:style>
    <style:style style:name="ce9" style:family="table-cell" style:parent-style-name="Default">
      <style:text-properties style:font-name="Arial" style:font-name-asian="DejaVu Sans" style:font-name-complex="Arial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44"/>
    <style:style style:name="ce18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Heading">
      <style:table-cell-properties fo:wrap-option="wrap"/>
      <style:text-properties style:use-window-font-color="true" style:text-outline="false" style:text-line-through-style="none" style:font-name="Cumberland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Arial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Glossai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Exemples de valeurs</text:p>
          </table:table-cell>
          <table:table-cell table:style-name="ce16" office:value-type="string">
            <text:p>Valeurs existant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ABLE Adresse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dress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 table:number-columns-repeated="1020"/>
        </table:table-row>
        <table:table-row table:style-name="ro3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 table:number-columns-repeated="1020"/>
        </table:table-row>
        <table:table-row table:style-name="ro4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identification adresse </text:p>
            <text:p>organisme décidant de l'orientation</text:p>
          </table:table-cell>
          <table:table-cell table:number-columns-repeated="1021"/>
        </table:table-row>
        <table:table-row table:style-name="ro3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adresse organisme décidant de l'orientation</text:p>
          </table:table-cell>
          <table:table-cell table:number-columns-repeated="1021"/>
        </table:table-row>
        <table:table-row table:style-name="ro3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office:value-type="string">
            <text:p>Lieu de distribution organisme décidant de l'orientation</text:p>
          </table:table-cell>
          <table:table-cell table:number-columns-repeated="1021"/>
        </table:table-row>
        <table:table-row table:style-name="ro3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INSEE</text:p>
          </table:table-cell>
          <table:table-cell office:value-type="float" office:value="93002">
            <text:p>93002</text:p>
          </table:table-cell>
          <table:table-cell table:number-columns-repeated="1020"/>
        </table:table-row>
        <table:table-row table:style-name="ro3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PTT</text:p>
          </table:table-cell>
          <table:table-cell office:value-type="float" office:value="93001">
            <text:p>93001</text:p>
          </table:table-cell>
          <table:table-cell table:number-columns-repeated="1020"/>
        </table:table-row>
        <table:table-row table:style-name="ro3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office:value-type="string">
            <text:p>Localité adresse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office:value-type="string">
            <text:p>Pays</text:p>
          </table:table-cell>
          <table:table-cell office:value-type="string">
            <text:p>France</text:p>
          </table:table-cell>
          <table:table-cell table:number-columns-repeated="1020"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office:value-type="string">
            <text:p>Canton</text:p>
          </table:table-cell>
          <table:table-cell office:value-type="float" office:value="93005">
            <text:p>93005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5">
          <table:table-cell table:style-name="ce2" office:value-type="string">
            <text:p>TABLE Contratsinsertion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contratinsertion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Organisme chargé de l'instruction du dossier :</text:p>
          </table:table-cell>
          <table:table-cell office:value-type="string">
            <text:p>Structure de la Mer</text:p>
          </table:table-cell>
          <table:table-cell table:number-columns-repeated="1020"/>
        </table:table-row>
        <table:table-row table:style-name="ro3">
          <table:table-cell office:value-type="string">
            <text:p>contratinsertion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M. QUI Proquo</text:p>
          </table:table-cell>
          <table:table-cell table:number-columns-repeated="1020"/>
        </table:table-row>
        <table:table-row table:style-name="ro3">
          <table:table-cell office:value-type="string">
            <text:p>contratinsertion_dd_ci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u contrat</text:p>
          </table:table-cell>
          <table:table-cell office:value-type="string">
            <text:p>17/06/2010</text:p>
          </table:table-cell>
          <table:table-cell table:number-columns-repeated="1020"/>
        </table:table-row>
        <table:table-row table:style-name="ro3">
          <table:table-cell office:value-type="string">
            <text:p>contratinsertion_df_ci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u contrat</text:p>
          </table:table-cell>
          <table:table-cell office:value-type="string">
            <text:p>28/02/2011</text:p>
          </table:table-cell>
          <table:table-cell table:number-columns-repeated="1020"/>
        </table:table-row>
        <table:table-row table:style-name="ro3">
          <table:table-cell office:value-type="string">
            <text:p>contratinsertion_niv_etude</text:p>
          </table:table-cell>
          <table:table-cell table:style-name="ce5" office:value-type="string">
            <text:p>Correspond à</text:p>
          </table:table-cell>
          <table:table-cell office:value-type="string">
            <text:p>Niveau d'étude</text:p>
          </table:table-cell>
          <table:table-cell office:value-type="string">
            <text:p>Bac +4</text:p>
          </table:table-cell>
          <table:table-cell table:number-columns-repeated="1020"/>
        </table:table-row>
        <table:table-row table:style-name="ro3">
          <table:table-cell office:value-type="string">
            <text:p>contratinsertion_form_compl</text:p>
          </table:table-cell>
          <table:table-cell table:style-name="ce5" office:value-type="string">
            <text:p>Correspond à</text:p>
          </table:table-cell>
          <table:table-cell office:value-type="string">
            <text:p>Formation complémentaire</text:p>
          </table:table-cell>
          <table:table-cell table:number-columns-repeated="1021"/>
        </table:table-row>
        <table:table-row table:style-name="ro3">
          <table:table-cell office:value-type="string">
            <text:p>contratinsertion_aut_expr_prof</text:p>
          </table:table-cell>
          <table:table-cell table:style-name="ce5" office:value-type="string">
            <text:p>Correspond à</text:p>
          </table:table-cell>
          <table:table-cell office:value-type="string">
            <text:p>Autre expériences professionnelles</text:p>
          </table:table-cell>
          <table:table-cell table:number-columns-repeated="1021"/>
        </table:table-row>
        <table:table-row table:style-name="ro3">
          <table:table-cell office:value-type="string">
            <text:p>contratinsertion_rg_ci</text:p>
          </table:table-cell>
          <table:table-cell table:style-name="ce5" office:value-type="string">
            <text:p>Correspond à</text:p>
          </table:table-cell>
          <table:table-cell office:value-type="string">
            <text:p>Rang du contrat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string">
            <text:p>contratinsertion_actions_prev</text:p>
          </table:table-cell>
          <table:table-cell table:style-name="ce5" office:value-type="string">
            <text:p>Correspond à</text:p>
          </table:table-cell>
          <table:table-cell office:value-type="string">
            <text:p>Actions prévues</text:p>
          </table:table-cell>
          <table:table-cell office:value-type="string">
            <text:p>Non</text:p>
          </table:table-cell>
          <table:table-cell table:number-columns-repeated="1020"/>
        </table:table-row>
        <table:table-row table:style-name="ro3">
          <table:table-cell office:value-type="string">
            <text:p>contratinsertion_obsta_renc</text:p>
          </table:table-cell>
          <table:table-cell table:style-name="ce5" office:value-type="string">
            <text:p>Correspond à</text:p>
          </table:table-cell>
          <table:table-cell office:value-type="string">
            <text:p>Obstacles rencontrés</text:p>
          </table:table-cell>
          <table:table-cell table:number-columns-repeated="1021"/>
        </table:table-row>
        <table:table-row table:style-name="ro3">
          <table:table-cell office:value-type="string">
            <text:p>contratinsertion_service_soutien</text:p>
          </table:table-cell>
          <table:table-cell table:style-name="ce5" office:value-type="string">
            <text:p>Correspond à</text:p>
          </table:table-cell>
          <table:table-cell office:value-type="string">
            <text:p>Service chargé du soutien</text:p>
          </table:table-cell>
          <table:table-cell table:number-columns-repeated="1021"/>
        </table:table-row>
        <table:table-row table:style-name="ro3">
          <table:table-cell office:value-type="string">
            <text:p>contratinsertion_pers_charg_suivi</text:p>
          </table:table-cell>
          <table:table-cell table:style-name="ce5" office:value-type="string">
            <text:p>Correspond à</text:p>
          </table:table-cell>
          <table:table-cell office:value-type="string">
            <text:p>Personne chargée du suivi</text:p>
          </table:table-cell>
          <table:table-cell table:number-columns-repeated="1021"/>
        </table:table-row>
        <table:table-row table:style-name="ro3">
          <table:table-cell office:value-type="string">
            <text:p>contratinsertion_sect_acti_emp</text:p>
          </table:table-cell>
          <table:table-cell table:style-name="ce5" office:value-type="string">
            <text:p>Correspond à</text:p>
          </table:table-cell>
          <table:table-cell office:value-type="string">
            <text:p>Le secteur d\'activité</text:p>
          </table:table-cell>
          <table:table-cell office:value-type="string">
            <text:p>Administration</text:p>
          </table:table-cell>
          <table:table-cell table:number-columns-repeated="1020"/>
        </table:table-row>
        <table:table-row table:style-name="ro3">
          <table:table-cell office:value-type="string">
            <text:p>contratinsertion_emp_occupe</text:p>
          </table:table-cell>
          <table:table-cell table:style-name="ce5" office:value-type="string">
            <text:p>Correspond à</text:p>
          </table:table-cell>
          <table:table-cell office:value-type="string">
            <text:p>Emploi occupé</text:p>
          </table:table-cell>
          <table:table-cell table:number-columns-repeated="1021"/>
        </table:table-row>
        <table:table-row table:style-name="ro3">
          <table:table-cell office:value-type="string">
            <text:p>contratinsertion_duree_hebdo_emp</text:p>
          </table:table-cell>
          <table:table-cell table:style-name="ce5" office:value-type="string">
            <text:p>Correspond à</text:p>
          </table:table-cell>
          <table:table-cell office:value-type="string">
            <text:p>La durée hebdomadaire de travail</text:p>
          </table:table-cell>
          <table:table-cell table:number-columns-repeated="1021"/>
        </table:table-row>
        <table:table-row table:style-name="ro3">
          <table:table-cell office:value-type="string">
            <text:p>contratinsertion_nat_cont_trav</text:p>
          </table:table-cell>
          <table:table-cell table:style-name="ce5" office:value-type="string">
            <text:p>Correspond à</text:p>
          </table:table-cell>
          <table:table-cell office:value-type="string">
            <text:p>Nature du contrat de travail</text:p>
          </table:table-cell>
          <table:table-cell table:number-columns-repeated="1021"/>
        </table:table-row>
        <table:table-row table:style-name="ro3">
          <table:table-cell office:value-type="string">
            <text:p>contratinsertion_duree_cdd</text:p>
          </table:table-cell>
          <table:table-cell table:style-name="ce5" office:value-type="string">
            <text:p>Correspond à</text:p>
          </table:table-cell>
          <table:table-cell office:value-type="string">
            <text:p>Durée du CDD</text:p>
          </table:table-cell>
          <table:table-cell table:number-columns-repeated="1021"/>
        </table:table-row>
        <table:table-row table:style-name="ro3">
          <table:table-cell office:value-type="string">
            <text:p>contratinsertion_duree_engag</text:p>
          </table:table-cell>
          <table:table-cell table:style-name="ce5" office:value-type="string">
            <text:p>Correspond à</text:p>
          </table:table-cell>
          <table:table-cell office:value-type="string">
            <text:p>Durée d'engageme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string">
            <text:p>contratinsertion_decision_ci</text:p>
          </table:table-cell>
          <table:table-cell table:style-name="ce5" office:value-type="string">
            <text:p>Correspond à</text:p>
          </table:table-cell>
          <table:table-cell office:value-type="string">
            <text:p>Décision sur le contrat</text:p>
          </table:table-cell>
          <table:table-cell office:value-type="string">
            <text:p>Validation</text:p>
          </table:table-cell>
          <table:table-cell table:number-columns-repeated="1020"/>
        </table:table-row>
        <table:table-row table:style-name="ro3">
          <table:table-cell office:value-type="string">
            <text:p>contratinsertion_datevalidation_ci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 du contrat</text:p>
          </table:table-cell>
          <table:table-cell office:value-type="string">
            <text:p>02/02/2017</text:p>
          </table:table-cell>
          <table:table-cell table:number-columns-repeated="1020"/>
        </table:table-row>
        <table:table-row table:style-name="ro3">
          <table:table-cell office:value-type="string">
            <text:p>contratinsertion_expr_prof</text:p>
          </table:table-cell>
          <table:table-cell table:style-name="ce5" office:value-type="string">
            <text:p>Correspond à</text:p>
          </table:table-cell>
          <table:table-cell office:value-type="string">
            <text:p>Expériences professionnelles</text:p>
          </table:table-cell>
          <table:table-cell table:number-columns-repeated="1021"/>
        </table:table-row>
        <table:table-row table:style-name="ro3">
          <table:table-cell office:value-type="string">
            <text:p>contratinsertion_diplomes</text:p>
          </table:table-cell>
          <table:table-cell table:style-name="ce5" office:value-type="string">
            <text:p>Correspond à</text:p>
          </table:table-cell>
          <table:table-cell office:value-type="string">
            <text:p>Diplômes</text:p>
          </table:table-cell>
          <table:table-cell table:number-columns-repeated="1021"/>
        </table:table-row>
        <table:table-row table:style-name="ro3">
          <table:table-cell office:value-type="string">
            <text:p>contratinsertion_objectifs_fixes</text:p>
          </table:table-cell>
          <table:table-cell table:style-name="ce5" office:value-type="string">
            <text:p>Correspond à</text:p>
          </table:table-cell>
          <table:table-cell office:value-type="string">
            <text:p>Objectifs fixés</text:p>
          </table:table-cell>
          <table:table-cell office:value-type="string">
            <text:p>ccdsvd</text:p>
          </table:table-cell>
          <table:table-cell table:number-columns-repeated="1020"/>
        </table:table-row>
        <table:table-row table:style-name="ro3">
          <table:table-cell office:value-type="string">
            <text:p>contratinsertion_engag_object</text:p>
          </table:table-cell>
          <table:table-cell table:style-name="ce5" office:value-type="string">
            <text:p>Correspond à</text:p>
          </table:table-cell>
          <table:table-cell office:value-type="string">
            <text:p>Actions à réaliser par le bénéficiaire</text:p>
          </table:table-cell>
          <table:table-cell office:value-type="string">
            <text:p>sdv</text:p>
          </table:table-cell>
          <table:table-cell table:number-columns-repeated="1020"/>
        </table:table-row>
        <table:table-row table:style-name="ro3">
          <table:table-cell office:value-type="string">
            <text:p>contratinsertion_nature_projet</text:p>
          </table:table-cell>
          <table:table-cell table:style-name="ce5" office:value-type="string">
            <text:p>Correspond à</text:p>
          </table:table-cell>
          <table:table-cell office:value-type="string">
            <text:p>Nature du projet / Projet négocié</text:p>
          </table:table-cell>
          <table:table-cell office:value-type="string">
            <text:p>dv</text:p>
          </table:table-cell>
          <table:table-cell table:number-columns-repeated="1020"/>
        </table:table-row>
        <table:table-row table:style-name="ro3">
          <table:table-cell office:value-type="string">
            <text:p>contratinsertion_observ_ci</text:p>
          </table:table-cell>
          <table:table-cell table:style-name="ce5" office:value-type="string">
            <text:p>Correspond à</text:p>
          </table:table-cell>
          <table:table-cell office:value-type="string">
            <text:p>Observations sur le contrat</text:p>
          </table:table-cell>
          <table:table-cell office:value-type="string">
            <text:p>sdvsdv</text:p>
          </table:table-cell>
          <table:table-cell table:number-columns-repeated="1020"/>
        </table:table-row>
        <table:table-row table:style-name="ro3">
          <table:table-cell office:value-type="string">
            <text:p>contratinsertion_date_saisi_ci</text:p>
          </table:table-cell>
          <table:table-cell table:style-name="ce5" office:value-type="string">
            <text:p>Correspond à</text:p>
          </table:table-cell>
          <table:table-cell office:value-type="string">
            <text:p>Date de saisie du contrat</text:p>
          </table:table-cell>
          <table:table-cell office:value-type="string">
            <text:p>17/06/2010</text:p>
          </table:table-cell>
          <table:table-cell table:number-columns-repeated="1020"/>
        </table:table-row>
        <table:table-row table:style-name="ro3">
          <table:table-cell office:value-type="string">
            <text:p>contratinsertion_lieu_saisi_ci</text:p>
          </table:table-cell>
          <table:table-cell table:style-name="ce5" office:value-type="string">
            <text:p>Correspond à</text:p>
          </table:table-cell>
          <table:table-cell office:value-type="string">
            <text:p>Lieu de saisie du contrat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contratinsertion_emp_trouv</text:p>
          </table:table-cell>
          <table:table-cell table:style-name="ce5" office:value-type="string">
            <text:p>Correspond à</text:p>
          </table:table-cell>
          <table:table-cell office:value-type="string">
            <text:p>Emploi trouvé</text:p>
          </table:table-cell>
          <table:table-cell office:value-type="string">
            <text:p>Non</text:p>
          </table:table-cell>
          <table:table-cell table:number-columns-repeated="1020"/>
        </table:table-row>
        <table:table-row table:style-name="ro3">
          <table:table-cell office:value-type="string">
            <text:p>contratinsertion_forme_ci</text:p>
          </table:table-cell>
          <table:table-cell table:style-name="ce5" office:value-type="string">
            <text:p>Correspond à</text:p>
          </table:table-cell>
          <table:table-cell office:value-type="string">
            <text:p>Forme du contrat (Simple ou Complexe)</text:p>
          </table:table-cell>
          <table:table-cell table:number-columns-repeated="1021"/>
        </table:table-row>
        <table:table-row table:style-name="ro3">
          <table:table-cell office:value-type="string">
            <text:p>contratinsertion_commentaire_action</text:p>
          </table:table-cell>
          <table:table-cell table:style-name="ce5" office:value-type="string">
            <text:p>Correspond à</text:p>
          </table:table-cell>
          <table:table-cell office:value-type="string">
            <text:p>Commentaire sur les actions</text:p>
          </table:table-cell>
          <table:table-cell table:number-columns-repeated="1021"/>
        </table:table-row>
        <table:table-row table:style-name="ro3">
          <table:table-cell office:value-type="string">
            <text:p>contratinsertion_raison_ci</text:p>
          </table:table-cell>
          <table:table-cell table:style-name="ce5" office:value-type="string">
            <text:p>Correspond à</text:p>
          </table:table-cell>
          <table:table-cell office:value-type="string">
            <text:p>Raison du contrat (radiation/suspension)</text:p>
          </table:table-cell>
          <table:table-cell table:number-columns-repeated="1021"/>
        </table:table-row>
        <table:table-row table:style-name="ro3">
          <table:table-cell office:value-type="string">
            <text:p>contratinsertion_aviseqpluri</text:p>
          </table:table-cell>
          <table:table-cell table:style-name="ce5" office:value-type="string">
            <text:p>Correspond à</text:p>
          </table:table-cell>
          <table:table-cell office:value-type="string">
            <text:p>Avis de l'équipe pluridisciplinaire</text:p>
          </table:table-cell>
          <table:table-cell table:number-columns-repeated="1021"/>
        </table:table-row>
        <table:table-row table:style-name="ro3">
          <table:table-cell office:value-type="string">
            <text:p>contratinsertion_sitfam_ci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table:number-columns-repeated="1021"/>
        </table:table-row>
        <table:table-row table:style-name="ro3">
          <table:table-cell office:value-type="string">
            <text:p>contratinsertion_sitpro_ci</text:p>
          </table:table-cell>
          <table:table-cell table:style-name="ce5" office:value-type="string">
            <text:p>Correspond à</text:p>
          </table:table-cell>
          <table:table-cell office:value-type="string">
            <text:p>Situation professionnelle</text:p>
          </table:table-cell>
          <table:table-cell table:number-columns-repeated="1021"/>
        </table:table-row>
        <table:table-row table:style-name="ro3">
          <table:table-cell office:value-type="string">
            <text:p>contratinsertion_observ_benef</text:p>
          </table:table-cell>
          <table:table-cell table:style-name="ce5" office:value-type="string">
            <text:p>Correspond à</text:p>
          </table:table-cell>
          <table:table-cell office:value-type="string">
            <text:p>Observations du bénéficiaire</text:p>
          </table:table-cell>
          <table:table-cell table:number-columns-repeated="1021"/>
        </table:table-row>
        <table:table-row table:style-name="ro3">
          <table:table-cell office:value-type="string">
            <text:p>contratinsertion_current_action</text:p>
          </table:table-cell>
          <table:table-cell table:style-name="ce5" office:value-type="string">
            <text:p>Correspond à</text:p>
          </table:table-cell>
          <table:table-cell office:value-type="string">
            <text:p>Actions déjà en cours</text:p>
          </table:table-cell>
          <table:table-cell table:number-columns-repeated="1021"/>
        </table:table-row>
        <table:table-row table:style-name="ro3">
          <table:table-cell office:value-type="string">
            <text:p>contratinsertion_avisraison_ci</text:p>
          </table:table-cell>
          <table:table-cell table:style-name="ce5" office:value-type="string">
            <text:p>Correspond à</text:p>
          </table:table-cell>
          <table:table-cell office:value-type="string">
            <text:p>Raison d'une suspension/radiation</text:p>
          </table:table-cell>
          <table:table-cell table:number-columns-repeated="1021"/>
        </table:table-row>
        <table:table-row table:style-name="ro3">
          <table:table-cell office:value-type="string">
            <text:p>contratinsertion_type_demande</text:p>
          </table:table-cell>
          <table:table-cell table:style-name="ce5" office:value-type="string">
            <text:p>Correspond à</text:p>
          </table:table-cell>
          <table:table-cell office:value-type="string">
            <text:p>Type de demande (ouverture de droit/reprise de droit)</text:p>
          </table:table-cell>
          <table:table-cell table:number-columns-repeated="1021"/>
        </table:table-row>
        <table:table-row table:style-name="ro3">
          <table:table-cell office:value-type="string">
            <text:p>contratinsertion_num_cont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ntrat (premier, renouvellement, avenant...)</text:p>
          </table:table-cell>
          <table:table-cell office:value-type="string">
            <text:p>REN</text:p>
          </table:table-cell>
          <table:table-cell table:number-columns-repeated="1020"/>
        </table:table-row>
        <table:table-row table:style-name="ro3">
          <table:table-cell office:value-type="string">
            <text:p>contratinsertion_typeinsertion</text:p>
          </table:table-cell>
          <table:table-cell table:style-name="ce5" office:value-type="string">
            <text:p>Correspond à</text:p>
          </table:table-cell>
          <table:table-cell office:value-type="string">
            <text:p>Type d'insertion (sociale/emploi)</text:p>
          </table:table-cell>
          <table:table-cell office:value-type="string">
            <text:p>EMP</text:p>
          </table:table-cell>
          <table:table-cell table:number-columns-repeated="1020"/>
        </table:table-row>
        <table:table-row table:style-name="ro3">
          <table:table-cell office:value-type="string">
            <text:p>contratinsertion_bilancontrat</text:p>
          </table:table-cell>
          <table:table-cell table:style-name="ce5" office:value-type="string">
            <text:p>Correspond à</text:p>
          </table:table-cell>
          <table:table-cell office:value-type="string">
            <text:p>Bilan du contrat</text:p>
          </table:table-cell>
          <table:table-cell office:value-type="string">
            <text:p>sdvsdv</text:p>
          </table:table-cell>
          <table:table-cell table:number-columns-repeated="1020"/>
        </table:table-row>
        <table:table-row table:style-name="ro3">
          <table:table-cell office:value-type="string">
            <text:p>contratinsertion_engag_object_referent</text:p>
          </table:table-cell>
          <table:table-cell table:style-name="ce5" office:value-type="string">
            <text:p>Correspond à</text:p>
          </table:table-cell>
          <table:table-cell office:value-type="string">
            <text:p>Actions à réaliser par le référent</text:p>
          </table:table-cell>
          <table:table-cell office:value-type="string">
            <text:p>sdv</text:p>
          </table:table-cell>
          <table:table-cell table:number-columns-repeated="1020"/>
        </table:table-row>
        <table:table-row table:style-name="ro3">
          <table:table-cell office:value-type="string">
            <text:p>contratinsertion_niveausalaire</text:p>
          </table:table-cell>
          <table:table-cell table:style-name="ce5" office:value-type="string">
            <text:p>Correspond à</text:p>
          </table:table-cell>
          <table:table-cell office:value-type="string">
            <text:p>Niveau de salaire</text:p>
          </table:table-cell>
          <table:table-cell office:value-type="string">
            <text:p>251.00</text:p>
          </table:table-cell>
          <table:table-cell table:number-columns-repeated="1020"/>
        </table:table-row>
        <table:table-row table:style-name="ro3">
          <table:table-cell office:value-type="string">
            <text:p>contratinsertion_outilsmobilises</text:p>
          </table:table-cell>
          <table:table-cell table:style-name="ce5" office:value-type="string">
            <text:p>Correspond à</text:p>
          </table:table-cell>
          <table:table-cell office:value-type="string">
            <text:p>Outils mobilisés</text:p>
          </table:table-cell>
          <table:table-cell table:number-columns-repeated="1021"/>
        </table:table-row>
        <table:table-row table:style-name="ro3">
          <table:table-cell office:value-type="string">
            <text:p>contratinsertion_zonegeographique_id</text:p>
          </table:table-cell>
          <table:table-cell table:style-name="ce5" office:value-type="string">
            <text:p>Correspond à</text:p>
          </table:table-cell>
          <table:table-cell office:value-type="string">
            <text:p>Zone géographique privilégiée</text:p>
          </table:table-cell>
          <table:table-cell office:value-type="string">
            <text:p>RIVESALTES</text:p>
          </table:table-cell>
          <table:table-cell table:number-columns-repeated="1020"/>
        </table:table-row>
        <table:table-row table:style-name="ro3">
          <table:table-cell office:value-type="string">
            <text:p>contratinsertion_outilsamobiliser</text:p>
          </table:table-cell>
          <table:table-cell table:style-name="ce5" office:value-type="string">
            <text:p>Correspond à</text:p>
          </table:table-cell>
          <table:table-cell office:value-type="string">
            <text:p>Outils à mobiliser</text:p>
          </table:table-cell>
          <table:table-cell table:number-columns-repeated="1021"/>
        </table:table-row>
        <table:table-row table:style-name="ro3">
          <table:table-cell office:value-type="string">
            <text:p>contratinsertion_isemploi</text:p>
          </table:table-cell>
          <table:table-cell table:style-name="ce5" office:value-type="string">
            <text:p>Correspond à</text:p>
          </table:table-cell>
          <table:table-cell office:value-type="string">
            <text:p>Croix pour le document ODT afin de dire si l'insertion est Emploi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ontratinsertion_isayantdroit</text:p>
          </table:table-cell>
          <table:table-cell table:style-name="ce5" office:value-type="string">
            <text:p>Correspond à</text:p>
          </table:table-cell>
          <table:table-cell office:value-type="string">
            <text:p>Croix pour le document ODT afin de dire si le bénéficiaire du contrat est l'ayant droi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contratinsertion_isrenouvel</text:p>
          </table:table-cell>
          <table:table-cell table:style-name="ce5" office:value-type="string">
            <text:p>Correspond à</text:p>
          </table:table-cell>
          <table:table-cell office:value-type="string">
            <text:p>Croix pour le document ODT afin de dire si le contrat est un renouvellemen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2" office:value-type="string">
            <text:p>TABLE Cui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cui_id</text:p>
          </table:table-cell>
          <table:table-cell table:style-name="ce5" office:value-type="string">
            <text:p>Correspond à</text:p>
          </table:table-cell>
          <table:table-cell office:value-type="string">
            <text:p>ID du CUI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cui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au CUI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cui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 lié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cui_convention</text:p>
          </table:table-cell>
          <table:table-cell table:style-name="ce5" office:value-type="string">
            <text:p>Correspond à</text:p>
          </table:table-cell>
          <table:table-cell office:value-type="string">
            <text:p>Type de convention</text:p>
          </table:table-cell>
          <table:table-cell office:value-type="string">
            <text:p>CES</text:p>
          </table:table-cell>
          <table:table-cell office:value-type="string">
            <text:p>CES = Entre le Conseil Général, l'Employeur et le Salarié</text:p>
            <text:p>EES = Entre l'État, l'Employeur et le Salarié</text:p>
          </table:table-cell>
          <table:table-cell table:number-columns-repeated="1019"/>
        </table:table-row>
        <table:table-row table:style-name="ro4">
          <table:table-cell office:value-type="string">
            <text:p>cui_secteur</text:p>
          </table:table-cell>
          <table:table-cell table:style-name="ce5" office:value-type="string">
            <text:p>Correspond à</text:p>
          </table:table-cell>
          <table:table-cell office:value-type="string">
            <text:p>Type de secteur</text:p>
          </table:table-cell>
          <table:table-cell office:value-type="string">
            <text:p>CAE</text:p>
          </table:table-cell>
          <table:table-cell office:value-type="string">
            <text:p>CAE = Secteur non marchand (CAE)</text:p>
            <text:p>CIE = Secteur marchand (CIE)</text:p>
          </table:table-cell>
          <table:table-cell table:number-columns-repeated="1019"/>
        </table:table-row>
        <table:table-row table:style-name="ro3">
          <table:table-cell office:value-type="string">
            <text:p>cui_numsecteur</text:p>
          </table:table-cell>
          <table:table-cell table:style-name="ce5" office:value-type="string">
            <text:p>Correspond à</text:p>
          </table:table-cell>
          <table:table-cell office:value-type="string">
            <text:p>N° de secteur</text:p>
          </table:table-cell>
          <table:table-cell office:value-type="string">
            <text:p>093 10 666666</text:p>
          </table:table-cell>
          <table:table-cell office:value-type="string">
            <text:p>Format = num_dept (3) + année (2) + num_ordre (6)</text:p>
          </table:table-cell>
          <table:table-cell table:number-columns-repeated="1019"/>
        </table:table-row>
        <table:table-row table:style-name="ro4">
          <table:table-cell office:value-type="string">
            <text:p>cui_avenant</text:p>
          </table:table-cell>
          <table:table-cell table:style-name="ce5" office:value-type="string">
            <text:p>Correspond à</text:p>
          </table:table-cell>
          <table:table-cell office:value-type="string">
            <text:p>Avenant </text:p>
          </table:table-cell>
          <table:table-cell office:value-type="string">
            <text:p>REN</text:p>
          </table:table-cell>
          <table:table-cell office:value-type="string">
            <text:p>REN = Avenant renouvellement</text:p>
            <text:p>MOD = Avenant modification</text:p>
          </table:table-cell>
          <table:table-cell table:number-columns-repeated="1019"/>
        </table:table-row>
        <table:table-row table:style-name="ro3">
          <table:table-cell office:value-type="string">
            <text:p>cui_numconventioncollect</text:p>
          </table:table-cell>
          <table:table-cell table:style-name="ce5" office:value-type="string">
            <text:p>Correspond à</text:p>
          </table:table-cell>
          <table:table-cell office:value-type="string">
            <text:p>N° de convention d'objectifs, si le financeur est le CG</text:p>
          </table:table-cell>
          <table:table-cell office:value-type="string">
            <text:p>093 10 444444</text:p>
          </table:table-cell>
          <table:table-cell office:value-type="string">
            <text:p>Format = num_dept (3) + année (2) + num_ordre (6)</text:p>
          </table:table-cell>
          <table:table-cell table:number-columns-repeated="1019"/>
        </table:table-row>
        <table:table-row table:style-name="ro4">
          <table:table-cell office:value-type="string">
            <text:p>cui_avenantcg</text:p>
          </table:table-cell>
          <table:table-cell table:style-name="ce5" office:value-type="string">
            <text:p>Correspond à</text:p>
          </table:table-cell>
          <table:table-cell office:value-type="string">
            <text:p>Avenant, si le financeur est le CG</text:p>
          </table:table-cell>
          <table:table-cell office:value-type="string">
            <text:p>REN</text:p>
          </table:table-cell>
          <table:table-cell office:value-type="string">
            <text:p>REN = Avenant renouvellement</text:p>
            <text:p>MOD = Avenant modification</text:p>
          </table:table-cell>
          <table:table-cell table:number-columns-repeated="1019"/>
        </table:table-row>
        <table:table-row table:style-name="ro3">
          <table:table-cell office:value-type="string">
            <text:p>cui_datedepot</text:p>
          </table:table-cell>
          <table:table-cell table:style-name="ce5" office:value-type="string">
            <text:p>Correspond à</text:p>
          </table:table-cell>
          <table:table-cell office:value-type="string">
            <text:p>Date de dépôt</text:p>
          </table:table-cell>
          <table:table-cell table:style-name="ce13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cui_codeprescripteur</text:p>
          </table:table-cell>
          <table:table-cell table:style-name="ce5" office:value-type="string">
            <text:p>Correspond à</text:p>
          </table:table-cell>
          <table:table-cell office:value-type="string">
            <text:p>Code prescripteur</text:p>
          </table:table-cell>
          <table:table-cell office:value-type="float" office:value="123456">
            <text:p>123456</text:p>
          </table:table-cell>
          <table:table-cell table:number-columns-repeated="1020"/>
        </table:table-row>
        <table:table-row table:style-name="ro3">
          <table:table-cell office:value-type="string">
            <text:p>cui_numeroide</text:p>
          </table:table-cell>
          <table:table-cell table:style-name="ce5" office:value-type="string">
            <text:p>Correspond à</text:p>
          </table:table-cell>
          <table:table-cell office:value-type="string">
            <text:p>N° IDE (si salarié inscrit à Pôle Emploi)</text:p>
          </table:table-cell>
          <table:table-cell office:value-type="float" office:value="12345678">
            <text:p>12345678</text:p>
          </table:table-cell>
          <table:table-cell table:number-columns-repeated="1020"/>
        </table:table-row>
        <table:table-row table:style-name="ro3">
          <table:table-cell office:value-type="string">
            <text:p>cui_nomemployeur</text:p>
          </table:table-cell>
          <table:table-cell table:style-name="ce5" office:value-type="string">
            <text:p>Correspond à</text:p>
          </table:table-cell>
          <table:table-cell office:value-type="string">
            <text:p>Nom de l'employeur (Dénomination)</text:p>
          </table:table-cell>
          <table:table-cell office:value-type="string">
            <text:p>Adullact</text:p>
          </table:table-cell>
          <table:table-cell table:number-columns-repeated="1020"/>
        </table:table-row>
        <table:table-row table:style-name="ro3">
          <table:table-cell office:value-type="string">
            <text:p>cui_numvoieemployeur</text:p>
          </table:table-cell>
          <table:table-cell table:style-name="ce5" office:value-type="string">
            <text:p>Correspond à</text:p>
          </table:table-cell>
          <table:table-cell office:value-type="string">
            <text:p>N° de voie de l'employ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cui_typevoieemployeur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'employeur</text:p>
          </table:table-cell>
          <table:table-cell office:value-type="string">
            <text:p>RUE</text:p>
          </table:table-cell>
          <table:table-cell office:value-type="string">
            <text:p>rue</text:p>
          </table:table-cell>
          <table:table-cell table:number-columns-repeated="1019"/>
        </table:table-row>
        <table:table-row table:style-name="ro3">
          <table:table-cell office:value-type="string">
            <text:p>cui_nomvoieemployeur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'employeur</text:p>
          </table:table-cell>
          <table:table-cell office:value-type="string">
            <text:p>Paul Rimbaud</text:p>
          </table:table-cell>
          <table:table-cell table:number-columns-repeated="1020"/>
        </table:table-row>
        <table:table-row table:style-name="ro3">
          <table:table-cell office:value-type="string">
            <text:p>cui_compladremployeu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d'adresse de l'employeur</text:p>
          </table:table-cell>
          <table:table-cell table:number-columns-repeated="1021"/>
        </table:table-row>
        <table:table-row table:style-name="ro3">
          <table:table-cell office:value-type="string">
            <text:p>cui_numtelemployeur</text:p>
          </table:table-cell>
          <table:table-cell table:style-name="ce5" office:value-type="string">
            <text:p>Correspond à</text:p>
          </table:table-cell>
          <table:table-cell office:value-type="string">
            <text:p>N° de téléphone de l'employeur</text:p>
          </table:table-cell>
          <table:table-cell table:style-name="ce14" office:value-type="string">
            <text:p>0467659647</text:p>
          </table:table-cell>
          <table:table-cell table:number-columns-repeated="1020"/>
        </table:table-row>
        <table:table-row table:style-name="ro3">
          <table:table-cell office:value-type="string">
            <text:p>cui_emailemployeur</text:p>
          </table:table-cell>
          <table:table-cell table:style-name="ce5" office:value-type="string">
            <text:p>Correspond à</text:p>
          </table:table-cell>
          <table:table-cell office:value-type="string">
            <text:p>Email de l'employeur</text:p>
          </table:table-cell>
          <table:table-cell office:value-type="string">
            <text:p><text:a xlink:href="mailto:adullact@adullact.org">adullact@adullact.org</text:a></text:p>
          </table:table-cell>
          <table:table-cell table:number-columns-repeated="1020"/>
        </table:table-row>
        <table:table-row table:style-name="ro3">
          <table:table-cell office:value-type="string">
            <text:p>cui_codepostalemployeur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e l'employeur</text:p>
          </table:table-cell>
          <table:table-cell office:value-type="float" office:value="34000">
            <text:p>34000</text:p>
          </table:table-cell>
          <table:table-cell table:number-columns-repeated="1020"/>
        </table:table-row>
        <table:table-row table:style-name="ro3">
          <table:table-cell office:value-type="string">
            <text:p>cui_villeemployeur</text:p>
          </table:table-cell>
          <table:table-cell table:style-name="ce5" office:value-type="string">
            <text:p>Correspond à</text:p>
          </table:table-cell>
          <table:table-cell office:value-type="string">
            <text:p>Ville de l'employeur</text:p>
          </table:table-cell>
          <table:table-cell office:value-type="string">
            <text:p>Montpellier</text:p>
          </table:table-cell>
          <table:table-cell table:number-columns-repeated="1020"/>
        </table:table-row>
        <table:table-row table:style-name="ro3">
          <table:table-cell office:value-type="string">
            <text:p>cui_siret</text:p>
          </table:table-cell>
          <table:table-cell table:style-name="ce5" office:value-type="string">
            <text:p>Correspond à</text:p>
          </table:table-cell>
          <table:table-cell office:value-type="string">
            <text:p>N° SIRET</text:p>
          </table:table-cell>
          <table:table-cell office:value-type="float" office:value="12345678910234">
            <text:p>12345678910234</text:p>
          </table:table-cell>
          <table:table-cell office:value-type="string">
            <text:p>Sur 14 carac. Unique</text:p>
          </table:table-cell>
          <table:table-cell table:number-columns-repeated="1019"/>
        </table:table-row>
        <table:table-row table:style-name="ro3">
          <table:table-cell office:value-type="string">
            <text:p>cui_codenaf2</text:p>
          </table:table-cell>
          <table:table-cell table:style-name="ce5" office:value-type="string">
            <text:p>Correspond à</text:p>
          </table:table-cell>
          <table:table-cell office:value-type="string">
            <text:p>Code NAF2</text:p>
          </table:table-cell>
          <table:table-cell office:value-type="float" office:value="12345">
            <text:p>12345</text:p>
          </table:table-cell>
          <table:table-cell table:number-columns-repeated="1020"/>
        </table:table-row>
        <table:table-row table:style-name="ro3">
          <table:table-cell office:value-type="string">
            <text:p>cui_identconvcollec</text:p>
          </table:table-cell>
          <table:table-cell table:style-name="ce5" office:value-type="string">
            <text:p>Correspond à</text:p>
          </table:table-cell>
          <table:table-cell office:value-type="string">
            <text:p>Identifiant convention collective</text:p>
          </table:table-cell>
          <table:table-cell office:value-type="float" office:value="1234">
            <text:p>1234</text:p>
          </table:table-cell>
          <table:table-cell table:number-columns-repeated="1020"/>
        </table:table-row>
        <table:table-row table:style-name="ro6">
          <table:table-cell office:value-type="string">
            <text:p>cui_statutemployeur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employeur</text:p>
          </table:table-cell>
          <table:table-cell office:value-type="float" office:value="10">
            <text:p>10</text:p>
          </table:table-cell>
          <table:table-cell office:value-type="string">
            <text:p>10 = Commune</text:p>
            <text:p>11 = EPCI</text:p>
            <text:p>21 = Département</text:p>
            <text:p>22 = Région</text:p>
            <text:p>50 = Association</text:p>
            <text:p>60 = Autre personne morale chargée de la gestion d'un service public</text:p>
            <text:p>70 = Établissement public d'Enseignement (lycée, collège)</text:p>
            <text:p>80 = Établissement Sanitaire Public</text:p>
            <text:p>90 = Autre établissement public</text:p>
            <text:p>98 <text:s/>= Groupement d'employeurs</text:p>
            <text:p>99 = Autre entreprise</text:p>
          </table:table-cell>
          <table:table-cell table:number-columns-repeated="1019"/>
        </table:table-row>
        <table:table-row table:style-name="ro3">
          <table:table-cell office:value-type="string">
            <text:p>cui_effectifemployeur</text:p>
          </table:table-cell>
          <table:table-cell table:style-name="ce5" office:value-type="string">
            <text:p>Correspond à</text:p>
          </table:table-cell>
          <table:table-cell office:value-type="string">
            <text:p>Effectif salarié au 31 Décembre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7">
          <table:table-cell office:value-type="string">
            <text:p>cui_orgrecouvcotis</text:p>
          </table:table-cell>
          <table:table-cell table:style-name="ce5" office:value-type="string">
            <text:p>Correspond à</text:p>
          </table:table-cell>
          <table:table-cell office:value-type="string">
            <text:p>Organisme de recouvrement des cotisations sociales</text:p>
          </table:table-cell>
          <table:table-cell office:value-type="string">
            <text:p>MSA</text:p>
          </table:table-cell>
          <table:table-cell office:value-type="string">
            <text:p>URS = URSSAF</text:p>
            <text:p>MSA = MSA</text:p>
            <text:p>AUT = AUTRE</text:p>
          </table:table-cell>
          <table:table-cell table:number-columns-repeated="1019"/>
        </table:table-row>
        <table:table-row table:style-name="ro4">
          <table:table-cell office:value-type="string">
            <text:p>cui_atelierchantier</text:p>
          </table:table-cell>
          <table:table-cell table:style-name="ce5" office:value-type="string">
            <text:p>Correspond à</text:p>
          </table:table-cell>
          <table:table-cell office:value-type="string">
            <text:p>L'employeur est-il un atelier et un chantier d'insertion ?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numannexefinanciere</text:p>
          </table:table-cell>
          <table:table-cell table:style-name="ce5" office:value-type="string">
            <text:p>Correspond à</text:p>
          </table:table-cell>
          <table:table-cell office:value-type="string">
            <text:p>N° de l'annexe financière à la convention entre l'Etat et la structure porteuse de l'ACI</text:p>
          </table:table-cell>
          <table:table-cell office:value-type="string">
            <text:p>093 10 1234</text:p>
          </table:table-cell>
          <table:table-cell office:value-type="string">
            <text:p>Format = num_dept (3) + année (2) + num_ordre (4)</text:p>
          </table:table-cell>
          <table:table-cell table:number-columns-repeated="1019"/>
        </table:table-row>
        <table:table-row table:style-name="ro4">
          <table:table-cell office:value-type="string">
            <text:p>cui_assurancechomage</text:p>
          </table:table-cell>
          <table:table-cell table:style-name="ce5" office:value-type="string">
            <text:p>Correspond à</text:p>
          </table:table-cell>
          <table:table-cell office:value-type="string">
            <text:p>Assurance chômage</text:p>
          </table:table-cell>
          <table:table-cell office:value-type="string">
            <text:p>UNE</text:p>
          </table:table-cell>
          <table:table-cell office:value-type="string">
            <text:p>UNE = l'employeur public ou privé est affilié à l'UNEDIC</text:p>
            <text:p>LIE = l'employeur public assure lui-même ce risque</text:p>
          </table:table-cell>
          <table:table-cell table:number-columns-repeated="1019"/>
        </table:table-row>
        <table:table-row table:style-name="ro4">
          <table:table-cell office:value-type="string">
            <text:p>cui_iscie</text:p>
          </table:table-cell>
          <table:table-cell table:style-name="ce5" office:value-type="string">
            <text:p>Correspond à</text:p>
          </table:table-cell>
          <table:table-cell office:value-type="string">
            <text:p>Si CIE, affichage du message de déclaration sur l'honneur d'être à jour de ses cotisations ....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4">
          <table:table-cell office:value-type="string">
            <text:p>cui_isadresse2</text:p>
          </table:table-cell>
          <table:table-cell table:style-name="ce5" office:value-type="string">
            <text:p>Correspond à</text:p>
          </table:table-cell>
          <table:table-cell office:value-type="string">
            <text:p>Si 2ème adresse pour l'employeur, alors déploiement du formulaire de saisie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numvoi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N° de voie de l'employ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cui_typevoi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Type de voie de l'employeur</text:p>
          </table:table-cell>
          <table:table-cell office:value-type="string">
            <text:p>RUE</text:p>
          </table:table-cell>
          <table:table-cell table:number-columns-repeated="1020"/>
        </table:table-row>
        <table:table-row table:style-name="ro3">
          <table:table-cell office:value-type="string">
            <text:p>cui_nomvoi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Nom de voie de l'employeur</text:p>
          </table:table-cell>
          <table:table-cell office:value-type="string">
            <text:p>Mas de Verchant</text:p>
          </table:table-cell>
          <table:table-cell table:number-columns-repeated="1020"/>
        </table:table-row>
        <table:table-row table:style-name="ro3">
          <table:table-cell office:value-type="string">
            <text:p>cui_compladr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Complément d'adresse de l'employeur</text:p>
          </table:table-cell>
          <table:table-cell table:number-columns-repeated="1021"/>
        </table:table-row>
        <table:table-row table:style-name="ro3">
          <table:table-cell office:value-type="string">
            <text:p>cui_numtel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N° de téléphone de l'employeur</text:p>
          </table:table-cell>
          <table:table-cell table:style-name="ce14" office:value-type="string">
            <text:p>0467901012</text:p>
          </table:table-cell>
          <table:table-cell table:number-columns-repeated="1020"/>
        </table:table-row>
        <table:table-row table:style-name="ro3">
          <table:table-cell office:value-type="string">
            <text:p>cui_email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Email de l'employeur</text:p>
          </table:table-cell>
          <table:table-cell table:number-columns-repeated="1021"/>
        </table:table-row>
        <table:table-row table:style-name="ro3">
          <table:table-cell office:value-type="string">
            <text:p>cui_codepostal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Code postal de l'employeur</text:p>
          </table:table-cell>
          <table:table-cell office:value-type="float" office:value="34960">
            <text:p>34960</text:p>
          </table:table-cell>
          <table:table-cell table:number-columns-repeated="1020"/>
        </table:table-row>
        <table:table-row table:style-name="ro3">
          <table:table-cell office:value-type="string">
            <text:p>cui_villeemployeur2</text:p>
          </table:table-cell>
          <table:table-cell table:style-name="ce5" office:value-type="string">
            <text:p>Correspond à</text:p>
          </table:table-cell>
          <table:table-cell office:value-type="string">
            <text:p>2ème Ville de l'employeur</text:p>
          </table:table-cell>
          <table:table-cell office:value-type="string">
            <text:p>Montpellier</text:p>
          </table:table-cell>
          <table:table-cell table:number-columns-repeated="1020"/>
        </table:table-row>
        <table:table-row table:style-name="ro8">
          <table:table-cell office:value-type="string">
            <text:p>cui_niveauformation</text:p>
          </table:table-cell>
          <table:table-cell table:style-name="ce5" office:value-type="string">
            <text:p>Correspond à</text:p>
          </table:table-cell>
          <table:table-cell office:value-type="string">
            <text:p>Niveau de formation</text:p>
          </table:table-cell>
          <table:table-cell office:value-type="float" office:value="70">
            <text:p>70</text:p>
          </table:table-cell>
          <table:table-cell office:value-type="string">
            <text:p>70 = Niveau VI</text:p>
            <text:p>60 = Niveau Vbis</text:p>
            <text:p>50 = Diplôme non obtenu</text:p>
            <text:p>51 = Niveau V</text:p>
            <text:p>40 = Niveau IV</text:p>
            <text:p>41 = Brevet technicien ou BAC Pro</text:p>
            <text:p>30 = Niveau III</text:p>
            <text:p>20 = Niveau II</text:p>
            <text:p>10 = Niveau I</text:p>
            <text:p>00 = Autres qualifications non certifiantes</text:p>
          </table:table-cell>
          <table:table-cell table:number-columns-repeated="1019"/>
        </table:table-row>
        <table:table-row table:style-name="ro9">
          <table:table-cell office:value-type="string">
            <text:p>cui_dureesansemploi</text:p>
          </table:table-cell>
          <table:table-cell table:style-name="ce5" office:value-type="string">
            <text:p>Correspond à</text:p>
          </table:table-cell>
          <table:table-cell office:value-type="string">
            <text:p>Le salarié est sans emploi depuis :</text:p>
          </table:table-cell>
          <table:table-cell office:value-type="float" office:value="11">
            <text:p>11</text:p>
          </table:table-cell>
          <table:table-cell office:value-type="string">
            <text:p>06 = moins de 6 mois</text:p>
            <text:p>11 = de 6 à 11 mois</text:p>
            <text:p>23 = 12 à 23 mois</text:p>
            <text:p>24 = 24 et plus</text:p>
          </table:table-cell>
          <table:table-cell table:number-columns-repeated="1019"/>
        </table:table-row>
        <table:table-row table:style-name="ro4">
          <table:table-cell office:value-type="string">
            <text:p>cui_isinscritpe</text:p>
          </table:table-cell>
          <table:table-cell table:style-name="ce5" office:value-type="string">
            <text:p>Correspond à</text:p>
          </table:table-cell>
          <table:table-cell office:value-type="string">
            <text:p>Est-il inscrit à Pôle Emploi ?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9">
          <table:table-cell office:value-type="string">
            <text:p>cui_dureeinscritpe</text:p>
          </table:table-cell>
          <table:table-cell table:style-name="ce5" office:value-type="string">
            <text:p>Correspond à</text:p>
          </table:table-cell>
          <table:table-cell office:value-type="string">
            <text:p>Si oui, depuis:</text:p>
          </table:table-cell>
          <table:table-cell office:value-type="float" office:value="23">
            <text:p>23</text:p>
          </table:table-cell>
          <table:table-cell office:value-type="string">
            <text:p>06 = moins de 6 mois</text:p>
            <text:p>11 = de 6 à 11 mois</text:p>
            <text:p>23 = 12 à 23 mois</text:p>
            <text:p>24 = 24 et plus</text:p>
          </table:table-cell>
          <table:table-cell table:number-columns-repeated="1019"/>
        </table:table-row>
        <table:table-row table:style-name="ro9">
          <table:table-cell office:value-type="string">
            <text:p>cui_isbeneficiaire</text:p>
          </table:table-cell>
          <table:table-cell table:style-name="ce5" office:value-type="string">
            <text:p>Correspond à</text:p>
          </table:table-cell>
          <table:table-cell office:value-type="string">
            <text:p>Le salarié est bénéficiaire de </text:p>
          </table:table-cell>
          <table:table-cell office:value-type="string">
            <text:p>AAH</text:p>
          </table:table-cell>
          <table:table-cell office:value-type="string">
            <text:p>AAH = AAH</text:p>
            <text:p>ATA = ATA</text:p>
            <text:p>ASS = ASS</text:p>
            <text:p>RSADEPT = RSA financé par le Département</text:p>
          </table:table-cell>
          <table:table-cell table:number-columns-repeated="1019"/>
        </table:table-row>
        <table:table-row table:style-name="ro4">
          <table:table-cell office:value-type="string">
            <text:p>cui_rsadeptmaj</text:p>
          </table:table-cell>
          <table:table-cell table:style-name="ce5" office:value-type="string">
            <text:p>Correspond à</text:p>
          </table:table-cell>
          <table:table-cell office:value-type="string">
            <text:p>Si RSADEPT, majoré ?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9">
          <table:table-cell office:value-type="string">
            <text:p>cui_dureebenefaide</text:p>
          </table:table-cell>
          <table:table-cell table:style-name="ce5" office:value-type="string">
            <text:p>Correspond à</text:p>
          </table:table-cell>
          <table:table-cell office:value-type="string">
            <text:p>Bénéficie de l'aide d'une durée de :</text:p>
          </table:table-cell>
          <table:table-cell office:value-type="float" office:value="11">
            <text:p>11</text:p>
          </table:table-cell>
          <table:table-cell office:value-type="string">
            <text:p>06 = moins de 6 mois</text:p>
            <text:p>11 = de 6 à 11 mois</text:p>
            <text:p>23 = 12 à 23 mois</text:p>
            <text:p>24 = 24 et plus</text:p>
          </table:table-cell>
          <table:table-cell table:number-columns-repeated="1019"/>
        </table:table-row>
        <table:table-row table:style-name="ro4">
          <table:table-cell office:value-type="string">
            <text:p>cui_handicap</text:p>
          </table:table-cell>
          <table:table-cell table:style-name="ce5" office:value-type="string">
            <text:p>Correspond à</text:p>
          </table:table-cell>
          <table:table-cell office:value-type="string">
            <text:p>Le salarié déclare-t-il être reconnu travailleur handicapé ?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4">
          <table:table-cell office:value-type="string">
            <text:p>cui_typecontrat</text:p>
          </table:table-cell>
          <table:table-cell table:style-name="ce5" office:value-type="string">
            <text:p>Correspond à</text:p>
          </table:table-cell>
          <table:table-cell office:value-type="string">
            <text:p>Type de contrat</text:p>
          </table:table-cell>
          <table:table-cell office:value-type="string">
            <text:p>CDI</text:p>
          </table:table-cell>
          <table:table-cell office:value-type="string">
            <text:p>CDI = CDI</text:p>
            <text:p>CDD = CDD</text:p>
          </table:table-cell>
          <table:table-cell table:number-columns-repeated="1019"/>
        </table:table-row>
        <table:table-row table:style-name="ro3">
          <table:table-cell office:value-type="string">
            <text:p>cui_dateembauche</text:p>
          </table:table-cell>
          <table:table-cell table:style-name="ce5" office:value-type="string">
            <text:p>Correspond à</text:p>
          </table:table-cell>
          <table:table-cell office:value-type="string">
            <text:p>Date d'embauche</text:p>
          </table:table-cell>
          <table:table-cell table:style-name="ce13" office:value-type="date" office:date-value="2010-06-11">
            <text:p>11/06/10</text:p>
          </table:table-cell>
          <table:table-cell office:value-type="string">
            <text:p>Format: 2010-06-11</text:p>
          </table:table-cell>
          <table:table-cell table:number-columns-repeated="1019"/>
        </table:table-row>
        <table:table-row table:style-name="ro3">
          <table:table-cell office:value-type="string">
            <text:p>cui_datefincontrat</text:p>
          </table:table-cell>
          <table:table-cell table:style-name="ce5" office:value-type="string">
            <text:p>Correspond à</text:p>
          </table:table-cell>
          <table:table-cell office:value-type="string">
            <text:p>Date prévue de fin de contrat (si CDD)</text:p>
          </table:table-cell>
          <table:table-cell table:style-name="ce13" office:value-type="date" office:date-value="2010-06-20">
            <text:p>20/06/10</text:p>
          </table:table-cell>
          <table:table-cell office:value-type="string">
            <text:p>Format: 2010-06-20</text:p>
          </table:table-cell>
          <table:table-cell table:number-columns-repeated="1019"/>
        </table:table-row>
        <table:table-row table:style-name="ro3">
          <table:table-cell office:value-type="string">
            <text:p>cui_codeemploi</text:p>
          </table:table-cell>
          <table:table-cell table:style-name="ce5" office:value-type="string">
            <text:p>Correspond à</text:p>
          </table:table-cell>
          <table:table-cell office:value-type="string">
            <text:p>Emploi proposé (Code ROME)</text:p>
          </table:table-cell>
          <table:table-cell table:number-columns-repeated="1021"/>
        </table:table-row>
        <table:table-row table:style-name="ro3">
          <table:table-cell office:value-type="string">
            <text:p>cui_salairebrut</text:p>
          </table:table-cell>
          <table:table-cell table:style-name="ce5" office:value-type="string">
            <text:p>Correspond à</text:p>
          </table:table-cell>
          <table:table-cell office:value-type="string">
            <text:p>Salaire brut mensuel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3">
          <table:table-cell office:value-type="string">
            <text:p>cui_dureehebdosalarieheure</text:p>
          </table:table-cell>
          <table:table-cell table:style-name="ce5" office:value-type="string">
            <text:p>Correspond à</text:p>
          </table:table-cell>
          <table:table-cell office:value-type="string">
            <text:p>Heure de la durée hebdomadaire de travail du salarié indiquée sur le contrat de travail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cui_dureehebdosalarieminute</text:p>
          </table:table-cell>
          <table:table-cell table:style-name="ce5" office:value-type="string">
            <text:p>Correspond à</text:p>
          </table:table-cell>
          <table:table-cell office:value-type="string">
            <text:p>Minute de la durée hebdomadaire de travail du salarié indiquée sur le contrat de travail</text:p>
          </table:table-cell>
          <table:table-cell office:value-type="float" office:value="12">
            <text:p>12</text:p>
          </table:table-cell>
          <table:table-cell table:style-name="ce17"/>
          <table:table-cell table:number-columns-repeated="1019"/>
        </table:table-row>
        <table:table-row table:style-name="ro4">
          <table:table-cell office:value-type="string">
            <text:p>cui_modulation</text:p>
          </table:table-cell>
          <table:table-cell table:style-name="ce5" office:value-type="string">
            <text:p>Correspond à</text:p>
          </table:table-cell>
          <table:table-cell office:value-type="string">
            <text:p>Modulation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dureecollhebdoheure</text:p>
          </table:table-cell>
          <table:table-cell table:style-name="ce5" office:value-type="string">
            <text:p>Correspond à</text:p>
          </table:table-cell>
          <table:table-cell office:value-type="string">
            <text:p>Heure de la durée collective hebdomadaire de travail appliquée dans l'établissement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cui_dureecollhebdominute</text:p>
          </table:table-cell>
          <table:table-cell table:style-name="ce5" office:value-type="string">
            <text:p>Correspond à</text:p>
          </table:table-cell>
          <table:table-cell office:value-type="string">
            <text:p>Minute de la durée hebdomadaire de travail du salarié indiquée sur le contrat de travail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cui_numlieucontrat</text:p>
          </table:table-cell>
          <table:table-cell table:style-name="ce5" office:value-type="string">
            <text:p>Correspond à</text:p>
          </table:table-cell>
          <table:table-cell office:value-type="string">
            <text:p>N° du lieu du contrat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cui_typevoielieucontrat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u lieu du contrat</text:p>
          </table:table-cell>
          <table:table-cell office:value-type="string">
            <text:p>BVD</text:p>
          </table:table-cell>
          <table:table-cell office:value-type="string">
            <text:p>Boulevard</text:p>
          </table:table-cell>
          <table:table-cell table:number-columns-repeated="1019"/>
        </table:table-row>
        <table:table-row table:style-name="ro3">
          <table:table-cell office:value-type="string">
            <text:p>cui_nomvoielieucontrat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u contrat</text:p>
          </table:table-cell>
          <table:table-cell office:value-type="string">
            <text:p>Victor Hugo</text:p>
          </table:table-cell>
          <table:table-cell table:number-columns-repeated="1020"/>
        </table:table-row>
        <table:table-row table:style-name="ro3">
          <table:table-cell office:value-type="string">
            <text:p>cui_codepostallieucontrat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u contrat</text:p>
          </table:table-cell>
          <table:table-cell office:value-type="float" office:value="30900">
            <text:p>30900</text:p>
          </table:table-cell>
          <table:table-cell table:number-columns-repeated="1020"/>
        </table:table-row>
        <table:table-row table:style-name="ro3">
          <table:table-cell office:value-type="string">
            <text:p>cui_villelieucontrat</text:p>
          </table:table-cell>
          <table:table-cell table:style-name="ce5" office:value-type="string">
            <text:p>Correspond à</text:p>
          </table:table-cell>
          <table:table-cell office:value-type="string">
            <text:p>Ville du contrat</text:p>
          </table:table-cell>
          <table:table-cell office:value-type="string">
            <text:p>Nimes</text:p>
          </table:table-cell>
          <table:table-cell table:number-columns-repeated="1020"/>
        </table:table-row>
        <table:table-row table:style-name="ro7">
          <table:table-cell office:value-type="string">
            <text:p>cui_qualtuteur</text:p>
          </table:table-cell>
          <table:table-cell table:style-name="ce5" office:value-type="string">
            <text:p>Correspond à</text:p>
          </table:table-cell>
          <table:table-cell office:value-type="string">
            <text:p>Civilité du tuteur</text:p>
          </table:table-cell>
          <table:table-cell office:value-type="string">
            <text:p>MR</text:p>
          </table:table-cell>
          <table:table-cell office:value-type="string">
            <text:p>MME = Madame</text:p>
            <text:p>MLE = Mademoiselle</text:p>
            <text:p>MR = Monsieur</text:p>
          </table:table-cell>
          <table:table-cell table:number-columns-repeated="1019"/>
        </table:table-row>
        <table:table-row table:style-name="ro3">
          <table:table-cell office:value-type="string">
            <text:p>cui_nomtuteur</text:p>
          </table:table-cell>
          <table:table-cell table:style-name="ce5" office:value-type="string">
            <text:p>Correspond à</text:p>
          </table:table-cell>
          <table:table-cell office:value-type="string">
            <text:p>Nom du tuteur</text:p>
          </table:table-cell>
          <table:table-cell office:value-type="string">
            <text:p>Hamzaoui</text:p>
          </table:table-cell>
          <table:table-cell table:number-columns-repeated="1020"/>
        </table:table-row>
        <table:table-row table:style-name="ro3">
          <table:table-cell office:value-type="string">
            <text:p>cui_prenomtuteur</text:p>
          </table:table-cell>
          <table:table-cell table:style-name="ce5" office:value-type="string">
            <text:p>Correspond à</text:p>
          </table:table-cell>
          <table:table-cell office:value-type="string">
            <text:p>Prénom du tuteur</text:p>
          </table:table-cell>
          <table:table-cell office:value-type="string">
            <text:p>Michel</text:p>
          </table:table-cell>
          <table:table-cell table:number-columns-repeated="1020"/>
        </table:table-row>
        <table:table-row table:style-name="ro3">
          <table:table-cell office:value-type="string">
            <text:p>cui_fonctiontuteur</text:p>
          </table:table-cell>
          <table:table-cell table:style-name="ce5" office:value-type="string">
            <text:p>Correspond à</text:p>
          </table:table-cell>
          <table:table-cell office:value-type="string">
            <text:p>Fonction du tuteur</text:p>
          </table:table-cell>
          <table:table-cell office:value-type="string">
            <text:p>Chef de projet</text:p>
          </table:table-cell>
          <table:table-cell table:number-columns-repeated="1020"/>
        </table:table-row>
        <table:table-row table:style-name="ro3">
          <table:table-cell office:value-type="string">
            <text:p>cui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 liée au CUI = organisme de suivi et nom du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cui_isaas</text:p>
          </table:table-cell>
          <table:table-cell table:style-name="ce5" office:value-type="string">
            <text:p>Correspond à</text:p>
          </table:table-cell>
          <table:table-cell office:value-type="string">
            <text:p>Eventuellement actions d'accompagnement social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7">
          <table:table-cell office:value-type="string">
            <text:p>cui_remobilisation</text:p>
          </table:table-cell>
          <table:table-cell table:style-name="ce5" office:value-type="string">
            <text:p>Correspond à</text:p>
          </table:table-cell>
          <table:table-cell office:value-type="string">
            <text:p>Remobilisation vers l'emploi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aidereprise</text:p>
          </table:table-cell>
          <table:table-cell table:style-name="ce5" office:value-type="string">
            <text:p>Correspond à</text:p>
          </table:table-cell>
          <table:table-cell office:value-type="string">
            <text:p>Aide à la prise de poste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elaboprojetpro</text:p>
          </table:table-cell>
          <table:table-cell table:style-name="ce5" office:value-type="string">
            <text:p>Correspond à</text:p>
          </table:table-cell>
          <table:table-cell office:value-type="string">
            <text:p>Elaboration du projet professionnel et appui à sa réalisation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evaluation</text:p>
          </table:table-cell>
          <table:table-cell table:style-name="ce5" office:value-type="string">
            <text:p>Correspond à</text:p>
          </table:table-cell>
          <table:table-cell office:value-type="string">
            <text:p>Evaluation des capacités et des compétences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aiderechemploi</text:p>
          </table:table-cell>
          <table:table-cell table:style-name="ce5" office:value-type="string">
            <text:p>Correspond à</text:p>
          </table:table-cell>
          <table:table-cell office:value-type="string">
            <text:p>Aide à la recherche d'emploi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3">
          <table:table-cell office:value-type="string">
            <text:p>cui_autre</text:p>
          </table:table-cell>
          <table:table-cell table:style-name="ce5" office:value-type="string">
            <text:p>Correspond à</text:p>
          </table:table-cell>
          <table:table-cell office:value-type="string">
            <text:p>Autre: précisez</text:p>
          </table:table-cell>
          <table:table-cell office:value-type="string">
            <text:p>blablablabla</text:p>
          </table:table-cell>
          <table:table-cell table:number-columns-repeated="1020"/>
        </table:table-row>
        <table:table-row table:style-name="ro7">
          <table:table-cell office:value-type="string">
            <text:p>cui_adaptation</text:p>
          </table:table-cell>
          <table:table-cell table:style-name="ce5" office:value-type="string">
            <text:p>Correspond à</text:p>
          </table:table-cell>
          <table:table-cell office:value-type="string">
            <text:p>Adaptation au poste de travail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remiseniveau</text:p>
          </table:table-cell>
          <table:table-cell table:style-name="ce5" office:value-type="string">
            <text:p>Correspond à</text:p>
          </table:table-cell>
          <table:table-cell office:value-type="string">
            <text:p>Remise à niveau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prequalification</text:p>
          </table:table-cell>
          <table:table-cell table:style-name="ce5" office:value-type="string">
            <text:p>Correspond à</text:p>
          </table:table-cell>
          <table:table-cell office:value-type="string">
            <text:p>Préqualification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nouvellecompetence</text:p>
          </table:table-cell>
          <table:table-cell table:style-name="ce5" office:value-type="string">
            <text:p>Correspond à</text:p>
          </table:table-cell>
          <table:table-cell office:value-type="string">
            <text:p>Acquisition de nouvelles compétences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7">
          <table:table-cell office:value-type="string">
            <text:p>cui_formqualif</text:p>
          </table:table-cell>
          <table:table-cell table:style-name="ce5" office:value-type="string">
            <text:p>Correspond à</text:p>
          </table:table-cell>
          <table:table-cell office:value-type="string">
            <text:p>Formation qualifiante</text:p>
          </table:table-cell>
          <table:table-cell office:value-type="float" office:value="1">
            <text:p>1</text:p>
          </table:table-cell>
          <table:table-cell office:value-type="string">
            <text:p>1 = l'employeur</text:p>
            <text:p>2 = le salarié</text:p>
            <text:p>3 = le prescripteur</text:p>
          </table:table-cell>
          <table:table-cell table:number-columns-repeated="1019"/>
        </table:table-row>
        <table:table-row table:style-name="ro4">
          <table:table-cell office:value-type="string">
            <text:p>cui_formation</text:p>
          </table:table-cell>
          <table:table-cell table:style-name="ce5" office:value-type="string">
            <text:p>Correspond à</text:p>
          </table:table-cell>
          <table:table-cell office:value-type="string">
            <text:p>Formation</text:p>
          </table:table-cell>
          <table:table-cell office:value-type="string">
            <text:p>INT</text:p>
          </table:table-cell>
          <table:table-cell office:value-type="string">
            <text:p>INT = Interne</text:p>
            <text:p>EXT = Externe</text:p>
          </table:table-cell>
          <table:table-cell table:number-columns-repeated="1019"/>
        </table:table-row>
        <table:table-row table:style-name="ro4">
          <table:table-cell office:value-type="string">
            <text:p>cui_isperiodepro</text:p>
          </table:table-cell>
          <table:table-cell table:style-name="ce5" office:value-type="string">
            <text:p>Correspond à</text:p>
          </table:table-cell>
          <table:table-cell office:value-type="string">
            <text:p>Périodes de professionnalisation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8">
          <table:table-cell office:value-type="string">
            <text:p>cui_niveauqualif</text:p>
          </table:table-cell>
          <table:table-cell table:style-name="ce5" office:value-type="string">
            <text:p>Correspond à</text:p>
          </table:table-cell>
          <table:table-cell office:value-type="string">
            <text:p>Niveau de qualification visé</text:p>
          </table:table-cell>
          <table:table-cell office:value-type="float" office:value="50">
            <text:p>50</text:p>
          </table:table-cell>
          <table:table-cell office:value-type="string">
            <text:p>70 = Niveau VI</text:p>
            <text:p>60 = Niveau Vbis</text:p>
            <text:p>50 = Diplôme non obtenu</text:p>
            <text:p>51 = Niveau V</text:p>
            <text:p>40 = Niveau IV</text:p>
            <text:p>41 = Brevet technicien ou BAC Pro</text:p>
            <text:p>30 = Niveau III</text:p>
            <text:p>20 = Niveau II</text:p>
            <text:p>10 = Niveau I</text:p>
            <text:p>00 = Autres qualifications non certifiantes</text:p>
          </table:table-cell>
          <table:table-cell table:number-columns-repeated="1019"/>
        </table:table-row>
        <table:table-row table:style-name="ro4">
          <table:table-cell office:value-type="string">
            <text:p>cui_validacquis</text:p>
          </table:table-cell>
          <table:table-cell table:style-name="ce5" office:value-type="string">
            <text:p>Correspond à</text:p>
          </table:table-cell>
          <table:table-cell office:value-type="string">
            <text:p>Une ou plusieurs de ces actions s'inscrivent dans le</text:p>
            <text:p><text:s/>cadre de la validation des acquis de l'expérience?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4">
          <table:table-cell office:value-type="string">
            <text:p>cui_iscae</text:p>
          </table:table-cell>
          <table:table-cell table:style-name="ce5" office:value-type="string">
            <text:p>Correspond à</text:p>
          </table:table-cell>
          <table:table-cell office:value-type="string">
            <text:p>Si CAE, envisagez-vous de mettre en oeuvre des périodes d'immersion ?</text:p>
          </table:table-cell>
          <table:table-cell office:value-type="string">
            <text:p>O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datedebprisecharge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prise en charge</text:p>
          </table:table-cell>
          <table:table-cell table:style-name="ce13" office:value-type="date" office:date-value="2010-06-20">
            <text:p>20/06/10</text:p>
          </table:table-cell>
          <table:table-cell office:value-type="string">
            <text:p>Format: 2010-06-20</text:p>
          </table:table-cell>
          <table:table-cell table:number-columns-repeated="1019"/>
        </table:table-row>
        <table:table-row table:style-name="ro3">
          <table:table-cell office:value-type="string">
            <text:p>cui_datefinprisecharge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e la prise en charge</text:p>
          </table:table-cell>
          <table:table-cell table:style-name="ce13" office:value-type="date" office:date-value="2010-06-28">
            <text:p>28/06/10</text:p>
          </table:table-cell>
          <table:table-cell office:value-type="string">
            <text:p>Format: 2010-06-28</text:p>
          </table:table-cell>
          <table:table-cell table:number-columns-repeated="1019"/>
        </table:table-row>
        <table:table-row table:style-name="ro3">
          <table:table-cell office:value-type="string">
            <text:p>cui_dureehebdoretenueheure</text:p>
          </table:table-cell>
          <table:table-cell table:style-name="ce5" office:value-type="string">
            <text:p>Correspond à</text:p>
          </table:table-cell>
          <table:table-cell office:value-type="string">
            <text:p>Heure de la durée hebdomadaire retenue pour le calcul de l'aide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cui_dureehebdoretenueminute</text:p>
          </table:table-cell>
          <table:table-cell table:style-name="ce5" office:value-type="string">
            <text:p>Correspond à</text:p>
          </table:table-cell>
          <table:table-cell office:value-type="string">
            <text:p>Minute de la durée hebdomadaire retenue pour le calcul de l'aide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>
            <text:p>cui_opspeciale</text:p>
          </table:table-cell>
          <table:table-cell table:style-name="ce5" office:value-type="string">
            <text:p>Correspond à</text:p>
          </table:table-cell>
          <table:table-cell office:value-type="string">
            <text:p>Opération spéciale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tauxfixe</text:p>
          </table:table-cell>
          <table:table-cell table:style-name="ce5" office:value-type="string">
            <text:p>Correspond à</text:p>
          </table:table-cell>
          <table:table-cell office:value-type="string">
            <text:p>Taux fixé par le Préfet de région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3">
          <table:table-cell office:value-type="string">
            <text:p>cui_tauxprisencharge</text:p>
          </table:table-cell>
          <table:table-cell table:style-name="ce5" office:value-type="string">
            <text:p>Correspond à</text:p>
          </table:table-cell>
          <table:table-cell office:value-type="string">
            <text:p>Taux de prise en charge effectif si le CG fixe un taux supérieur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4">
          <table:table-cell office:value-type="string">
            <text:p>cui_financementexclusif</text:p>
          </table:table-cell>
          <table:table-cell table:style-name="ce5" office:value-type="string">
            <text:p>Correspond à</text:p>
          </table:table-cell>
          <table:table-cell office:value-type="string">
            <text:p>Financement exclusif du CG</text:p>
          </table:table-cell>
          <table:table-cell office:value-type="string">
            <text:p>N</text:p>
          </table:table-cell>
          <table:table-cell office:value-type="string">
            <text:p>O = Oui</text:p>
            <text:p>N = Non</text:p>
          </table:table-cell>
          <table:table-cell table:number-columns-repeated="1019"/>
        </table:table-row>
        <table:table-row table:style-name="ro3">
          <table:table-cell office:value-type="string">
            <text:p>cui_tauxfinancementexclusif</text:p>
          </table:table-cell>
          <table:table-cell table:style-name="ce5" office:value-type="string">
            <text:p>Correspond à</text:p>
          </table:table-cell>
          <table:table-cell office:value-type="string">
            <text:p>Si oui, taux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0">
          <table:table-cell office:value-type="string">
            <text:p>cui_orgapayeur</text:p>
          </table:table-cell>
          <table:table-cell table:style-name="ce5" office:value-type="string">
            <text:p>Correspond à</text:p>
          </table:table-cell>
          <table:table-cell office:value-type="string">
            <text:p>Organisme payeur de l'aide du CG à l'employeur</text:p>
          </table:table-cell>
          <table:table-cell office:value-type="string">
            <text:p>DEP</text:p>
          </table:table-cell>
          <table:table-cell office:value-type="string">
            <text:p>DEP = Département</text:p>
            <text:p>CAF = CAF</text:p>
            <text:p>MSA = MSA</text:p>
            <text:p>ASP = ASP</text:p>
            <text:p>AUT = Autre (préciser)</text:p>
          </table:table-cell>
          <table:table-cell table:number-columns-repeated="1019"/>
        </table:table-row>
        <table:table-row table:style-name="ro3">
          <table:table-cell office:value-type="string">
            <text:p>cui_organisme</text:p>
          </table:table-cell>
          <table:table-cell table:style-name="ce5" office:value-type="string">
            <text:p>Correspond à</text:p>
          </table:table-cell>
          <table:table-cell office:value-type="string">
            <text:p>Nom de l'organisme</text:p>
          </table:table-cell>
          <table:table-cell office:value-type="string">
            <text:p>Structure de la Plage</text:p>
          </table:table-cell>
          <table:table-cell table:number-columns-repeated="1020"/>
        </table:table-row>
        <table:table-row table:style-name="ro3">
          <table:table-cell office:value-type="string">
            <text:p>cui_adresseorganisme</text:p>
          </table:table-cell>
          <table:table-cell table:style-name="ce5" office:value-type="string">
            <text:p>Correspond à</text:p>
          </table:table-cell>
          <table:table-cell office:value-type="string">
            <text:p>Adresse de l'organisme</text:p>
          </table:table-cell>
          <table:table-cell office:value-type="string">
            <text:p>20 avenue du Lac 34000 Montpellier</text:p>
          </table:table-cell>
          <table:table-cell table:number-columns-repeated="1020"/>
        </table:table-row>
        <table:table-row table:style-name="ro3">
          <table:table-cell office:value-type="string">
            <text:p>cui_datecontrat</text:p>
          </table:table-cell>
          <table:table-cell table:style-name="ce5" office:value-type="string">
            <text:p>Correspond à</text:p>
          </table:table-cell>
          <table:table-cell office:value-type="string">
            <text:p>Date de signature du CUI</text:p>
          </table:table-cell>
          <table:table-cell table:style-name="ce13" office:value-type="date" office:date-value="2010-06-28">
            <text:p>28/06/10</text:p>
          </table:table-cell>
          <table:table-cell office:value-type="string">
            <text:p>Format: 2010-06-28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5">
          <table:table-cell table:style-name="ce2" office:value-type="string">
            <text:p>TABLE Dossiers_rsa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dossier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RS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dossier_numdemrsa</text:p>
          </table:table-cell>
          <table:table-cell table:style-name="ce5" office:value-type="string">
            <text:p>Correspond à</text:p>
          </table:table-cell>
          <table:table-cell office:value-type="string">
            <text:p>N° de demande RSA</text:p>
          </table:table-cell>
          <table:table-cell office:value-type="float" office:value="12345678901">
            <text:p>12345678901</text:p>
          </table:table-cell>
          <table:table-cell table:number-columns-repeated="1020"/>
        </table:table-row>
        <table:table-row table:style-name="ro3">
          <table:table-cell office:value-type="string">
            <text:p>dossier_dtdemrsa</text:p>
          </table:table-cell>
          <table:table-cell table:style-name="ce5" office:value-type="string">
            <text:p>Correspond à</text:p>
          </table:table-cell>
          <table:table-cell office:value-type="string">
            <text:p>Date de demande RSA</text:p>
          </table:table-cell>
          <table:table-cell table:style-name="ce13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dtdemrmi</text:p>
          </table:table-cell>
          <table:table-cell table:style-name="ce5" office:value-type="string">
            <text:p>Correspond à</text:p>
          </table:table-cell>
          <table:table-cell office:value-type="string">
            <text:p>Date de demande de RMI</text:p>
          </table:table-cell>
          <table:table-cell table:style-name="ce13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numdepinsrmi</text:p>
          </table:table-cell>
          <table:table-cell table:style-name="ce5" office:value-type="string">
            <text:p>Correspond à</text:p>
          </table:table-cell>
          <table:table-cell office:value-type="string">
            <text:p>N° de département inscripteur RMI</text:p>
          </table:table-cell>
          <table:table-cell table:style-name="ce14" office:value-type="string">
            <text:p>093</text:p>
          </table:table-cell>
          <table:table-cell table:number-columns-repeated="1020"/>
        </table:table-row>
        <table:table-row table:style-name="ro4">
          <table:table-cell office:value-type="string">
            <text:p>dossier_typeinsrmi</text:p>
          </table:table-cell>
          <table:table-cell table:style-name="ce5" office:value-type="string">
            <text:p>Correspond à</text:p>
          </table:table-cell>
          <table:table-cell office:value-type="string">
            <text:p>Type instructeur RMI</text:p>
          </table:table-cell>
          <table:table-cell table:style-name="ce14" office:value-type="string">
            <text:p>C</text:p>
          </table:table-cell>
          <table:table-cell office:value-type="string">
            <text:p>C</text:p>
            <text:p>S</text:p>
          </table:table-cell>
          <table:table-cell table:number-columns-repeated="1019"/>
        </table:table-row>
        <table:table-row table:style-name="ro3">
          <table:table-cell office:value-type="string">
            <text:p>dossier_numcominsrmi</text:p>
          </table:table-cell>
          <table:table-cell table:style-name="ce5" office:value-type="string">
            <text:p>Correspond à</text:p>
          </table:table-cell>
          <table:table-cell office:value-type="string">
            <text:p>N° commune instructeur RMI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3">
          <table:table-cell office:value-type="string">
            <text:p>dossier_numagrinsrmi</text:p>
          </table:table-cell>
          <table:table-cell table:style-name="ce5" office:value-type="string">
            <text:p>Correspond à</text:p>
          </table:table-cell>
          <table:table-cell office:value-type="string">
            <text:p>Numéro agrément Rmi</text:p>
          </table:table-cell>
          <table:table-cell table:style-name="ce14" office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>
            <text:p>dossier_numdosinsrmi</text:p>
          </table:table-cell>
          <table:table-cell table:style-name="ce5" office:value-type="string">
            <text:p>Correspond à</text:p>
          </table:table-cell>
          <table:table-cell table:style-name="ce7" office:value-type="string">
            <text:p>Numéro dossier chez l'instructeur</text:p>
          </table:table-cell>
          <table:table-cell office:value-type="float" office:value="2026">
            <text:p>2026</text:p>
          </table:table-cell>
          <table:table-cell table:number-columns-repeated="1020"/>
        </table:table-row>
        <table:table-row table:style-name="ro3">
          <table:table-cell office:value-type="string">
            <text:p>dossier_numcli</text:p>
          </table:table-cell>
          <table:table-cell table:style-name="ce5" office:value-type="string">
            <text:p>Correspond à</text:p>
          </table:table-cell>
          <table:table-cell table:style-name="ce7" office:value-type="string">
            <text:p>Numéro de Cli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dossier_numorg</text:p>
          </table:table-cell>
          <table:table-cell table:style-name="ce5" office:value-type="string">
            <text:p>Correspond à</text:p>
          </table:table-cell>
          <table:table-cell office:value-type="string">
            <text:p>N° organisme</text:p>
          </table:table-cell>
          <table:table-cell office:value-type="float" office:value="931">
            <text:p>931</text:p>
          </table:table-cell>
          <table:table-cell table:number-columns-repeated="1020"/>
        </table:table-row>
        <table:table-row table:style-name="ro3">
          <table:table-cell office:value-type="string">
            <text:p>dossier_fonorg</text:p>
          </table:table-cell>
          <table:table-cell table:style-name="ce5" office:value-type="string">
            <text:p>Correspond à</text:p>
          </table:table-cell>
          <table:table-cell office:value-type="string">
            <text:p>Fonction de l'organisme</text:p>
          </table:table-cell>
          <table:table-cell office:value-type="string">
            <text:p>CAF</text:p>
          </table:table-cell>
          <table:table-cell office:value-type="string">
            <text:p>CAF / MSA</text:p>
          </table:table-cell>
          <table:table-cell table:number-columns-repeated="1019"/>
        </table:table-row>
        <table:table-row table:style-name="ro3">
          <table:table-cell office:value-type="string">
            <text:p>dossier_matricule</text:p>
          </table:table-cell>
          <table:table-cell table:style-name="ce5"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47258369147258">
            <text:p>147258369147258</text:p>
          </table:table-cell>
          <table:table-cell table:number-columns-repeated="1020"/>
        </table:table-row>
        <table:table-row table:style-name="ro10">
          <table:table-cell office:value-type="string">
            <text:p>dossier_statudemrsa</text:p>
          </table:table-cell>
          <table:table-cell table:style-name="ce5" office:value-type="string">
            <text:p>Correspond à</text:p>
          </table:table-cell>
          <table:table-cell office:value-type="string">
            <text:p>Statut du demandeur RSA</text:p>
          </table:table-cell>
          <table:table-cell office:value-type="string">
            <text:p>N</text:p>
          </table:table-cell>
          <table:table-cell table:style-name="ce9" office:value-type="string">
            <text:p><text:span text:style-name="T1">"N" : Non allocataire</text:span></text:p>
            <text:p><text:span text:style-name="T1">"C" : Allocataire de la Caf</text:span></text:p>
            <text:p><text:span text:style-name="T1">"A" : Allocataire d'une autre Caf</text:span></text:p>
            <text:p><text:span text:style-name="T1">"M" : Allocataire de la Msa</text:span></text:p>
            <text:p><text:span text:style-name="T1">"S" : Allocataire d'une autre Msa</text:span></text:p>
          </table:table-cell>
          <table:table-cell table:number-columns-repeated="1019"/>
        </table:table-row>
        <table:table-row table:style-name="ro3">
          <table:table-cell office:value-type="string">
            <text:p>dossier_typeparte</text:p>
          </table:table-cell>
          <table:table-cell table:style-name="ce5" office:value-type="string">
            <text:p>Correspond à</text:p>
          </table:table-cell>
          <table:table-cell office:value-type="string">
            <text:p>Type de partenaire</text:p>
          </table:table-cell>
          <table:table-cell office:value-type="string">
            <text:p>CG</text:p>
          </table:table-cell>
          <table:table-cell table:number-columns-repeated="1020"/>
        </table:table-row>
        <table:table-row table:style-name="ro3">
          <table:table-cell office:value-type="string">
            <text:p>dossier_ideparte</text:p>
          </table:table-cell>
          <table:table-cell table:style-name="ce5" office:value-type="string">
            <text:p>Correspond à</text:p>
          </table:table-cell>
          <table:table-cell office:value-type="string">
            <text:p>Code d'identification du partenaire</text:p>
          </table:table-cell>
          <table:table-cell table:style-name="ce14" office:value-type="string">
            <text:p>093</text:p>
          </table:table-cell>
          <table:table-cell table:number-columns-repeated="1020"/>
        </table:table-row>
        <table:table-row table:style-name="ro7">
          <table:table-cell office:value-type="string">
            <text:p>dossier_fonorgcedmut</text:p>
          </table:table-cell>
          <table:table-cell table:style-name="ce5" office:value-type="string">
            <text:p>Correspond à</text:p>
          </table:table-cell>
          <table:table-cell office:value-type="string">
            <text:p>Fonction organisme cédant </text:p>
          </table:table-cell>
          <table:table-cell office:value-type="string">
            <text:p>MSA</text:p>
          </table:table-cell>
          <table:table-cell table:style-name="ce9" office:value-type="string">
            <text:p><text:span text:style-name="T1">"CAF" s'il s'agit d'une demande gérée par la Caf,</text:span></text:p>
            <text:p><text:span text:style-name="T1">"MSA" s''il agit d'une demande gérée par la Msa,</text:span></text:p>
            <text:p><text:span text:style-name="T1">"OPF" s'agit d'un autre organismes débiteur de prestations familiales</text:span></text:p>
          </table:table-cell>
          <table:table-cell table:number-columns-repeated="1019"/>
        </table:table-row>
        <table:table-row table:style-name="ro9">
          <table:table-cell office:value-type="string">
            <text:p>dossier_numorgcedmut</text:p>
          </table:table-cell>
          <table:table-cell table:style-name="ce5" office:value-type="string">
            <text:p>Correspond à</text:p>
          </table:table-cell>
          <table:table-cell office:value-type="string">
            <text:p>N° organsime cédant</text:p>
          </table:table-cell>
          <table:table-cell office:value-type="float" office:value="931">
            <text:p>931</text:p>
          </table:table-cell>
          <table:table-cell table:style-name="ce9" office:value-type="string">
            <text:p><text:span text:style-name="T1">N° de département suivi du rang de l'organisme pour les CAF. </text:span></text:p>
            <text:p><text:span text:style-name="T1">Pour les "MSA" <text:s/>le rang est focé à la valeur "1".</text:span></text:p>
            <text:p><text:span text:style-name="T1">Pour les "CAF" voir la table de codifications NUMORG</text:span></text:p>
            <text:p><text:span text:style-name="T1">Pour les "OPF", la valeur est "RGT"</text:span></text:p>
          </table:table-cell>
          <table:table-cell table:number-columns-repeated="1019"/>
        </table:table-row>
        <table:table-row table:style-name="ro4">
          <table:table-cell office:value-type="string">
            <text:p>dossier_matriculeorgcedmut</text:p>
          </table:table-cell>
          <table:table-cell table:style-name="ce5" office:value-type="string">
            <text:p>Correspond à</text:p>
          </table:table-cell>
          <table:table-cell office:value-type="string">
            <text:p>Matricule chez organisme cédant </text:p>
          </table:table-cell>
          <table:table-cell/>
          <table:table-cell table:style-name="ce9" office:value-type="string">
            <text:p><text:span text:style-name="T1">Pour les "CAF", donnée <text:s/>renseignée uniquement si l'organisme cédant</text:span></text:p>
            <text:p><text:span text:style-name="T1">Pour les "MSA" <text:s/>et les "OPF" le matricule est absent</text:span></text:p>
          </table:table-cell>
          <table:table-cell table:number-columns-repeated="1019"/>
        </table:table-row>
        <table:table-row table:style-name="ro3">
          <table:table-cell office:value-type="string">
            <text:p>dossier_ddarrmut</text:p>
          </table:table-cell>
          <table:table-cell table:style-name="ce5" office:value-type="string">
            <text:p>Correspond à</text:p>
          </table:table-cell>
          <table:table-cell table:style-name="ce8" office:value-type="string">
            <text:p>Date début arrivée mutation</text:p>
          </table:table-cell>
          <table:table-cell table:style-name="ce13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codeposanchab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ancienne habitation</text:p>
          </table:table-cell>
          <table:table-cell office:value-type="float" office:value="93021">
            <text:p>93021</text:p>
          </table:table-cell>
          <table:table-cell table:number-columns-repeated="1020"/>
        </table:table-row>
        <table:table-row table:style-name="ro7">
          <table:table-cell office:value-type="string">
            <text:p>dossier_fonorgprenmut</text:p>
          </table:table-cell>
          <table:table-cell table:style-name="ce5" office:value-type="string">
            <text:p>Correspond à</text:p>
          </table:table-cell>
          <table:table-cell office:value-type="string">
            <text:p>Fonction organisme prenant </text:p>
          </table:table-cell>
          <table:table-cell office:value-type="string">
            <text:p>MSA</text:p>
          </table:table-cell>
          <table:table-cell table:style-name="ce9" office:value-type="string">
            <text:p><text:span text:style-name="T1">"CAF" s'il s'agit d'une demande gérée par la Caf,</text:span></text:p>
            <text:p><text:span text:style-name="T1">"MSA" s''il agit d'une demande gérée par la Msa,</text:span></text:p>
            <text:p><text:span text:style-name="T1">"OPF" s'agit d'un autre organismes débiteur de prestations familiales</text:span></text:p>
          </table:table-cell>
          <table:table-cell table:number-columns-repeated="1019"/>
        </table:table-row>
        <table:table-row table:style-name="ro9">
          <table:table-cell office:value-type="string">
            <text:p>dossier_numorgprenmut</text:p>
          </table:table-cell>
          <table:table-cell table:style-name="ce5" office:value-type="string">
            <text:p>Correspond à</text:p>
          </table:table-cell>
          <table:table-cell office:value-type="string">
            <text:p>N° organisme prenant</text:p>
          </table:table-cell>
          <table:table-cell office:value-type="float" office:value="931">
            <text:p>931</text:p>
          </table:table-cell>
          <table:table-cell table:style-name="ce9" office:value-type="string">
            <text:p><text:span text:style-name="T1">N° de département suivi du rang de l'organisme pour les CAF. </text:span></text:p>
            <text:p><text:span text:style-name="T1">Pour les "MSA" <text:s/>le rang est focé à la valeur "1".</text:span></text:p>
            <text:p><text:span text:style-name="T1">Pour les "CAF" voir la table de codifications NUMORG</text:span></text:p>
            <text:p><text:span text:style-name="T1">Pour les "OPF", la valeur est "RGT"</text:span></text:p>
          </table:table-cell>
          <table:table-cell table:number-columns-repeated="1019"/>
        </table:table-row>
        <table:table-row table:style-name="ro3">
          <table:table-cell office:value-type="string">
            <text:p>dossier_dddepamut</text:p>
          </table:table-cell>
          <table:table-cell table:style-name="ce5" office:value-type="string">
            <text:p>Correspond à</text:p>
          </table:table-cell>
          <table:table-cell office:value-type="string">
            <text:p>Date début départ mutation</text:p>
          </table:table-cell>
          <table:table-cell table:style-name="ce13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3">
          <table:table-cell office:value-type="string">
            <text:p>dossier_details_droits_rsa_id</text:p>
          </table:table-cell>
          <table:table-cell table:style-name="ce5" office:value-type="string">
            <text:p>Correspond à</text:p>
          </table:table-cell>
          <table:table-cell office:value-type="string">
            <text:p>Id des détails de droit RS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dossier_avis_pcg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vis du président du CG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Foyer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lié au dossier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foyer_dossier_rsa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lié au foyer</text:p>
          </table:table-cell>
          <table:table-cell office:value-type="float" office:value="12542">
            <text:p>12542</text:p>
          </table:table-cell>
          <table:table-cell table:number-columns-repeated="1020"/>
        </table:table-row>
        <table:table-row table:style-name="ro11">
          <table:table-cell office:value-type="string">
            <text:p>foyer_sitfam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office:value-type="string">
            <text:p>MAR</text:p>
          </table:table-cell>
          <table:table-cell table:style-name="ce9" office:value-type="string">
            <text:p><text:span text:style-name="T1">"ABA" : DISPARU (JUGEMENT D'ABSENCE)</text:span></text:p>
            <text:p><text:span text:style-name="T1">"CEL" : CELIBATAIRE</text:span></text:p>
            <text:p><text:span text:style-name="T1">"DIV" : DIVORCE</text:span></text:p>
            <text:p><text:span text:style-name="T1">"ISO" : ISOLEMENT APRES VIE MARITALE OU PACS</text:span></text:p>
            <text:p><text:span text:style-name="T1">"MAR" : MARIAGE</text:span></text:p>
            <text:p><text:span text:style-name="T1">"PAC" : PACS</text:span></text:p>
            <text:p><text:span text:style-name="T1">"RPA" : REPRISE VIE COMMUNE SUR PACS</text:span></text:p>
            <text:p><text:span text:style-name="T1">"RVC" : REPRISE VIE MARITALE</text:span></text:p>
            <text:p><text:span text:style-name="T1">"RVM" : REPRISE MARIAGE</text:span></text:p>
            <text:p><text:span text:style-name="T1">"SEF" : SEPARATION DE FAIT</text:span></text:p>
            <text:p><text:span text:style-name="T1">"SEL" : SEPARATION LEGALE</text:span></text:p>
            <text:p><text:span text:style-name="T1">"VEU" : VEUVAGE</text:span></text:p>
            <text:p><text:span text:style-name="T1">"VIM" : VIE MARITALE</text:span></text:p>
          </table:table-cell>
          <table:table-cell table:number-columns-repeated="1019"/>
        </table:table-row>
        <table:table-row table:style-name="ro3">
          <table:table-cell office:value-type="string">
            <text:p>foyer_ddsitfam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situation familiale</text:p>
          </table:table-cell>
          <table:table-cell table:style-name="ce13" office:value-type="date" office:date-value="2002-10-11">
            <text:p>11/10/02</text:p>
          </table:table-cell>
          <table:table-cell office:value-type="string">
            <text:p>Format = 2002-10-11</text:p>
          </table:table-cell>
          <table:table-cell table:number-columns-repeated="1019"/>
        </table:table-row>
        <table:table-row table:style-name="ro12">
          <table:table-cell office:value-type="string">
            <text:p>foyer_typeocclog</text:p>
          </table:table-cell>
          <table:table-cell table:style-name="ce5" office:value-type="string">
            <text:p>Correspond à</text:p>
          </table:table-cell>
          <table:table-cell office:value-type="string">
            <text:p>Code occupation du logement</text:p>
          </table:table-cell>
          <table:table-cell office:value-type="string">
            <text:p>LOC</text:p>
          </table:table-cell>
          <table:table-cell table:style-name="ce9" office:value-type="string">
            <text:p><text:span text:style-name="T1">"ACC" : Proprietaire avec charges de remboursement</text:span></text:p>
            <text:p><text:span text:style-name="T1">"BAL" : Forfait logement a appliquer</text:span></text:p>
            <text:p><text:span text:style-name="T1">"HCG" : Hebergement collectif a titre gratuit</text:span></text:p>
            <text:p><text:span text:style-name="T1">"HCO" : Hebergement collectif a titre onereux</text:span></text:p>
            <text:p><text:span text:style-name="T1">"HGP" : Hebergement a titre gratuit par des particulier</text:span></text:p>
            <text:p><text:span text:style-name="T1">"HOP" : Hebergement onereux par des particuliers</text:span></text:p>
            <text:p><text:span text:style-name="T1">"HOT" : Hotel</text:span></text:p>
            <text:p><text:span text:style-name="T1">"LOC" : Locataire ou sous locataire</text:span></text:p>
            <text:p><text:span text:style-name="T1">"OLI" : Occupation logement inconnue</text:span></text:p>
            <text:p><text:span text:style-name="T1">"PRO" : Proprietaire sans charges de remboursement</text:span></text:p>
            <text:p><text:span text:style-name="T1">"SRG" : Sans resid. Stable avec forfait logement</text:span></text:p>
            <text:p><text:span text:style-name="T1">"SRO" : Sans resid. Stable sans forfait logement</text:span></text:p>
          </table:table-cell>
          <table:table-cell table:number-columns-repeated="1019"/>
        </table:table-row>
        <table:table-row table:style-name="ro3">
          <table:table-cell office:value-type="string">
            <text:p>foyer_mtvallocterr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terrain non loué</text:p>
          </table:table-cell>
          <table:table-cell office:value-type="float" office:value="650">
            <text:p>650</text:p>
          </table:table-cell>
          <table:table-cell table:number-columns-repeated="1020"/>
        </table:table-row>
        <table:table-row table:style-name="ro3">
          <table:table-cell office:value-type="string">
            <text:p>foyer_mtvalloclog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logement non loué</text:p>
          </table:table-cell>
          <table:table-cell office:value-type="float" office:value="875">
            <text:p>875</text:p>
          </table:table-cell>
          <table:table-cell table:number-columns-repeated="1020"/>
        </table:table-row>
        <table:table-row table:style-name="ro3">
          <table:table-cell office:value-type="string">
            <text:p>foyer_contefichliairsa</text:p>
          </table:table-cell>
          <table:table-cell table:style-name="ce5" office:value-type="string">
            <text:p>Correspond à</text:p>
          </table:table-cell>
          <table:table-cell office:value-type="string">
            <text:p>Contenu de la fiche de liaison</text:p>
          </table:table-cell>
          <table:table-cell office:value-type="string">
            <text:p>Eone de text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Orientsstruct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orientstruct_id</text:p>
          </table:table-cell>
          <table:table-cell table:style-name="ce5" office:value-type="string">
            <text:p>Correspond à</text:p>
          </table:table-cell>
          <table:table-cell office:value-type="string">
            <text:p>Id de l'orientat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string">
            <text:p>orientstruc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à l'orien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rientstruct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rientstruc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rientstruct_propo_algo</text:p>
          </table:table-cell>
          <table:table-cell table:style-name="ce5" office:value-type="string">
            <text:p>Correspond à</text:p>
          </table:table-cell>
          <table:table-cell office:value-type="string">
            <text:p>Id de proposition d'orientation (proposée par un algorithme)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string">
            <text:p>orientstruct_valid_cg</text:p>
          </table:table-cell>
          <table:table-cell table:style-name="ce5" office:value-type="string">
            <text:p>Correspond à</text:p>
          </table:table-cell>
          <table:table-cell office:value-type="string">
            <text:p>Validation par le CG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  <table:table-cell table:number-columns-repeated="1019"/>
        </table:table-row>
        <table:table-row table:style-name="ro3">
          <table:table-cell office:value-type="string">
            <text:p>orientstruct_date_propo</text:p>
          </table:table-cell>
          <table:table-cell table:style-name="ce5" office:value-type="string">
            <text:p>Correspond à</text:p>
          </table:table-cell>
          <table:table-cell office:value-type="string">
            <text:p>Date de proposition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office:value-type="string">
            <text:p>orientstruct_date_valid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7">
          <table:table-cell office:value-type="string">
            <text:p>orientstruct_statut_orient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orientation</text:p>
          </table:table-cell>
          <table:table-cell office:value-type="string">
            <text:p>Orienté</text:p>
          </table:table-cell>
          <table:table-cell office:value-type="string">
            <text:p>Non orienté</text:p>
            <text:p>Orienté</text:p>
            <text:p>En attente</text:p>
          </table:table-cell>
          <table:table-cell table:number-columns-repeated="1019"/>
        </table:table-row>
        <table:table-row table:style-name="ro3">
          <table:table-cell office:value-type="string">
            <text:p>orientstruct_date_impression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office:value-type="string">
            <text:p>orientstruct_date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relance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4">
          <table:table-cell office:value-type="string">
            <text:p>orientstruct_statutrelance</text:p>
          </table:table-cell>
          <table:table-cell table:style-name="ce5" office:value-type="string">
            <text:p>Correspond à</text:p>
          </table:table-cell>
          <table:table-cell office:value-type="string">
            <text:p>Statut de relance</text:p>
          </table:table-cell>
          <table:table-cell office:value-type="string">
            <text:p>E</text:p>
          </table:table-cell>
          <table:table-cell office:value-type="string">
            <text:p>E = En attente</text:p>
            <text:p>R = Relancé</text:p>
          </table:table-cell>
          <table:table-cell table:number-columns-repeated="1019"/>
        </table:table-row>
        <table:table-row table:style-name="ro3">
          <table:table-cell office:value-type="string">
            <text:p>orientstruct_date_impression_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 de la relance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Personne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de la personn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7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ME</text:p>
          </table:table-cell>
          <table:table-cell office:value-type="string">
            <text:p>MME = Madame</text:p>
            <text:p>MLE = Mademoiselle</text:p>
            <text:p>MR = Monsieur</text:p>
          </table:table-cell>
          <table:table-cell table:number-columns-repeated="1019"/>
        </table:table-row>
        <table:table-row table:style-name="ro3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Tartampion</text:p>
          </table:table-cell>
          <table:table-cell table:number-columns-repeated="1020"/>
        </table:table-row>
        <table:table-row table:style-name="ro3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</text:p>
          </table:table-cell>
          <table:table-cell table:number-columns-repeated="1020"/>
        </table:table-row>
        <table:table-row table:style-name="ro3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Touto</text:p>
          </table:table-cell>
          <table:table-cell table:number-columns-repeated="1020"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office:value-type="string">
            <text:p>2eme Prénom de la personne</text:p>
          </table:table-cell>
          <table:table-cell office:value-type="string">
            <text:p>Jeanne</text:p>
          </table:table-cell>
          <table:table-cell table:number-columns-repeated="1020"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office:value-type="string">
            <text:p>3eme Prénom de la personne</text:p>
          </table:table-cell>
          <table:table-cell office:value-type="string">
            <text:p>Paule</text:p>
          </table:table-cell>
          <table:table-cell table:number-columns-repeated="1020"/>
        </table:table-row>
        <table:table-row table:style-name="ro3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la commune de naissance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</text:p>
          </table:table-cell>
          <table:table-cell table:style-name="ce13" office:value-type="date" office:date-value="1976-10-11">
            <text:p>11/10/76</text:p>
          </table:table-cell>
          <table:table-cell office:value-type="string">
            <text:p>Format = 1976-10-11</text:p>
          </table:table-cell>
          <table:table-cell table:number-columns-repeated="1019"/>
        </table:table-row>
        <table:table-row table:style-name="ro3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office:value-type="string">
            <text:p>Rang de naissa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9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office:value-type="string">
            <text:p>Type de date de naissance</text:p>
          </table:table-cell>
          <table:table-cell office:value-type="string">
            <text:p>J</text:p>
          </table:table-cell>
          <table:table-cell office:value-type="string">
            <text:p>J = Jour inconnu</text:p>
            <text:p>N = Jour et mois connus</text:p>
            <text:p>O = Jour et mois inconnus</text:p>
            <text:p/>
          </table:table-cell>
          <table:table-cell table:number-columns-repeated="1019"/>
        </table:table-row>
        <table:table-row table:style-name="ro3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176109315412051">
            <text:p>176109315412051</text:p>
          </table:table-cell>
          <table:table-cell table:number-columns-repeated="1020"/>
        </table:table-row>
        <table:table-row table:style-name="ro3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office:value-type="string">
            <text:p>Certification de l'état civil de la personne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  <table:table-cell table:number-columns-repeated="1019"/>
        </table:table-row>
        <table:table-row table:style-name="ro4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office:value-type="string">
            <text:p>Sexe de la personne</text:p>
          </table:table-cell>
          <table:table-cell office:value-type="float" office:value="1">
            <text:p>1</text:p>
          </table:table-cell>
          <table:table-cell office:value-type="string">
            <text:p>1 = Homme</text:p>
            <text:p>2 = Femme</text:p>
          </table:table-cell>
          <table:table-cell table:number-columns-repeated="1019"/>
        </table:table-row>
        <table:table-row table:style-name="ro7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office:value-type="string">
            <text:p>Nationalité</text:p>
          </table:table-cell>
          <table:table-cell office:value-type="string">
            <text:p>F</text:p>
          </table:table-cell>
          <table:table-cell office:value-type="string">
            <text:p>A = Autre nationalité</text:p>
            <text:p>C = Ressortissant CEE ou Suisse</text:p>
            <text:p>F= Française</text:p>
          </table:table-cell>
          <table:table-cell table:number-columns-repeated="1019"/>
        </table:table-row>
        <table:table-row table:style-name="ro3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office:value-type="string">
            <text:p>Date de nationalité</text:p>
          </table:table-cell>
          <table:table-cell table:style-name="ce13" office:value-type="date" office:date-value="1976-10-11">
            <text:p>11/10/76</text:p>
          </table:table-cell>
          <table:table-cell office:value-type="string">
            <text:p>Format = 1976-10-11</text:p>
          </table:table-cell>
          <table:table-cell table:number-columns-repeated="1019"/>
        </table:table-row>
        <table:table-row table:style-name="ro4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office:value-type="string">
            <text:p>Pièce d'état civil présenté</text:p>
          </table:table-cell>
          <table:table-cell office:value-type="string">
            <text:p>E</text:p>
          </table:table-cell>
          <table:table-cell office:value-type="string">
            <text:p>E = Pièce présentée</text:p>
            <text:p>P = Certificat de perte</text:p>
          </table:table-cell>
          <table:table-cell table:number-columns-repeated="1019"/>
        </table:table-row>
        <table:table-row table:style-name="ro3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Identifiant de la personne traitée chez Pôle Emploi</text:p>
          </table:table-cell>
          <table:table-cell office:value-type="string">
            <text:p>3658945E</text:p>
          </table:table-cell>
          <table:table-cell table:number-columns-repeated="1020"/>
        </table:table-row>
        <table:table-row table:style-name="ro3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adame Tartampion Marie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5">
          <table:table-cell table:style-name="ce2" office:value-type="string">
            <text:p>TABLE Personnes_referent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personne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table personne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referen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referent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 du parcours lié à la perso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referent_dddesignation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désignation du référent de parcours</text:p>
          </table:table-cell>
          <table:table-cell table:style-name="ce13" office:value-type="date" office:date-value="2009-10-11">
            <text:p>11/10/09</text:p>
          </table:table-cell>
          <table:table-cell office:value-type="string">
            <text:p>Format = 2009-10-11</text:p>
          </table:table-cell>
          <table:table-cell table:number-columns-repeated="1019"/>
        </table:table-row>
        <table:table-row table:style-name="ro3">
          <table:table-cell office:value-type="string">
            <text:p>personnereferent_dfdesignation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e désignation du référent de parcours</text:p>
          </table:table-cell>
          <table:table-cell table:style-name="ce13" office:value-type="date" office:date-value="2010-10-11">
            <text:p>11/10/10</text:p>
          </table:table-cell>
          <table:table-cell office:value-type="string">
            <text:p>Format = 2010-10-11</text:p>
          </table:table-cell>
          <table:table-cell table:number-columns-repeated="1019"/>
        </table:table-row>
        <table:table-row table:style-name="ro3">
          <table:table-cell office:value-type="string">
            <text:p>personnereferen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Prestation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prestation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bénéficiant de la pres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restation_natprest</text:p>
          </table:table-cell>
          <table:table-cell table:style-name="ce5" office:value-type="string">
            <text:p>Correspond à</text:p>
          </table:table-cell>
          <table:table-cell office:value-type="string">
            <text:p>Nature de la prestation</text:p>
          </table:table-cell>
          <table:table-cell office:value-type="string">
            <text:p>RSA</text:p>
          </table:table-cell>
          <table:table-cell table:number-columns-repeated="1020"/>
        </table:table-row>
        <table:table-row table:style-name="ro9">
          <table:table-cell office:value-type="string">
            <text:p>prestation_rolepers</text:p>
          </table:table-cell>
          <table:table-cell table:style-name="ce5" office:value-type="string">
            <text:p>Correspond à</text:p>
          </table:table-cell>
          <table:table-cell office:value-type="string">
            <text:p>Rôle de la personne</text:p>
          </table:table-cell>
          <table:table-cell office:value-type="string">
            <text:p>DEM</text:p>
          </table:table-cell>
          <table:table-cell office:value-type="string">
            <text:p>DEM = Demandeur</text:p>
            <text:p>CJT = Conjoint</text:p>
            <text:p>ENF = Enfant</text:p>
            <text:p>AUT = Autres</text:p>
          </table:table-cell>
          <table:table-cell table:number-columns-repeated="1019"/>
        </table:table-row>
        <table:table-row table:style-name="ro4">
          <table:table-cell office:value-type="string">
            <text:p>prestation_topchapers</text:p>
          </table:table-cell>
          <table:table-cell table:style-name="ce5" office:value-type="string">
            <text:p>Correspond à</text:p>
          </table:table-cell>
          <table:table-cell office:value-type="string">
            <text:p>Charge de la personne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est à charge à au moins une des prestations <text:s/>de la famille traitée </text:span></text:p>
            <text:p><text:span text:style-name="T1">0 = <text:s/>si la personne n'est pas à charge à aucune prestation de la famille traitée</text:span></text:p>
          </table:table-cell>
          <table:table-cell table:number-columns-repeated="1019"/>
        </table:table-row>
        <table:table-row table:style-name="ro13">
          <table:table-cell office:value-type="string">
            <text:p>prestation_toppersdrodevorsa</text:p>
          </table:table-cell>
          <table:table-cell table:style-name="ce5" office:value-type="string">
            <text:p>Correspond à</text:p>
          </table:table-cell>
          <table:table-cell office:value-type="string">
            <text:p>Personne soumis à droits et devoirs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traitée est à soumis à droits et devoirs, : <text:s/></text:span></text:p>
            <text:p><text:span text:style-name="T1">le total de ses <text:s/>ressources mensuelles (pris en compte pour le calcul RSA) </text:span></text:p>
            <text:p><text:span text:style-name="T1">Est inférieure au seuil fixé par décret (500 euros)</text:span></text:p>
            <text:p><text:span text:style-name="T1"/></text:p>
            <text:p><text:span text:style-name="T1">0 = <text:s/>si la personne traitée n'est pas à soumis à droits et devoirs : </text:span></text:p>
            <text:p><text:span text:style-name="T1">Le total de <text:s/>ses ressources mensuelles (pris en compte pour le calcul RSA) </text:span></text:p>
            <text:p><text:span text:style-name="T1">est supérieure ou égale au seuil fixé par décret (500 euros)</text:span></text:p>
          </table:table-cell>
          <table:table-cell table:number-columns-repeated="1019"/>
        </table:table-row>
        <table:table-row table:style-name="ro3">
          <table:table-cell office:value-type="string">
            <text:p>prestat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restat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Referent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referen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referent_nom</text:p>
          </table:table-cell>
          <table:table-cell table:style-name="ce5" office:value-type="string">
            <text:p>Correspond à</text:p>
          </table:table-cell>
          <table:table-cell office:value-type="string">
            <text:p>Nom du référent</text:p>
          </table:table-cell>
          <table:table-cell office:value-type="string">
            <text:p>Auzolat</text:p>
          </table:table-cell>
          <table:table-cell table:number-columns-repeated="1020"/>
        </table:table-row>
        <table:table-row table:style-name="ro3">
          <table:table-cell office:value-type="string">
            <text:p>referent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Arnaud</text:p>
          </table:table-cell>
          <table:table-cell table:number-columns-repeated="1020"/>
        </table:table-row>
        <table:table-row table:style-name="ro3">
          <table:table-cell office:value-type="string">
            <text:p>referent_numero_poste</text:p>
          </table:table-cell>
          <table:table-cell table:style-name="ce5" office:value-type="string">
            <text:p>Correspond à</text:p>
          </table:table-cell>
          <table:table-cell office:value-type="string">
            <text:p>N° de poste </text:p>
          </table:table-cell>
          <table:table-cell office:value-type="float" office:value="1234">
            <text:p>1234</text:p>
          </table:table-cell>
          <table:table-cell table:number-columns-repeated="1020"/>
        </table:table-row>
        <table:table-row table:style-name="ro3">
          <table:table-cell office:value-type="string">
            <text:p>referent_email</text:p>
          </table:table-cell>
          <table:table-cell table:style-name="ce5"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<text:a xlink:href="mailto:arnaud.auzolat@adullact-projet.coop">arnaud.auzolat@adullact-projet.coop</text:a></text:p>
          </table:table-cell>
          <table:table-cell table:number-columns-repeated="1020"/>
        </table:table-row>
        <table:table-row table:style-name="ro7">
          <table:table-cell office:value-type="string">
            <text:p>referent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  <table:table-cell office:value-type="string">
            <text:p>MR = Monsieur</text:p>
            <text:p>MME = Madame</text:p>
            <text:p>MLE = Mademoiselle</text:p>
          </table:table-cell>
          <table:table-cell table:number-columns-repeated="1019"/>
        </table:table-row>
        <table:table-row table:style-name="ro3">
          <table:table-cell office:value-type="string">
            <text:p>referent_fonction</text:p>
          </table:table-cell>
          <table:table-cell table:style-name="ce5"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Développeur</text:p>
          </table:table-cell>
          <table:table-cell table:number-columns-repeated="1020"/>
        </table:table-row>
        <table:table-row table:style-name="ro3">
          <table:table-cell office:value-type="string">
            <text:p>referent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onsieur Auzolat Arnaud</text:p>
          </table:table-cell>
          <table:table-cell table:number-columns-repeated="1020"/>
        </table:table-row>
        <table:table-row table:style-name="ro3">
          <table:table-cell office:value-type="string">
            <text:p>referent_full_name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onsieur Auzolat Arnaud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/>
          <table:table-cell table:style-name="ce3" table:number-columns-repeated="1022"/>
        </table:table-row>
        <table:table-row table:style-name="ro5">
          <table:table-cell table:style-name="ce2" office:value-type="string">
            <text:p>TABLE Rendezvou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rendezvous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rendez-vous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personn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personne liée au RDV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structurereferent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structure liée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dat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Date du RDV</text:p>
          </table:table-cell>
          <table:table-cell table:style-name="ce13" office:value-type="date" office:date-value="2010-01-20">
            <text:p>20/01/10</text:p>
          </table:table-cell>
          <table:table-cell office:value-type="string">
            <text:p>Format: 2010-01-20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objet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Objectif du RDV</text:p>
          </table:table-cell>
          <table:table-cell office:value-type="string">
            <text:p>blablablabla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commentair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Commentaire du RDV</text:p>
          </table:table-cell>
          <table:table-cell office:value-type="string">
            <text:p>blablablabla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typerdv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type de RDV</text:p>
          </table:table-cell>
          <table:table-cell office:value-type="float" office:value="2">
            <text:p>2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heur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Heure du RDV</text:p>
          </table:table-cell>
          <table:table-cell table:style-name="ce15" office:value-type="string">
            <text:p>08h05</text:p>
          </table:table-cell>
          <table:table-cell table:style-name="ce18" office:value-type="string">
            <text:p>Format = 08:05:00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referent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référent de RDV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rendezvous_permanenc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permanence liée</text:p>
          </table:table-cell>
          <table:table-cell office:value-type="float" office:value="1">
            <text:p>1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>
          <table:table-cell office:value-type="string">
            <text:p>rendezvous_statutrdv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statut du RDV</text:p>
          </table:table-cell>
          <table:table-cell office:value-type="float" office:value="1">
            <text:p>1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 table:number-rows-repeated="4">
          <table:table-cell table:style-name="ce3"/>
          <table:table-cell table:style-name="ce6"/>
          <table:table-cell table:style-name="ce3" table:number-columns-repeated="1022"/>
        </table:table-row>
        <table:table-row table:style-name="ro3">
          <table:table-cell table:style-name="ce3"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Structuresreferente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7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 office:value-type="string">
            <text:p>1 = Emploi</text:p>
            <text:p>2 = Social</text:p>
            <text:p>3 = Socioprofessionnel</text:p>
          </table:table-cell>
          <table:table-cell table:number-columns-repeated="1019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office:value-type="string">
            <text:p>Libellé de la structure</text:p>
          </table:table-cell>
          <table:table-cell office:value-type="string">
            <text:p>Pole Emploi Aubervilliers</text:p>
          </table:table-cell>
          <table:table-cell table:number-columns-repeated="1020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 office:value-type="string">
            <text:p>Avenue</text:p>
          </table:table-cell>
          <table:table-cell table:number-columns-repeated="1019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 table:number-columns-repeated="1020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Aubervilliers</text:p>
          </table:table-cell>
          <table:table-cell table:number-columns-repeated="1020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93001">
            <text:p>93001</text:p>
          </table:table-cell>
          <table:table-cell table:number-columns-repeated="1020"/>
        </table:table-row>
        <table:table-row table:style-name="ro4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CER ?</text:p>
          </table:table-cell>
          <table:table-cell office:value-type="float" office:value="1">
            <text:p>1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4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APREs ?</text:p>
          </table:table-cell>
          <table:table-cell office:value-type="float" office:value="0">
            <text:p>0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4">
          <table:table-cell office:value-type="string">
            <text:p>structurereferente_orientation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Orientations ?</text:p>
          </table:table-cell>
          <table:table-cell office:value-type="float" office:value="1">
            <text:p>1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4">
          <table:table-cell office:value-type="string">
            <text:p>structurereferente_pdo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PDOs ?</text:p>
          </table:table-cell>
          <table:table-cell office:value-type="float" office:value="0">
            <text:p>0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User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user_id</text:p>
          </table:table-cell>
          <table:table-cell table:style-name="ce5" office:value-type="string">
            <text:p>Correspond à</text:p>
          </table:table-cell>
          <table:table-cell office:value-type="string">
            <text:p>ID de l'utilisateur connecté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user_group_id</text:p>
          </table:table-cell>
          <table:table-cell table:style-name="ce5" office:value-type="string">
            <text:p>Correspond à</text:p>
          </table:table-cell>
          <table:table-cell office:value-type="string">
            <text:p>ID du Groupe auquel l'utilisateur est lié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user_serviceinstructeur_id</text:p>
          </table:table-cell>
          <table:table-cell table:style-name="ce5" office:value-type="string">
            <text:p>Correspond à</text:p>
          </table:table-cell>
          <table:table-cell office:value-type="string">
            <text:p>Id du service instructeu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user_username</text:p>
          </table:table-cell>
          <table:table-cell table:style-name="ce5"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buffin</text:p>
          </table:table-cell>
          <table:table-cell table:number-columns-repeated="1020"/>
        </table:table-row>
        <table:table-row table:style-name="ro3">
          <table:table-cell office:value-type="string">
            <text:p>user_password</text:p>
          </table:table-cell>
          <table:table-cell table:style-name="ce5" office:value-type="string">
            <text:p>Correspond à</text:p>
          </table:table-cell>
          <table:table-cell office:value-type="string">
            <text:p>Mot de passe de l'utilisateur</text:p>
          </table:table-cell>
          <table:table-cell office:value-type="string">
            <text:p>********</text:p>
          </table:table-cell>
          <table:table-cell table:number-columns-repeated="1020"/>
        </table:table-row>
        <table:table-row table:style-name="ro3">
          <table:table-cell office:value-type="string">
            <text:p>user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Buffin</text:p>
          </table:table-cell>
          <table:table-cell table:number-columns-repeated="1020"/>
        </table:table-row>
        <table:table-row table:style-name="ro3">
          <table:table-cell office:value-type="string">
            <text:p>user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3">
          <table:table-cell office:value-type="string">
            <text:p>user_date_naiss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 de l'utilisateur</text:p>
          </table:table-cell>
          <table:table-cell table:style-name="ce13" office:value-type="date" office:date-value="1979-01-20">
            <text:p>20/01/79</text:p>
          </table:table-cell>
          <table:table-cell office:value-type="string">
            <text:p>Format: 1979-01-20</text:p>
          </table:table-cell>
          <table:table-cell table:number-columns-repeated="1019"/>
        </table:table-row>
        <table:table-row table:style-name="ro3">
          <table:table-cell office:value-type="string">
            <text:p>user_date_deb_hab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table:style-name="ce13" office:value-type="date" office:date-value="2009-01-20">
            <text:p>20/01/09</text:p>
          </table:table-cell>
          <table:table-cell office:value-type="string">
            <text:p>Format: 2009-01-20</text:p>
          </table:table-cell>
          <table:table-cell table:number-columns-repeated="1019"/>
        </table:table-row>
        <table:table-row table:style-name="ro3">
          <table:table-cell office:value-type="string">
            <text:p>user_date_fin_hab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table:style-name="ce13" office:value-type="date" office:date-value="2010-01-20">
            <text:p>20/01/10</text:p>
          </table:table-cell>
          <table:table-cell office:value-type="string">
            <text:p>Format: 2010-01-20</text:p>
          </table:table-cell>
          <table:table-cell table:number-columns-repeated="1019"/>
        </table:table-row>
        <table:table-row table:style-name="ro3">
          <table:table-cell office:value-type="string">
            <text:p>user_numtel</text:p>
          </table:table-cell>
          <table:table-cell table:style-name="ce5" office:value-type="string">
            <text:p>Correspond à</text:p>
          </table:table-cell>
          <table:table-cell office:value-type="string">
            <text:p>N° <text:s/>de téléphone de l'utilisateur</text:p>
          </table:table-cell>
          <table:table-cell table:style-name="ce14" office:value-type="string">
            <text:p>0467676767</text:p>
          </table:table-cell>
          <table:table-cell table:number-columns-repeated="1020"/>
        </table:table-row>
        <table:table-row table:style-name="ro3">
          <table:table-cell office:value-type="string">
            <text:p>user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 de l'utilisat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user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'utilisateur</text:p>
          </table:table-cell>
          <table:table-cell office:value-type="string">
            <text:p>RUE</text:p>
          </table:table-cell>
          <table:table-cell office:value-type="string">
            <text:p>Rue</text:p>
          </table:table-cell>
          <table:table-cell table:number-columns-repeated="1019"/>
        </table:table-row>
        <table:table-row table:style-name="ro3">
          <table:table-cell office:value-type="string">
            <text:p>user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'utilisateur</text:p>
          </table:table-cell>
          <table:table-cell office:value-type="string">
            <text:p>des Platanes</text:p>
          </table:table-cell>
          <table:table-cell table:number-columns-repeated="1020"/>
        </table:table-row>
        <table:table-row table:style-name="ro3">
          <table:table-cell office:value-type="string">
            <text:p>user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d'adresse</text:p>
          </table:table-cell>
          <table:table-cell office:value-type="string">
            <text:p>Résidence Là-bas</text:p>
          </table:table-cell>
          <table:table-cell table:number-columns-repeated="1020"/>
        </table:table-row>
        <table:table-row table:style-name="ro3">
          <table:table-cell office:value-type="string">
            <text:p>user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user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'utilisateur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4">
          <table:table-cell office:value-type="string">
            <text:p>user_isgestionnaire</text:p>
          </table:table-cell>
          <table:table-cell table:style-name="ce5" office:value-type="string">
            <text:p>Correspond à</text:p>
          </table:table-cell>
          <table:table-cell office:value-type="string">
            <text:p>L'utilisateur est-il un gestionnaire (utilisé pour les PDOs)</text:p>
          </table:table-cell>
          <table:table-cell office:value-type="float" office:value="1">
            <text:p>1</text:p>
          </table:table-cell>
          <table:table-cell table:style-name="ce19" office:value-type="string">
            <text:p><text:span text:style-name="T2">1 = Oui</text:span></text:p>
            <text:p><text:span text:style-name="T2">0 = Non</text:span></text:p>
          </table:table-cell>
          <table:table-cell table:number-columns-repeated="1019"/>
        </table:table-row>
        <table:table-row table:style-name="ro4" table:number-rows-repeated="10482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ientation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20" office:value-type="string">
            <text:p>Exemples de valeurs</text:p>
          </table:table-cell>
          <table:table-cell table:style-name="ce21" office:value-type="string">
            <text:p>Valeurs existantes</text:p>
          </table:table-cell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de la personne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ME</text:p>
          </table:table-cell>
          <table:table-cell office:value-type="string">
            <text:p>MME = Madame</text:p>
            <text:p>MLE = Mademoiselle</text:p>
            <text:p>MR = Monsieur</text:p>
          </table:table-cell>
        </table:table-row>
        <table:table-row table:style-name="ro3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Tartampion</text:p>
          </table:table-cell>
          <table:table-cell/>
        </table:table-row>
        <table:table-row table:style-name="ro3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</text:p>
          </table:table-cell>
          <table:table-cell/>
        </table:table-row>
        <table:table-row table:style-name="ro3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Touto</text:p>
          </table:table-cell>
          <table:table-cell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office:value-type="string">
            <text:p>2eme Prénom de la personne</text:p>
          </table:table-cell>
          <table:table-cell office:value-type="string">
            <text:p>Jeanne</text:p>
          </table:table-cell>
          <table:table-cell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office:value-type="string">
            <text:p>3eme Prénom de la personne</text:p>
          </table:table-cell>
          <table:table-cell office:value-type="string">
            <text:p>Paule</text:p>
          </table:table-cell>
          <table:table-cell/>
        </table:table-row>
        <table:table-row table:style-name="ro3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la commune de naissance</text:p>
          </table:table-cell>
          <table:table-cell office:value-type="string">
            <text:p>Bobigny</text:p>
          </table:table-cell>
          <table:table-cell/>
        </table:table-row>
        <table:table-row table:style-name="ro3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</text:p>
          </table:table-cell>
          <table:table-cell table:style-name="ce13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3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office:value-type="string">
            <text:p>Rang de naissance</text:p>
          </table:table-cell>
          <table:table-cell office:value-type="float" office:value="1">
            <text:p>1</text:p>
          </table:table-cell>
          <table:table-cell/>
        </table:table-row>
        <table:table-row table:style-name="ro9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office:value-type="string">
            <text:p>Type de date de naissance</text:p>
          </table:table-cell>
          <table:table-cell office:value-type="string">
            <text:p>J</text:p>
          </table:table-cell>
          <table:table-cell office:value-type="string">
            <text:p>J = Jour inconnu</text:p>
            <text:p>N = Jour et mois connus</text:p>
            <text:p>O = Jour et mois inconnus</text:p>
            <text:p/>
          </table:table-cell>
        </table:table-row>
        <table:table-row table:style-name="ro3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176109315412051">
            <text:p>176109315412051</text:p>
          </table:table-cell>
          <table:table-cell/>
        </table:table-row>
        <table:table-row table:style-name="ro3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office:value-type="string">
            <text:p>Certification de l'état civil de la personne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</table:table-row>
        <table:table-row table:style-name="ro4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office:value-type="string">
            <text:p>Sexe de la personne</text:p>
          </table:table-cell>
          <table:table-cell office:value-type="float" office:value="1">
            <text:p>1</text:p>
          </table:table-cell>
          <table:table-cell office:value-type="string">
            <text:p>1 = Homme</text:p>
            <text:p>2 = Femme</text:p>
          </table:table-cell>
        </table:table-row>
        <table:table-row table:style-name="ro7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office:value-type="string">
            <text:p>Nationalité</text:p>
          </table:table-cell>
          <table:table-cell office:value-type="string">
            <text:p>F</text:p>
          </table:table-cell>
          <table:table-cell office:value-type="string">
            <text:p>A = Autre nationalité</text:p>
            <text:p>C = Ressortissant CEE ou Suisse</text:p>
            <text:p>F= Française</text:p>
          </table:table-cell>
        </table:table-row>
        <table:table-row table:style-name="ro3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office:value-type="string">
            <text:p>Date de nationalité</text:p>
          </table:table-cell>
          <table:table-cell table:style-name="ce13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4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office:value-type="string">
            <text:p>Pièce d'état civil présenté</text:p>
          </table:table-cell>
          <table:table-cell office:value-type="string">
            <text:p>E</text:p>
          </table:table-cell>
          <table:table-cell office:value-type="string">
            <text:p>E = Pièce présentée</text:p>
            <text:p>P = Certificat de perte</text:p>
          </table:table-cell>
        </table:table-row>
        <table:table-row table:style-name="ro3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Identifiant de la personne traitée chez Pôle Emploi</text:p>
          </table:table-cell>
          <table:table-cell office:value-type="string">
            <text:p>3658945E</text:p>
          </table:table-cell>
          <table:table-cell/>
        </table:table-row>
        <table:table-row table:style-name="ro3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adame Tartampion Marie</text:p>
          </table:table-cell>
          <table:table-cell/>
        </table:table-row>
        <table:table-row table:style-name="ro3">
          <table:table-cell office:value-type="string">
            <text:p>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lié au dossier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foyer_dossier_rsa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lié au foyer</text:p>
          </table:table-cell>
          <table:table-cell office:value-type="float" office:value="12542">
            <text:p>12542</text:p>
          </table:table-cell>
          <table:table-cell/>
        </table:table-row>
        <table:table-row table:style-name="ro11">
          <table:table-cell office:value-type="string">
            <text:p>foyer_sitfam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office:value-type="string">
            <text:p>MAR</text:p>
          </table:table-cell>
          <table:table-cell table:style-name="ce9" office:value-type="string">
            <text:p><text:span text:style-name="T1">"ABA" : DISPARU (JUGEMENT D'ABSENCE)</text:span></text:p>
            <text:p><text:span text:style-name="T1">"CEL" : CELIBATAIRE</text:span></text:p>
            <text:p><text:span text:style-name="T1">"DIV" : DIVORCE</text:span></text:p>
            <text:p><text:span text:style-name="T1">"ISO" : ISOLEMENT APRES VIE MARITALE OU PACS</text:span></text:p>
            <text:p><text:span text:style-name="T1">"MAR" : MARIAGE</text:span></text:p>
            <text:p><text:span text:style-name="T1">"PAC" : PACS</text:span></text:p>
            <text:p><text:span text:style-name="T1">"RPA" : REPRISE VIE COMMUNE SUR PACS</text:span></text:p>
            <text:p><text:span text:style-name="T1">"RVC" : REPRISE VIE MARITALE</text:span></text:p>
            <text:p><text:span text:style-name="T1">"RVM" : REPRISE MARIAGE</text:span></text:p>
            <text:p><text:span text:style-name="T1">"SEF" : SEPARATION DE FAIT</text:span></text:p>
            <text:p><text:span text:style-name="T1">"SEL" : SEPARATION LEGALE</text:span></text:p>
            <text:p><text:span text:style-name="T1">"VEU" : VEUVAGE</text:span></text:p>
            <text:p><text:span text:style-name="T1">"VIM" : VIE MARITALE</text:span></text:p>
          </table:table-cell>
        </table:table-row>
        <table:table-row table:style-name="ro3">
          <table:table-cell office:value-type="string">
            <text:p>foyer_ddsitfam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situation familiale</text:p>
          </table:table-cell>
          <table:table-cell table:style-name="ce13" office:value-type="date" office:date-value="2002-10-11">
            <text:p>11/10/02</text:p>
          </table:table-cell>
          <table:table-cell office:value-type="string">
            <text:p>Format = 2002-10-11</text:p>
          </table:table-cell>
        </table:table-row>
        <table:table-row table:style-name="ro12">
          <table:table-cell office:value-type="string">
            <text:p>foyer_typeocclog</text:p>
          </table:table-cell>
          <table:table-cell table:style-name="ce5" office:value-type="string">
            <text:p>Correspond à</text:p>
          </table:table-cell>
          <table:table-cell office:value-type="string">
            <text:p>Code occupation du logement</text:p>
          </table:table-cell>
          <table:table-cell office:value-type="string">
            <text:p>LOC</text:p>
          </table:table-cell>
          <table:table-cell table:style-name="ce9" office:value-type="string">
            <text:p><text:span text:style-name="T1">"ACC" : Proprietaire avec charges de remboursement</text:span></text:p>
            <text:p><text:span text:style-name="T1">"BAL" : Forfait logement a appliquer</text:span></text:p>
            <text:p><text:span text:style-name="T1">"HCG" : Hebergement collectif a titre gratuit</text:span></text:p>
            <text:p><text:span text:style-name="T1">"HCO" : Hebergement collectif a titre onereux</text:span></text:p>
            <text:p><text:span text:style-name="T1">"HGP" : Hebergement a titre gratuit par des particulier</text:span></text:p>
            <text:p><text:span text:style-name="T1">"HOP" : Hebergement onereux par des particuliers</text:span></text:p>
            <text:p><text:span text:style-name="T1">"HOT" : Hotel</text:span></text:p>
            <text:p><text:span text:style-name="T1">"LOC" : Locataire ou sous locataire</text:span></text:p>
            <text:p><text:span text:style-name="T1">"OLI" : Occupation logement inconnue</text:span></text:p>
            <text:p><text:span text:style-name="T1">"PRO" : Proprietaire sans charges de remboursement</text:span></text:p>
            <text:p><text:span text:style-name="T1">"SRG" : Sans resid. Stable avec forfait logement</text:span></text:p>
            <text:p><text:span text:style-name="T1">"SRO" : Sans resid. Stable sans forfait logement</text:span></text:p>
          </table:table-cell>
        </table:table-row>
        <table:table-row table:style-name="ro3">
          <table:table-cell office:value-type="string">
            <text:p>foyer_mtvallocterr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terrain non loué</text:p>
          </table:table-cell>
          <table:table-cell office:value-type="float" office:value="650">
            <text:p>650</text:p>
          </table:table-cell>
          <table:table-cell/>
        </table:table-row>
        <table:table-row table:style-name="ro3">
          <table:table-cell office:value-type="string">
            <text:p>foyer_mtvalloclog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logement non loué</text:p>
          </table:table-cell>
          <table:table-cell office:value-type="float" office:value="875">
            <text:p>875</text:p>
          </table:table-cell>
          <table:table-cell/>
        </table:table-row>
        <table:table-row table:style-name="ro3">
          <table:table-cell office:value-type="string">
            <text:p>foyer_contefichliairsa</text:p>
          </table:table-cell>
          <table:table-cell table:style-name="ce5" office:value-type="string">
            <text:p>Correspond à</text:p>
          </table:table-cell>
          <table:table-cell office:value-type="string">
            <text:p>Contenu de la fiche de liaison</text:p>
          </table:table-cell>
          <table:table-cell office:value-type="string">
            <text:p>Eone de texte</text:p>
          </table:table-cell>
          <table:table-cell/>
        </table:table-row>
        <table:table-row table:style-name="ro3">
          <table:table-cell office:value-type="string">
            <text:p>prestation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bénéficiant de la pres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restation_natprest</text:p>
          </table:table-cell>
          <table:table-cell table:style-name="ce5" office:value-type="string">
            <text:p>Correspond à</text:p>
          </table:table-cell>
          <table:table-cell office:value-type="string">
            <text:p>Nature de la prestation</text:p>
          </table:table-cell>
          <table:table-cell office:value-type="string">
            <text:p>RSA</text:p>
          </table:table-cell>
          <table:table-cell/>
        </table:table-row>
        <table:table-row table:style-name="ro9">
          <table:table-cell office:value-type="string">
            <text:p>prestation_rolepers</text:p>
          </table:table-cell>
          <table:table-cell table:style-name="ce5" office:value-type="string">
            <text:p>Correspond à</text:p>
          </table:table-cell>
          <table:table-cell office:value-type="string">
            <text:p>Rôle de la personne</text:p>
          </table:table-cell>
          <table:table-cell office:value-type="string">
            <text:p>DEM</text:p>
          </table:table-cell>
          <table:table-cell office:value-type="string">
            <text:p>DEM = Demandeur</text:p>
            <text:p>CJT = Conjoint</text:p>
            <text:p>ENF = Enfant</text:p>
            <text:p>AUT = Autres</text:p>
          </table:table-cell>
        </table:table-row>
        <table:table-row table:style-name="ro4">
          <table:table-cell office:value-type="string">
            <text:p>prestation_topchapers</text:p>
          </table:table-cell>
          <table:table-cell table:style-name="ce5" office:value-type="string">
            <text:p>Correspond à</text:p>
          </table:table-cell>
          <table:table-cell office:value-type="string">
            <text:p>Charge de la personne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est à charge à au moins une des prestations <text:s/>de la famille traitée </text:span></text:p>
            <text:p><text:span text:style-name="T1">0 = <text:s/>si la personne n'est pas à charge à aucune prestation de la famille traitée</text:span></text:p>
          </table:table-cell>
        </table:table-row>
        <table:table-row table:style-name="ro13">
          <table:table-cell office:value-type="string">
            <text:p>prestation_toppersdrodevorsa</text:p>
          </table:table-cell>
          <table:table-cell table:style-name="ce5" office:value-type="string">
            <text:p>Correspond à</text:p>
          </table:table-cell>
          <table:table-cell office:value-type="string">
            <text:p>Personne soumis à droits et devoirs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traitée est à soumis à droits et devoirs, : <text:s/></text:span></text:p>
            <text:p><text:span text:style-name="T1">le total de ses <text:s/>ressources mensuelles (pris en compte pour le calcul RSA) </text:span></text:p>
            <text:p><text:span text:style-name="T1">Est inférieure au seuil fixé par décret (500 euros)</text:span></text:p>
            <text:p><text:span text:style-name="T1"/></text:p>
            <text:p><text:span text:style-name="T1">0 = <text:s/>si la personne traitée n'est pas à soumis à droits et devoirs : </text:span></text:p>
            <text:p><text:span text:style-name="T1">Le total de <text:s/>ses ressources mensuelles (pris en compte pour le calcul RSA) </text:span></text:p>
            <text:p><text:span text:style-name="T1">est supérieure ou égale au seuil fixé par décret (500 euros)</text:span></text:p>
          </table:table-cell>
        </table:table-row>
        <table:table-row table:style-name="ro3">
          <table:table-cell office:value-type="string">
            <text:p>prestat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res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titresejour_id</text:p>
          </table:table-cell>
          <table:table-cell table:style-name="ce5" office:value-type="string">
            <text:p>Correspond à</text:p>
          </table:table-cell>
          <table:table-cell office:value-type="string">
            <text:p>Id du titre de séjour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tresejour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pour le titre de séjou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titresejour_dtentfra</text:p>
          </table:table-cell>
          <table:table-cell table:style-name="ce5" office:value-type="string">
            <text:p>Correspond à</text:p>
          </table:table-cell>
          <table:table-cell office:value-type="string">
            <text:p>Date d'entrée en France</text:p>
          </table:table-cell>
          <table:table-cell table:style-name="ce13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14">
          <table:table-cell office:value-type="string">
            <text:p>titresejour_nattitsej</text:p>
          </table:table-cell>
          <table:table-cell table:style-name="ce5" office:value-type="string">
            <text:p>Correspond à</text:p>
          </table:table-cell>
          <table:table-cell office:value-type="string">
            <text:p>Nature du titre de séjour</text:p>
          </table:table-cell>
          <table:table-cell office:value-type="string">
            <text:p>AUT</text:p>
          </table:table-cell>
          <table:table-cell table:style-name="ce9" office:value-type="string">
            <text:p><text:span text:style-name="T1">"AND" : Titre d'identit‚ d'andorran</text:span></text:p>
            <text:p><text:span text:style-name="T1">"APF" : Attestation préfectorale</text:span></text:p>
            <text:p><text:span text:style-name="T1">"APS" : Autorisation provisoire de s‚jour</text:span></text:p>
            <text:p><text:span text:style-name="T1">"APT" : Autorisation provisoire de travail</text:span></text:p>
            <text:p><text:span text:style-name="T1">"AUT" : Autres</text:span></text:p>
            <text:p><text:span text:style-name="T1">"CRA" : Certificat de résidence de ressortissant Algérien</text:span></text:p>
            <text:p><text:span text:style-name="T1">"CRC" : Carte de Ressortissant Communautaire ou Suisse</text:span></text:p>
            <text:p><text:span text:style-name="T1">"CRE" : Carte de résident</text:span></text:p>
            <text:p><text:span text:style-name="T1">"CST" : Carte de séjour temporaire</text:span></text:p>
            <text:p><text:span text:style-name="T1">"CTS" : Contrat de travail saisonnier</text:span></text:p>
            <text:p><text:span text:style-name="T1">"DIS" : Dispense de titre de séjour</text:span></text:p>
            <text:p><text:span text:style-name="T1">"DCE" : Document de circulation pour étranger mineur</text:span></text:p>
            <text:p><text:span text:style-name="T1">"FRO" : Carte de frontalier</text:span></text:p>
            <text:p><text:span text:style-name="T1">"MON" : Passeport mon‚gasque</text:span></text:p>
            <text:p><text:span text:style-name="T1">"OFP" : Livret de famille ou acte de naissance OFPRA</text:span></text:p>
            <text:p><text:span text:style-name="T1">"OMI" : Certificat delivré par l'ANAEM(ex-OMI) valant autorisation séjour</text:span></text:p>
            <text:p><text:span text:style-name="T1">"PDC" : Membres du personnel diplomatiques et consulaires</text:span></text:p>
            <text:p><text:span text:style-name="T1">"REF" : Certificat de refugié</text:span></text:p>
            <text:p><text:span text:style-name="T1">"RCS" : Récépissé renouvellement de carte de séjour temporaire</text:span></text:p>
            <text:p><text:span text:style-name="T1">"RRA" : Récécissé renouvel. certificat résidence ressortissant algérien</text:span></text:p>
            <text:p><text:span text:style-name="T1">"RRE" : Récépissé carte résident</text:span></text:p>
            <text:p><text:span text:style-name="T1">"RSA" : Récépissé dépôt demande statut refugié ou adm bénéfice asile</text:span></text:p>
            <text:p><text:span text:style-name="T1">"RSR" : Récépissé dépôt demande statut refugié</text:span></text:p>
            <text:p><text:span text:style-name="T1">"RTS" : Récépissé demande TSJ</text:span></text:p>
            <text:p><text:span text:style-name="T1">"RUN" : Récépissé de 1ère demande de titre de s‚jour</text:span></text:p>
            <text:p><text:span text:style-name="T1">"RVA" : Récépissé demande TSJ valant autorisation de séjour</text:span></text:p>
            <text:p><text:span text:style-name="T1">"VAC" : Visa délivré par l'Autorité Consulaire</text:span></text:p>
            <text:p><text:span text:style-name="T1">"VLS" : Visa de long séjour</text:span></text:p>
            <text:p><text:span text:style-name="T1">"CVC" : Conversion Cristal - Valeur de transposition</text:span></text:p>
          </table:table-cell>
        </table:table-row>
        <table:table-row table:style-name="ro15">
          <table:table-cell office:value-type="string">
            <text:p>titresejour_menttitsej</text:p>
          </table:table-cell>
          <table:table-cell table:style-name="ce5" office:value-type="string">
            <text:p>Correspond à</text:p>
          </table:table-cell>
          <table:table-cell office:value-type="string">
            <text:p>Mention du titre de séjour</text:p>
          </table:table-cell>
          <table:table-cell office:value-type="string">
            <text:p>AT</text:p>
          </table:table-cell>
          <table:table-cell table:style-name="ce9" office:value-type="string">
            <text:p><text:span text:style-name="T1">"AM" : Autres mentions</text:span></text:p>
            <text:p><text:span text:style-name="T1">"AP" : Activité professionnelle et résidence de moins de 5ans</text:span></text:p>
            <text:p><text:span text:style-name="T1">"A5" : Activité professionnelle et résidence de plus de 5ans</text:span></text:p>
            <text:p><text:span text:style-name="T1">"AS" : Etranger admis au titre de l'asile</text:span></text:p>
            <text:p><text:span text:style-name="T1">"AT" : Il autorise son titulaire … travailler</text:span></text:p>
            <text:p><text:span text:style-name="T1">"DR" : A demandé le statut de réfugié</text:span></text:p>
            <text:p><text:span text:style-name="T1">"DS" : Droit au séjour</text:span></text:p>
            <text:p><text:span text:style-name="T1">"JT" : Jugement de tutelle</text:span></text:p>
            <text:p><text:span text:style-name="T1">"MF" : Membre de la famille</text:span></text:p>
            <text:p><text:span text:style-name="T1">"PE" : Permettant l'établissement (L.M. du 29/09/94)</text:span></text:p>
            <text:p><text:span text:style-name="T1">"PS" : Protection subsidiaire</text:span></text:p>
            <text:p><text:span text:style-name="T1">"PT" : Autorisation provisoire de travail</text:span></text:p>
            <text:p><text:span text:style-name="T1">"RF" : Regroupe les N° de procédure 07,08,09,17,18 ou 19 pour l'introduction en France</text:span></text:p>
            <text:p><text:span text:style-name="T1">"RR" : Reconnu réfugié / Certificat de réfugié</text:span></text:p>
            <text:p><text:span text:style-name="T1">"RS" : Option régime de S.S. français</text:span></text:p>
            <text:p><text:span text:style-name="T1">"SC" : Scientifique</text:span></text:p>
            <text:p><text:span text:style-name="T1">"VF" : Vie privée ou familiale et résidence de moins de 5ans</text:span></text:p>
            <text:p><text:span text:style-name="T1">"V5" : Vie privée et familiale et résidence de plus de 5ans</text:span></text:p>
            <text:p><text:span text:style-name="T1">"RE" : Retraité</text:span></text:p>
            <text:p><text:span text:style-name="T1">"CS" : Carte spéciale jusqu'en 03/1996</text:span></text:p>
            <text:p><text:span text:style-name="T1">"PF" : Bénéficiaire PF - RMI avant 18 ans</text:span></text:p>
          </table:table-cell>
        </table:table-row>
        <table:table-row table:style-name="ro3">
          <table:table-cell office:value-type="string">
            <text:p>titresejour_ddtitsej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u titre de séjour</text:p>
          </table:table-cell>
          <table:table-cell table:style-name="ce13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3">
          <table:table-cell office:value-type="string">
            <text:p>titresejour_dftitsej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u titre de séjour</text:p>
          </table:table-cell>
          <table:table-cell table:style-name="ce13" office:value-type="date" office:date-value="2004-09-21">
            <text:p>21/09/04</text:p>
          </table:table-cell>
          <table:table-cell office:value-type="string">
            <text:p>Format = 2004-09-21</text:p>
          </table:table-cell>
        </table:table-row>
        <table:table-row table:style-name="ro3">
          <table:table-cell office:value-type="string">
            <text:p>titresejour_numtitsej</text:p>
          </table:table-cell>
          <table:table-cell table:style-name="ce5" office:value-type="string">
            <text:p>Correspond à</text:p>
          </table:table-cell>
          <table:table-cell office:value-type="string">
            <text:p>N° de titre de séjour</text:p>
          </table:table-cell>
          <table:table-cell office:value-type="float" office:value="1234567890">
            <text:p>1234567890</text:p>
          </table:table-cell>
          <table:table-cell/>
        </table:table-row>
        <table:table-row table:style-name="ro3">
          <table:table-cell office:value-type="string">
            <text:p>titresejour_numduptitsej</text:p>
          </table:table-cell>
          <table:table-cell table:style-name="ce5" office:value-type="string">
            <text:p>Correspond à</text:p>
          </table:table-cell>
          <table:table-cell office:value-type="string">
            <text:p>Numéro de duplicata du titre de séjour</text:p>
          </table:table-cell>
          <table:table-cell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orientstruct_id</text:p>
          </table:table-cell>
          <table:table-cell table:style-name="ce5" office:value-type="string">
            <text:p>Correspond à</text:p>
          </table:table-cell>
          <table:table-cell office:value-type="string">
            <text:p>Id de l'orien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orientstruc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à l'orien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propo_algo</text:p>
          </table:table-cell>
          <table:table-cell table:style-name="ce5" office:value-type="string">
            <text:p>Correspond à</text:p>
          </table:table-cell>
          <table:table-cell office:value-type="string">
            <text:p>Id de proposition d'orientation (proposée par un algorithme)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orientstruct_valid_cg</text:p>
          </table:table-cell>
          <table:table-cell table:style-name="ce5" office:value-type="string">
            <text:p>Correspond à</text:p>
          </table:table-cell>
          <table:table-cell office:value-type="string">
            <text:p>Validation par le CG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</table:table-row>
        <table:table-row table:style-name="ro3">
          <table:table-cell office:value-type="string">
            <text:p>orientstruct_date_propo</text:p>
          </table:table-cell>
          <table:table-cell table:style-name="ce5" office:value-type="string">
            <text:p>Correspond à</text:p>
          </table:table-cell>
          <table:table-cell office:value-type="string">
            <text:p>Date de proposition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orientstruct_date_valid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7">
          <table:table-cell office:value-type="string">
            <text:p>orientstruct_statut_orient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orientation</text:p>
          </table:table-cell>
          <table:table-cell office:value-type="string">
            <text:p>Orienté</text:p>
          </table:table-cell>
          <table:table-cell office:value-type="string">
            <text:p>Non orienté</text:p>
            <text:p>Orienté</text:p>
            <text:p>En attente</text:p>
          </table:table-cell>
        </table:table-row>
        <table:table-row table:style-name="ro3">
          <table:table-cell office:value-type="string">
            <text:p>orientstruct_date_impression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orientstruct_date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relance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4">
          <table:table-cell office:value-type="string">
            <text:p>orientstruct_statutrelance</text:p>
          </table:table-cell>
          <table:table-cell table:style-name="ce5" office:value-type="string">
            <text:p>Correspond à</text:p>
          </table:table-cell>
          <table:table-cell office:value-type="string">
            <text:p>Statut de relance</text:p>
          </table:table-cell>
          <table:table-cell office:value-type="string">
            <text:p>E</text:p>
          </table:table-cell>
          <table:table-cell office:value-type="string">
            <text:p>E = En attente</text:p>
            <text:p>R = Relancé</text:p>
          </table:table-cell>
        </table:table-row>
        <table:table-row table:style-name="ro3">
          <table:table-cell office:value-type="string">
            <text:p>orientstruct_date_impression_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 de la relance</text:p>
          </table:table-cell>
          <table:table-cell table:style-name="ce13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dresse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/>
        </table:table-row>
        <table:table-row table:style-name="ro3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/>
        </table:table-row>
        <table:table-row table:style-name="ro3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identification adresse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adresse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office:value-type="string">
            <text:p>Lieu de distribution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INSEE</text:p>
          </table:table-cell>
          <table:table-cell office:value-type="float" office:value="93002">
            <text:p>93002</text:p>
          </table:table-cell>
          <table:table-cell/>
        </table:table-row>
        <table:table-row table:style-name="ro3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PTT</text:p>
          </table:table-cell>
          <table:table-cell office:value-type="float" office:value="93001">
            <text:p>93001</text:p>
          </table:table-cell>
          <table:table-cell/>
        </table:table-row>
        <table:table-row table:style-name="ro3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/>
        </table:table-row>
        <table:table-row table:style-name="ro3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office:value-type="string">
            <text:p>Localité adresse</text:p>
          </table:table-cell>
          <table:table-cell office:value-type="string">
            <text:p>Bobigny</text:p>
          </table:table-cell>
          <table:table-cell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office:value-type="string">
            <text:p>Pays</text:p>
          </table:table-cell>
          <table:table-cell office:value-type="string">
            <text:p>France</text:p>
          </table:table-cell>
          <table:table-cell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office:value-type="string">
            <text:p>Canton</text:p>
          </table:table-cell>
          <table:table-cell office:value-type="float" office:value="93005">
            <text:p>93005</text:p>
          </table:table-cell>
          <table:table-cell/>
        </table:table-row>
        <table:table-row table:style-name="ro3">
          <table:table-cell office:value-type="string">
            <text:p>use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group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serviceinstructeu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usernam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passwor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pre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naissanc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deb_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fin_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numte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filtre_zone_geo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filtre_zone_geo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pre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umero_pos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emai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qu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fonc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om_comple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full_nam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personn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dddesigna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dfdesigna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t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tdem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ep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type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com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agr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os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cl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matricu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statu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typepar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idepar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matricule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darr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codeposanc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pren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pren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ddepa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etails_droits_rsa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avis_pcg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organism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acompte_rsa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 table:number-rows-repeated="104843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Relance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string">
            <text:p>personne_id</text:p>
          </table:table-cell>
          <table:table-cell table:number-columns-repeated="4"/>
        </table:table-row>
        <table:table-row table:style-name="ro3">
          <table:table-cell office:value-type="string">
            <text:p>personne_foyer_id</text:p>
          </table:table-cell>
          <table:table-cell table:number-columns-repeated="4"/>
        </table:table-row>
        <table:table-row table:style-name="ro3">
          <table:table-cell office:value-type="string">
            <text:p>personne_qual</text:p>
          </table:table-cell>
          <table:table-cell table:number-columns-repeated="4"/>
        </table:table-row>
        <table:table-row table:style-name="ro3">
          <table:table-cell office:value-type="string">
            <text:p>personne_nom</text:p>
          </table:table-cell>
          <table:table-cell table:number-columns-repeated="4"/>
        </table:table-row>
        <table:table-row table:style-name="ro3">
          <table:table-cell office:value-type="string">
            <text:p>personne_prenom</text:p>
          </table:table-cell>
          <table:table-cell table:number-columns-repeated="4"/>
        </table:table-row>
        <table:table-row table:style-name="ro3">
          <table:table-cell office:value-type="string">
            <text:p>personne_nomnai</text:p>
          </table:table-cell>
          <table:table-cell table:number-columns-repeated="4"/>
        </table:table-row>
        <table:table-row table:style-name="ro3">
          <table:table-cell office:value-type="string">
            <text:p>personne_prenom2</text:p>
          </table:table-cell>
          <table:table-cell table:number-columns-repeated="4"/>
        </table:table-row>
        <table:table-row table:style-name="ro3">
          <table:table-cell office:value-type="string">
            <text:p>personne_prenom3</text:p>
          </table:table-cell>
          <table:table-cell table:number-columns-repeated="4"/>
        </table:table-row>
        <table:table-row table:style-name="ro3">
          <table:table-cell office:value-type="string">
            <text:p>personne_nomcomnai</text:p>
          </table:table-cell>
          <table:table-cell table:number-columns-repeated="4"/>
        </table:table-row>
        <table:table-row table:style-name="ro3">
          <table:table-cell office:value-type="string">
            <text:p>personne_dtnai</text:p>
          </table:table-cell>
          <table:table-cell table:number-columns-repeated="4"/>
        </table:table-row>
        <table:table-row table:style-name="ro3">
          <table:table-cell office:value-type="string">
            <text:p>personne_rgnai</text:p>
          </table:table-cell>
          <table:table-cell table:number-columns-repeated="4"/>
        </table:table-row>
        <table:table-row table:style-name="ro3">
          <table:table-cell office:value-type="string">
            <text:p>personne_typedtnai</text:p>
          </table:table-cell>
          <table:table-cell table:number-columns-repeated="4"/>
        </table:table-row>
        <table:table-row table:style-name="ro3">
          <table:table-cell office:value-type="string">
            <text:p>personne_nir</text:p>
          </table:table-cell>
          <table:table-cell table:number-columns-repeated="4"/>
        </table:table-row>
        <table:table-row table:style-name="ro3">
          <table:table-cell office:value-type="string">
            <text:p>personne_topvalec</text:p>
          </table:table-cell>
          <table:table-cell table:number-columns-repeated="4"/>
        </table:table-row>
        <table:table-row table:style-name="ro3">
          <table:table-cell office:value-type="string">
            <text:p>personne_sexe</text:p>
          </table:table-cell>
          <table:table-cell table:number-columns-repeated="4"/>
        </table:table-row>
        <table:table-row table:style-name="ro3">
          <table:table-cell office:value-type="string">
            <text:p>personne_nati</text:p>
          </table:table-cell>
          <table:table-cell table:number-columns-repeated="4"/>
        </table:table-row>
        <table:table-row table:style-name="ro3">
          <table:table-cell office:value-type="string">
            <text:p>personne_dtnati</text:p>
          </table:table-cell>
          <table:table-cell table:number-columns-repeated="4"/>
        </table:table-row>
        <table:table-row table:style-name="ro3">
          <table:table-cell office:value-type="string">
            <text:p>personne_pieecpres</text:p>
          </table:table-cell>
          <table:table-cell table:number-columns-repeated="4"/>
        </table:table-row>
        <table:table-row table:style-name="ro3">
          <table:table-cell office:value-type="string">
            <text:p>personne_idassedic</text:p>
          </table:table-cell>
          <table:table-cell table:number-columns-repeated="4"/>
        </table:table-row>
        <table:table-row table:style-name="ro3">
          <table:table-cell office:value-type="string">
            <text:p>personne_nom_complet</text:p>
          </table:table-cell>
          <table:table-cell table:number-columns-repeated="4"/>
        </table:table-row>
        <table:table-row table:style-name="ro3">
          <table:table-cell office:value-type="string">
            <text:p>foyer_id</text:p>
          </table:table-cell>
          <table:table-cell table:number-columns-repeated="4"/>
        </table:table-row>
        <table:table-row table:style-name="ro3">
          <table:table-cell office:value-type="string">
            <text:p>foyer_dossier_rsa_id</text:p>
          </table:table-cell>
          <table:table-cell table:number-columns-repeated="4"/>
        </table:table-row>
        <table:table-row table:style-name="ro3">
          <table:table-cell office:value-type="string">
            <text:p>foyer_sitfam</text:p>
          </table:table-cell>
          <table:table-cell table:number-columns-repeated="4"/>
        </table:table-row>
        <table:table-row table:style-name="ro3">
          <table:table-cell office:value-type="string">
            <text:p>foyer_ddsitfam</text:p>
          </table:table-cell>
          <table:table-cell table:number-columns-repeated="4"/>
        </table:table-row>
        <table:table-row table:style-name="ro3">
          <table:table-cell office:value-type="string">
            <text:p>foyer_typeocclog</text:p>
          </table:table-cell>
          <table:table-cell table:number-columns-repeated="4"/>
        </table:table-row>
        <table:table-row table:style-name="ro3">
          <table:table-cell office:value-type="string">
            <text:p>foyer_mtvallocterr</text:p>
          </table:table-cell>
          <table:table-cell table:number-columns-repeated="4"/>
        </table:table-row>
        <table:table-row table:style-name="ro3">
          <table:table-cell office:value-type="string">
            <text:p>foyer_mtvalloclog</text:p>
          </table:table-cell>
          <table:table-cell table:number-columns-repeated="4"/>
        </table:table-row>
        <table:table-row table:style-name="ro3">
          <table:table-cell office:value-type="string">
            <text:p>foyer_contefichliairsa</text:p>
          </table:table-cell>
          <table:table-cell table:number-columns-repeated="4"/>
        </table:table-row>
        <table:table-row table:style-name="ro3">
          <table:table-cell office:value-type="string">
            <text:p>prestation_personne_id</text:p>
          </table:table-cell>
          <table:table-cell table:number-columns-repeated="4"/>
        </table:table-row>
        <table:table-row table:style-name="ro3">
          <table:table-cell office:value-type="string">
            <text:p>prestation_natprest</text:p>
          </table:table-cell>
          <table:table-cell table:number-columns-repeated="4"/>
        </table:table-row>
        <table:table-row table:style-name="ro3">
          <table:table-cell office:value-type="string">
            <text:p>prestation_rolepers</text:p>
          </table:table-cell>
          <table:table-cell table:number-columns-repeated="4"/>
        </table:table-row>
        <table:table-row table:style-name="ro3">
          <table:table-cell office:value-type="string">
            <text:p>prestation_topchapers</text:p>
          </table:table-cell>
          <table:table-cell table:number-columns-repeated="4"/>
        </table:table-row>
        <table:table-row table:style-name="ro3">
          <table:table-cell office:value-type="string">
            <text:p>prestation_toppersdrodevorsa</text:p>
          </table:table-cell>
          <table:table-cell table:number-columns-repeated="4"/>
        </table:table-row>
        <table:table-row table:style-name="ro3">
          <table:table-cell office:value-type="string">
            <text:p>prestation_id</text:p>
          </table:table-cell>
          <table:table-cell table:number-columns-repeated="4"/>
        </table:table-row>
        <table:table-row table:style-name="ro3">
          <table:table-cell office:value-type="string">
            <text:p>infopoleemploi_id</text:p>
          </table:table-cell>
          <table:table-cell table:number-columns-repeated="4"/>
        </table:table-row>
        <table:table-row table:style-name="ro3">
          <table:table-cell office:value-type="string">
            <text:p>infopoleemploi_personne_id</text:p>
          </table:table-cell>
          <table:table-cell table:number-columns-repeated="4"/>
        </table:table-row>
        <table:table-row table:style-name="ro3">
          <table:table-cell office:value-type="string">
            <text:p>infopoleemploi_identifiantpe</text:p>
          </table:table-cell>
          <table:table-cell table:number-columns-repeated="4"/>
        </table:table-row>
        <table:table-row table:style-name="ro3">
          <table:table-cell office:value-type="string">
            <text:p>infopoleemploi_dateinscription</text:p>
          </table:table-cell>
          <table:table-cell table:number-columns-repeated="4"/>
        </table:table-row>
        <table:table-row table:style-name="ro3">
          <table:table-cell office:value-type="string">
            <text:p>infopoleemploi_categoriepe</text:p>
          </table:table-cell>
          <table:table-cell table:number-columns-repeated="4"/>
        </table:table-row>
        <table:table-row table:style-name="ro3">
          <table:table-cell office:value-type="string">
            <text:p>infopoleemploi_datecessation</text:p>
          </table:table-cell>
          <table:table-cell table:number-columns-repeated="4"/>
        </table:table-row>
        <table:table-row table:style-name="ro3">
          <table:table-cell office:value-type="string">
            <text:p>infopoleemploi_motifcessation</text:p>
          </table:table-cell>
          <table:table-cell table:number-columns-repeated="4"/>
        </table:table-row>
        <table:table-row table:style-name="ro3">
          <table:table-cell office:value-type="string">
            <text:p>infopoleemploi_dateradiation</text:p>
          </table:table-cell>
          <table:table-cell table:number-columns-repeated="4"/>
        </table:table-row>
        <table:table-row table:style-name="ro3">
          <table:table-cell office:value-type="string">
            <text:p>infopoleemploi_motifradiation</text:p>
          </table:table-cell>
          <table:table-cell table:number-columns-repeated="4"/>
        </table:table-row>
        <table:table-row table:style-name="ro3">
          <table:table-cell office:value-type="string">
            <text:p>orientstruct_id</text:p>
          </table:table-cell>
          <table:table-cell table:number-columns-repeated="4"/>
        </table:table-row>
        <table:table-row table:style-name="ro3">
          <table:table-cell office:value-type="string">
            <text:p>orientstruct_personne_id</text:p>
          </table:table-cell>
          <table:table-cell table:number-columns-repeated="4"/>
        </table:table-row>
        <table:table-row table:style-name="ro3">
          <table:table-cell office:value-type="string">
            <text:p>orientstruct_typeorient_id</text:p>
          </table:table-cell>
          <table:table-cell table:number-columns-repeated="4"/>
        </table:table-row>
        <table:table-row table:style-name="ro3">
          <table:table-cell office:value-type="string">
            <text:p>orientstruct_structurereferente_id</text:p>
          </table:table-cell>
          <table:table-cell table:number-columns-repeated="4"/>
        </table:table-row>
        <table:table-row table:style-name="ro3">
          <table:table-cell office:value-type="string">
            <text:p>orientstruct_propo_algo</text:p>
          </table:table-cell>
          <table:table-cell table:number-columns-repeated="4"/>
        </table:table-row>
        <table:table-row table:style-name="ro3">
          <table:table-cell office:value-type="string">
            <text:p>orientstruct_valid_cg</text:p>
          </table:table-cell>
          <table:table-cell table:number-columns-repeated="4"/>
        </table:table-row>
        <table:table-row table:style-name="ro3">
          <table:table-cell office:value-type="string">
            <text:p>orientstruct_date_propo</text:p>
          </table:table-cell>
          <table:table-cell table:number-columns-repeated="4"/>
        </table:table-row>
        <table:table-row table:style-name="ro3">
          <table:table-cell office:value-type="string">
            <text:p>orientstruct_date_valid</text:p>
          </table:table-cell>
          <table:table-cell table:number-columns-repeated="4"/>
        </table:table-row>
        <table:table-row table:style-name="ro3">
          <table:table-cell office:value-type="string">
            <text:p>orientstruct_statut_orient</text:p>
          </table:table-cell>
          <table:table-cell table:number-columns-repeated="4"/>
        </table:table-row>
        <table:table-row table:style-name="ro3">
          <table:table-cell office:value-type="string">
            <text:p>orientstruct_date_impression</text:p>
          </table:table-cell>
          <table:table-cell table:number-columns-repeated="4"/>
        </table:table-row>
        <table:table-row table:style-name="ro3">
          <table:table-cell office:value-type="string">
            <text:p>orientstruct_daterelance</text:p>
          </table:table-cell>
          <table:table-cell table:number-columns-repeated="4"/>
        </table:table-row>
        <table:table-row table:style-name="ro3">
          <table:table-cell office:value-type="string">
            <text:p>orientstruct_statutrelance</text:p>
          </table:table-cell>
          <table:table-cell table:number-columns-repeated="4"/>
        </table:table-row>
        <table:table-row table:style-name="ro3">
          <table:table-cell office:value-type="string">
            <text:p>orientstruct_date_impression_relance</text:p>
          </table:table-cell>
          <table:table-cell table:number-columns-repeated="4"/>
        </table:table-row>
        <table:table-row table:style-name="ro3">
          <table:table-cell office:value-type="string">
            <text:p>adresse_id</text:p>
          </table:table-cell>
          <table:table-cell table:number-columns-repeated="4"/>
        </table:table-row>
        <table:table-row table:style-name="ro3">
          <table:table-cell office:value-type="string">
            <text:p>adresse_numvoie</text:p>
          </table:table-cell>
          <table:table-cell table:number-columns-repeated="4"/>
        </table:table-row>
        <table:table-row table:style-name="ro3">
          <table:table-cell office:value-type="string">
            <text:p>adresse_typevoie</text:p>
          </table:table-cell>
          <table:table-cell table:number-columns-repeated="4"/>
        </table:table-row>
        <table:table-row table:style-name="ro3">
          <table:table-cell office:value-type="string">
            <text:p>adresse_nomvoie</text:p>
          </table:table-cell>
          <table:table-cell table:number-columns-repeated="4"/>
        </table:table-row>
        <table:table-row table:style-name="ro3">
          <table:table-cell office:value-type="string">
            <text:p>adresse_complideadr</text:p>
          </table:table-cell>
          <table:table-cell table:number-columns-repeated="4"/>
        </table:table-row>
        <table:table-row table:style-name="ro3">
          <table:table-cell office:value-type="string">
            <text:p>adresse_compladr</text:p>
          </table:table-cell>
          <table:table-cell table:number-columns-repeated="4"/>
        </table:table-row>
        <table:table-row table:style-name="ro3">
          <table:table-cell office:value-type="string">
            <text:p>adresse_lieudist</text:p>
          </table:table-cell>
          <table:table-cell table:number-columns-repeated="4"/>
        </table:table-row>
        <table:table-row table:style-name="ro3">
          <table:table-cell office:value-type="string">
            <text:p>adresse_numcomrat</text:p>
          </table:table-cell>
          <table:table-cell table:number-columns-repeated="4"/>
        </table:table-row>
        <table:table-row table:style-name="ro3">
          <table:table-cell office:value-type="string">
            <text:p>adresse_numcomptt</text:p>
          </table:table-cell>
          <table:table-cell table:number-columns-repeated="4"/>
        </table:table-row>
        <table:table-row table:style-name="ro3">
          <table:table-cell office:value-type="string">
            <text:p>adresse_codepos</text:p>
          </table:table-cell>
          <table:table-cell table:number-columns-repeated="4"/>
        </table:table-row>
        <table:table-row table:style-name="ro3">
          <table:table-cell office:value-type="string">
            <text:p>adresse_locaadr</text:p>
          </table:table-cell>
          <table:table-cell table:number-columns-repeated="4"/>
        </table:table-row>
        <table:table-row table:style-name="ro3">
          <table:table-cell office:value-type="string">
            <text:p>adresse_pays</text:p>
          </table:table-cell>
          <table:table-cell table:number-columns-repeated="4"/>
        </table:table-row>
        <table:table-row table:style-name="ro3">
          <table:table-cell office:value-type="string">
            <text:p>adresse_canton</text:p>
          </table:table-cell>
          <table:table-cell table:number-columns-repeated="4"/>
        </table:table-row>
        <table:table-row table:style-name="ro3">
          <table:table-cell office:value-type="string">
            <text:p>user_id</text:p>
          </table:table-cell>
          <table:table-cell table:number-columns-repeated="4"/>
        </table:table-row>
        <table:table-row table:style-name="ro3">
          <table:table-cell office:value-type="string">
            <text:p>user_group_id</text:p>
          </table:table-cell>
          <table:table-cell table:number-columns-repeated="4"/>
        </table:table-row>
        <table:table-row table:style-name="ro3">
          <table:table-cell office:value-type="string">
            <text:p>user_serviceinstructeur_id</text:p>
          </table:table-cell>
          <table:table-cell table:number-columns-repeated="4"/>
        </table:table-row>
        <table:table-row table:style-name="ro3">
          <table:table-cell office:value-type="string">
            <text:p>user_username</text:p>
          </table:table-cell>
          <table:table-cell table:number-columns-repeated="4"/>
        </table:table-row>
        <table:table-row table:style-name="ro3">
          <table:table-cell office:value-type="string">
            <text:p>user_password</text:p>
          </table:table-cell>
          <table:table-cell table:number-columns-repeated="4"/>
        </table:table-row>
        <table:table-row table:style-name="ro3">
          <table:table-cell office:value-type="string">
            <text:p>user_nom</text:p>
          </table:table-cell>
          <table:table-cell table:number-columns-repeated="4"/>
        </table:table-row>
        <table:table-row table:style-name="ro3">
          <table:table-cell office:value-type="string">
            <text:p>user_prenom</text:p>
          </table:table-cell>
          <table:table-cell table:number-columns-repeated="4"/>
        </table:table-row>
        <table:table-row table:style-name="ro3">
          <table:table-cell office:value-type="string">
            <text:p>user_date_naissance</text:p>
          </table:table-cell>
          <table:table-cell table:number-columns-repeated="4"/>
        </table:table-row>
        <table:table-row table:style-name="ro3">
          <table:table-cell office:value-type="string">
            <text:p>user_date_deb_hab</text:p>
          </table:table-cell>
          <table:table-cell table:number-columns-repeated="4"/>
        </table:table-row>
        <table:table-row table:style-name="ro3">
          <table:table-cell office:value-type="string">
            <text:p>user_date_fin_hab</text:p>
          </table:table-cell>
          <table:table-cell table:number-columns-repeated="4"/>
        </table:table-row>
        <table:table-row table:style-name="ro3">
          <table:table-cell office:value-type="string">
            <text:p>user_numtel</text:p>
          </table:table-cell>
          <table:table-cell table:number-columns-repeated="4"/>
        </table:table-row>
        <table:table-row table:style-name="ro3">
          <table:table-cell office:value-type="string">
            <text:p>user_filtre_zone_geo</text:p>
          </table:table-cell>
          <table:table-cell table:number-columns-repeated="4"/>
        </table:table-row>
        <table:table-row table:style-name="ro3">
          <table:table-cell office:value-type="string">
            <text:p>serviceinstructeu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lib_servic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_ru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om_ru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mplement_adr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de_inse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de_post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vil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dep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typeser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com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agr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type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  <table:table-cell table:style-name="ce5"/>
        </table:table-row>
        <table:table-row table:style-name="ro3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  <table:table-cell table:style-name="ce5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  <table:table-cell table:style-name="ce5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  <table:table-cell table:style-name="ce5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  <table:table-cell table:style-name="ce5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  <table:table-cell table:style-name="ce5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  <table:table-cell table:style-name="ce5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  <table:table-cell table:style-name="ce5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  <table:table-cell table:style-name="ce5"/>
        </table:table-row>
        <table:table-row table:style-name="ro3">
          <table:table-cell office:value-type="string">
            <text:p>structurereferente_filtre_zone_geo</text:p>
          </table:table-cell>
          <table:table-cell table:style-name="ce5" office:value-type="string">
            <text:p>Correspond à</text:p>
          </table:table-cell>
          <table:table-cell office:value-type="string">
            <text:p>Filtrage par zone geographique</text:p>
          </table:table-cell>
          <table:table-cell office:value-type="string">
            <text:p>Oui / Non</text:p>
          </table:table-cell>
          <table:table-cell table:style-name="ce5"/>
        </table:table-row>
        <table:table-row table:style-name="ro3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office:value-type="string">
            <text:p>Structure gère-t-elle les CER ?</text:p>
          </table:table-cell>
          <table:table-cell office:value-type="string">
            <text:p>Oui / Non</text:p>
          </table:table-cell>
          <table:table-cell table:style-name="ce5"/>
        </table:table-row>
        <table:table-row table:style-name="ro3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office:value-type="string">
            <text:p>Structure gère-t-elle l'APRE ?</text:p>
          </table:table-cell>
          <table:table-cell office:value-type="string">
            <text:p>Oui / Non</text:p>
          </table:table-cell>
          <table:table-cell table:style-name="ce5"/>
        </table:table-row>
      </table:table>
      <table:table table:name="CER" table:style-name="ta1" table:print="false">
        <table:table-column table:style-name="co16" table:default-cell-style-name="Default"/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Exemples de valeurs</text:p>
          </table:table-cell>
        </table:table-row>
        <table:table-row table:style-name="ro3">
          <table:table-cell office:value-type="string">
            <text:p>contratinsertion_structurereferente_id</text:p>
          </table:table-cell>
          <table:table-cell office:value-type="string">
            <text:p>Correspond à</text:p>
          </table:table-cell>
          <table:table-cell office:value-type="string">
            <text:p>Organisme chargé de l'instruction du dossier :</text:p>
          </table:table-cell>
          <table:table-cell office:value-type="string">
            <text:p>Structure de la Mer</text:p>
          </table:table-cell>
        </table:table-row>
        <table:table-row table:style-name="ro3">
          <table:table-cell office:value-type="string">
            <text:p>contratinsertion_referent_id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M. QUI Proquo</text:p>
          </table:table-cell>
        </table:table-row>
        <table:table-row table:style-name="ro3">
          <table:table-cell office:value-type="string">
            <text:p>contratinsertion_dd_ci</text:p>
          </table:table-cell>
          <table:table-cell office:value-type="string">
            <text:p>Correspond à</text:p>
          </table:table-cell>
          <table:table-cell office:value-type="string">
            <text:p>Date de début du contrat</text:p>
          </table:table-cell>
          <table:table-cell office:value-type="string">
            <text:p>17/06/2010</text:p>
          </table:table-cell>
        </table:table-row>
        <table:table-row table:style-name="ro3">
          <table:table-cell office:value-type="string">
            <text:p>contratinsertion_df_ci</text:p>
          </table:table-cell>
          <table:table-cell office:value-type="string">
            <text:p>Correspond à</text:p>
          </table:table-cell>
          <table:table-cell office:value-type="string">
            <text:p>Date de fin du contrat</text:p>
          </table:table-cell>
          <table:table-cell office:value-type="string">
            <text:p>28/02/2011</text:p>
          </table:table-cell>
        </table:table-row>
        <table:table-row table:style-name="ro3">
          <table:table-cell office:value-type="string">
            <text:p>contratinsertion_niv_etude</text:p>
          </table:table-cell>
          <table:table-cell office:value-type="string">
            <text:p>Correspond à</text:p>
          </table:table-cell>
          <table:table-cell office:value-type="string">
            <text:p>Niveau d'étude</text:p>
          </table:table-cell>
          <table:table-cell office:value-type="string">
            <text:p>Bac +4</text:p>
          </table:table-cell>
        </table:table-row>
        <table:table-row table:style-name="ro3">
          <table:table-cell office:value-type="string">
            <text:p>contratinsertion_form_compl</text:p>
          </table:table-cell>
          <table:table-cell office:value-type="string">
            <text:p>Correspond à</text:p>
          </table:table-cell>
          <table:table-cell office:value-type="string">
            <text:p>Formation complémentaire</text:p>
          </table:table-cell>
          <table:table-cell/>
        </table:table-row>
        <table:table-row table:style-name="ro3">
          <table:table-cell office:value-type="string">
            <text:p>contratinsertion_aut_expr_prof</text:p>
          </table:table-cell>
          <table:table-cell office:value-type="string">
            <text:p>Correspond à</text:p>
          </table:table-cell>
          <table:table-cell office:value-type="string">
            <text:p>Autre expériences professionnelles</text:p>
          </table:table-cell>
          <table:table-cell/>
        </table:table-row>
        <table:table-row table:style-name="ro3">
          <table:table-cell office:value-type="string">
            <text:p>contratinsertion_rg_ci</text:p>
          </table:table-cell>
          <table:table-cell office:value-type="string">
            <text:p>Correspond à</text:p>
          </table:table-cell>
          <table:table-cell office:value-type="string">
            <text:p>Rang du contrat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ontratinsertion_actions_prev</text:p>
          </table:table-cell>
          <table:table-cell office:value-type="string">
            <text:p>Correspond à</text:p>
          </table:table-cell>
          <table:table-cell office:value-type="string">
            <text:p>Actions prévues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contratinsertion_obsta_renc</text:p>
          </table:table-cell>
          <table:table-cell office:value-type="string">
            <text:p>Correspond à</text:p>
          </table:table-cell>
          <table:table-cell office:value-type="string">
            <text:p>Obstacles rencontrés</text:p>
          </table:table-cell>
          <table:table-cell/>
        </table:table-row>
        <table:table-row table:style-name="ro3">
          <table:table-cell office:value-type="string">
            <text:p>contratinsertion_service_soutien</text:p>
          </table:table-cell>
          <table:table-cell office:value-type="string">
            <text:p>Correspond à</text:p>
          </table:table-cell>
          <table:table-cell office:value-type="string">
            <text:p>Service chargé du soutien</text:p>
          </table:table-cell>
          <table:table-cell/>
        </table:table-row>
        <table:table-row table:style-name="ro3">
          <table:table-cell office:value-type="string">
            <text:p>contratinsertion_pers_charg_suivi</text:p>
          </table:table-cell>
          <table:table-cell office:value-type="string">
            <text:p>Correspond à</text:p>
          </table:table-cell>
          <table:table-cell office:value-type="string">
            <text:p>Personne chargée du suivi</text:p>
          </table:table-cell>
          <table:table-cell/>
        </table:table-row>
        <table:table-row table:style-name="ro3">
          <table:table-cell office:value-type="string">
            <text:p>contratinsertion_sect_acti_emp</text:p>
          </table:table-cell>
          <table:table-cell office:value-type="string">
            <text:p>Correspond à</text:p>
          </table:table-cell>
          <table:table-cell office:value-type="string">
            <text:p>Le secteur d\'activité</text:p>
          </table:table-cell>
          <table:table-cell office:value-type="string">
            <text:p>Administration</text:p>
          </table:table-cell>
        </table:table-row>
        <table:table-row table:style-name="ro3">
          <table:table-cell office:value-type="string">
            <text:p>contratinsertion_emp_occupe</text:p>
          </table:table-cell>
          <table:table-cell office:value-type="string">
            <text:p>Correspond à</text:p>
          </table:table-cell>
          <table:table-cell office:value-type="string">
            <text:p>Emploi occupé</text:p>
          </table:table-cell>
          <table:table-cell/>
        </table:table-row>
        <table:table-row table:style-name="ro3">
          <table:table-cell office:value-type="string">
            <text:p>contratinsertion_duree_hebdo_emp</text:p>
          </table:table-cell>
          <table:table-cell office:value-type="string">
            <text:p>Correspond à</text:p>
          </table:table-cell>
          <table:table-cell office:value-type="string">
            <text:p>La durée hebdomadaire de travail</text:p>
          </table:table-cell>
          <table:table-cell/>
        </table:table-row>
        <table:table-row table:style-name="ro3">
          <table:table-cell office:value-type="string">
            <text:p>contratinsertion_nat_cont_trav</text:p>
          </table:table-cell>
          <table:table-cell office:value-type="string">
            <text:p>Correspond à</text:p>
          </table:table-cell>
          <table:table-cell office:value-type="string">
            <text:p>Nature du contrat de travail</text:p>
          </table:table-cell>
          <table:table-cell/>
        </table:table-row>
        <table:table-row table:style-name="ro3">
          <table:table-cell office:value-type="string">
            <text:p>contratinsertion_duree_cdd</text:p>
          </table:table-cell>
          <table:table-cell office:value-type="string">
            <text:p>Correspond à</text:p>
          </table:table-cell>
          <table:table-cell office:value-type="string">
            <text:p>Durée du CDD</text:p>
          </table:table-cell>
          <table:table-cell/>
        </table:table-row>
        <table:table-row table:style-name="ro3">
          <table:table-cell office:value-type="string">
            <text:p>contratinsertion_duree_engag</text:p>
          </table:table-cell>
          <table:table-cell office:value-type="string">
            <text:p>Correspond à</text:p>
          </table:table-cell>
          <table:table-cell office:value-type="string">
            <text:p>Durée d'engagement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contratinsertion_decision_ci</text:p>
          </table:table-cell>
          <table:table-cell office:value-type="string">
            <text:p>Correspond à</text:p>
          </table:table-cell>
          <table:table-cell office:value-type="string">
            <text:p>Décision sur le contrat</text:p>
          </table:table-cell>
          <table:table-cell office:value-type="string">
            <text:p>Validation</text:p>
          </table:table-cell>
        </table:table-row>
        <table:table-row table:style-name="ro3">
          <table:table-cell office:value-type="string">
            <text:p>contratinsertion_datevalidation_ci</text:p>
          </table:table-cell>
          <table:table-cell office:value-type="string">
            <text:p>Correspond à</text:p>
          </table:table-cell>
          <table:table-cell office:value-type="string">
            <text:p>Date de validation du contrat</text:p>
          </table:table-cell>
          <table:table-cell office:value-type="string">
            <text:p>02/02/2017</text:p>
          </table:table-cell>
        </table:table-row>
        <table:table-row table:style-name="ro3">
          <table:table-cell office:value-type="string">
            <text:p>contratinsertion_expr_prof</text:p>
          </table:table-cell>
          <table:table-cell office:value-type="string">
            <text:p>Correspond à</text:p>
          </table:table-cell>
          <table:table-cell office:value-type="string">
            <text:p>Expériences professionnelles</text:p>
          </table:table-cell>
          <table:table-cell/>
        </table:table-row>
        <table:table-row table:style-name="ro3">
          <table:table-cell office:value-type="string">
            <text:p>contratinsertion_diplomes</text:p>
          </table:table-cell>
          <table:table-cell office:value-type="string">
            <text:p>Correspond à</text:p>
          </table:table-cell>
          <table:table-cell office:value-type="string">
            <text:p>Diplômes</text:p>
          </table:table-cell>
          <table:table-cell/>
        </table:table-row>
        <table:table-row table:style-name="ro3">
          <table:table-cell office:value-type="string">
            <text:p>contratinsertion_objectifs_fixes</text:p>
          </table:table-cell>
          <table:table-cell office:value-type="string">
            <text:p>Correspond à</text:p>
          </table:table-cell>
          <table:table-cell office:value-type="string">
            <text:p>Objectifs fixés</text:p>
          </table:table-cell>
          <table:table-cell office:value-type="string">
            <text:p>ccdsvd</text:p>
          </table:table-cell>
        </table:table-row>
        <table:table-row table:style-name="ro3">
          <table:table-cell office:value-type="string">
            <text:p>contratinsertion_engag_object</text:p>
          </table:table-cell>
          <table:table-cell office:value-type="string">
            <text:p>Correspond à</text:p>
          </table:table-cell>
          <table:table-cell office:value-type="string">
            <text:p>Actions à réaliser par le bénéficiaire</text:p>
          </table:table-cell>
          <table:table-cell office:value-type="string">
            <text:p>sdv</text:p>
          </table:table-cell>
        </table:table-row>
        <table:table-row table:style-name="ro3">
          <table:table-cell office:value-type="string">
            <text:p>contratinsertion_nature_projet</text:p>
          </table:table-cell>
          <table:table-cell office:value-type="string">
            <text:p>Correspond à</text:p>
          </table:table-cell>
          <table:table-cell office:value-type="string">
            <text:p>Nature du projet / Projet négocié</text:p>
          </table:table-cell>
          <table:table-cell office:value-type="string">
            <text:p>dv</text:p>
          </table:table-cell>
        </table:table-row>
        <table:table-row table:style-name="ro3">
          <table:table-cell office:value-type="string">
            <text:p>contratinsertion_observ_ci</text:p>
          </table:table-cell>
          <table:table-cell office:value-type="string">
            <text:p>Correspond à</text:p>
          </table:table-cell>
          <table:table-cell office:value-type="string">
            <text:p>Observations sur le contrat</text:p>
          </table:table-cell>
          <table:table-cell office:value-type="string">
            <text:p>sdvsdv</text:p>
          </table:table-cell>
        </table:table-row>
        <table:table-row table:style-name="ro3">
          <table:table-cell office:value-type="string">
            <text:p>contratinsertion_date_saisi_ci</text:p>
          </table:table-cell>
          <table:table-cell office:value-type="string">
            <text:p>Correspond à</text:p>
          </table:table-cell>
          <table:table-cell office:value-type="string">
            <text:p>Date de saisie du contrat</text:p>
          </table:table-cell>
          <table:table-cell office:value-type="string">
            <text:p>17/06/2010</text:p>
          </table:table-cell>
        </table:table-row>
        <table:table-row table:style-name="ro3">
          <table:table-cell office:value-type="string">
            <text:p>contratinsertion_lieu_saisi_ci</text:p>
          </table:table-cell>
          <table:table-cell office:value-type="string">
            <text:p>Correspond à</text:p>
          </table:table-cell>
          <table:table-cell office:value-type="string">
            <text:p>Lieu de saisie du contrat</text:p>
          </table:table-cell>
          <table:table-cell office:value-type="string">
            <text:p>Bobigny</text:p>
          </table:table-cell>
        </table:table-row>
        <table:table-row table:style-name="ro3">
          <table:table-cell office:value-type="string">
            <text:p>contratinsertion_emp_trouv</text:p>
          </table:table-cell>
          <table:table-cell office:value-type="string">
            <text:p>Correspond à</text:p>
          </table:table-cell>
          <table:table-cell office:value-type="string">
            <text:p>Emploi trouvé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contratinsertion_forme_ci</text:p>
          </table:table-cell>
          <table:table-cell office:value-type="string">
            <text:p>Correspond à</text:p>
          </table:table-cell>
          <table:table-cell office:value-type="string">
            <text:p>Forme du contrat (Simple ou Complexe)</text:p>
          </table:table-cell>
          <table:table-cell/>
        </table:table-row>
        <table:table-row table:style-name="ro3">
          <table:table-cell office:value-type="string">
            <text:p>contratinsertion_commentaire_action</text:p>
          </table:table-cell>
          <table:table-cell office:value-type="string">
            <text:p>Correspond à</text:p>
          </table:table-cell>
          <table:table-cell office:value-type="string">
            <text:p>Commentaire sur les actions</text:p>
          </table:table-cell>
          <table:table-cell/>
        </table:table-row>
        <table:table-row table:style-name="ro3">
          <table:table-cell office:value-type="string">
            <text:p>contratinsertion_raison_ci</text:p>
          </table:table-cell>
          <table:table-cell office:value-type="string">
            <text:p>Correspond à</text:p>
          </table:table-cell>
          <table:table-cell office:value-type="string">
            <text:p>Raison du contrat (radiation/suspension)</text:p>
          </table:table-cell>
          <table:table-cell/>
        </table:table-row>
        <table:table-row table:style-name="ro3">
          <table:table-cell office:value-type="string">
            <text:p>contratinsertion_aviseqpluri</text:p>
          </table:table-cell>
          <table:table-cell office:value-type="string">
            <text:p>Correspond à</text:p>
          </table:table-cell>
          <table:table-cell office:value-type="string">
            <text:p>Avis de l'équipe pluridisciplinaire</text:p>
          </table:table-cell>
          <table:table-cell/>
        </table:table-row>
        <table:table-row table:style-name="ro3">
          <table:table-cell office:value-type="string">
            <text:p>contratinsertion_sitfam_ci</text:p>
          </table:table-cell>
          <table:table-cell office:value-type="string">
            <text:p>Correspond à</text:p>
          </table:table-cell>
          <table:table-cell office:value-type="string">
            <text:p>Situation familiale</text:p>
          </table:table-cell>
          <table:table-cell/>
        </table:table-row>
        <table:table-row table:style-name="ro3">
          <table:table-cell office:value-type="string">
            <text:p>contratinsertion_sitpro_ci</text:p>
          </table:table-cell>
          <table:table-cell office:value-type="string">
            <text:p>Correspond à</text:p>
          </table:table-cell>
          <table:table-cell office:value-type="string">
            <text:p>Situation professionnelle</text:p>
          </table:table-cell>
          <table:table-cell/>
        </table:table-row>
        <table:table-row table:style-name="ro3">
          <table:table-cell office:value-type="string">
            <text:p>contratinsertion_observ_benef</text:p>
          </table:table-cell>
          <table:table-cell office:value-type="string">
            <text:p>Correspond à</text:p>
          </table:table-cell>
          <table:table-cell office:value-type="string">
            <text:p>Observations du bénéficiaire</text:p>
          </table:table-cell>
          <table:table-cell/>
        </table:table-row>
        <table:table-row table:style-name="ro3">
          <table:table-cell office:value-type="string">
            <text:p>contratinsertion_current_action</text:p>
          </table:table-cell>
          <table:table-cell office:value-type="string">
            <text:p>Correspond à</text:p>
          </table:table-cell>
          <table:table-cell office:value-type="string">
            <text:p>Actions déjà en cours</text:p>
          </table:table-cell>
          <table:table-cell/>
        </table:table-row>
        <table:table-row table:style-name="ro3">
          <table:table-cell office:value-type="string">
            <text:p>contratinsertion_avisraison_ci</text:p>
          </table:table-cell>
          <table:table-cell office:value-type="string">
            <text:p>Correspond à</text:p>
          </table:table-cell>
          <table:table-cell office:value-type="string">
            <text:p>Raison d'une suspension/radiation</text:p>
          </table:table-cell>
          <table:table-cell/>
        </table:table-row>
        <table:table-row table:style-name="ro3">
          <table:table-cell office:value-type="string">
            <text:p>contratinsertion_type_demande</text:p>
          </table:table-cell>
          <table:table-cell office:value-type="string">
            <text:p>Correspond à</text:p>
          </table:table-cell>
          <table:table-cell office:value-type="string">
            <text:p>Type de demande (ouverture de droit/reprise de droit)</text:p>
          </table:table-cell>
          <table:table-cell/>
        </table:table-row>
        <table:table-row table:style-name="ro3">
          <table:table-cell office:value-type="string">
            <text:p>contratinsertion_num_contrat</text:p>
          </table:table-cell>
          <table:table-cell office:value-type="string">
            <text:p>Correspond à</text:p>
          </table:table-cell>
          <table:table-cell office:value-type="string">
            <text:p>Numéro de contrat (premier, renouvellement, avenant...)</text:p>
          </table:table-cell>
          <table:table-cell office:value-type="string">
            <text:p>REN</text:p>
          </table:table-cell>
        </table:table-row>
        <table:table-row table:style-name="ro3">
          <table:table-cell office:value-type="string">
            <text:p>contratinsertion_typeinsertion</text:p>
          </table:table-cell>
          <table:table-cell office:value-type="string">
            <text:p>Correspond à</text:p>
          </table:table-cell>
          <table:table-cell office:value-type="string">
            <text:p>Type d'insertion (sociale/emploi)</text:p>
          </table:table-cell>
          <table:table-cell office:value-type="string">
            <text:p>EMP</text:p>
          </table:table-cell>
        </table:table-row>
        <table:table-row table:style-name="ro3">
          <table:table-cell office:value-type="string">
            <text:p>contratinsertion_bilancontrat</text:p>
          </table:table-cell>
          <table:table-cell office:value-type="string">
            <text:p>Correspond à</text:p>
          </table:table-cell>
          <table:table-cell office:value-type="string">
            <text:p>Bilan du contrat</text:p>
          </table:table-cell>
          <table:table-cell office:value-type="string">
            <text:p>sdvsdv</text:p>
          </table:table-cell>
        </table:table-row>
        <table:table-row table:style-name="ro3">
          <table:table-cell office:value-type="string">
            <text:p>contratinsertion_engag_object_referent</text:p>
          </table:table-cell>
          <table:table-cell office:value-type="string">
            <text:p>Correspond à</text:p>
          </table:table-cell>
          <table:table-cell office:value-type="string">
            <text:p>Actions à réaliser par le référent</text:p>
          </table:table-cell>
          <table:table-cell office:value-type="string">
            <text:p>sdv</text:p>
          </table:table-cell>
        </table:table-row>
        <table:table-row table:style-name="ro3">
          <table:table-cell office:value-type="string">
            <text:p>contratinsertion_niveausalaire</text:p>
          </table:table-cell>
          <table:table-cell office:value-type="string">
            <text:p>Correspond à</text:p>
          </table:table-cell>
          <table:table-cell office:value-type="string">
            <text:p>Niveau de salaire</text:p>
          </table:table-cell>
          <table:table-cell office:value-type="string">
            <text:p>251.00</text:p>
          </table:table-cell>
        </table:table-row>
        <table:table-row table:style-name="ro3">
          <table:table-cell office:value-type="string">
            <text:p>contratinsertion_outilsmobilises</text:p>
          </table:table-cell>
          <table:table-cell office:value-type="string">
            <text:p>Correspond à</text:p>
          </table:table-cell>
          <table:table-cell office:value-type="string">
            <text:p>Outils mobilisés</text:p>
          </table:table-cell>
          <table:table-cell/>
        </table:table-row>
        <table:table-row table:style-name="ro3">
          <table:table-cell office:value-type="string">
            <text:p>contratinsertion_zonegeographique_id</text:p>
          </table:table-cell>
          <table:table-cell office:value-type="string">
            <text:p>Correspond à</text:p>
          </table:table-cell>
          <table:table-cell office:value-type="string">
            <text:p>Zone géographique privilégiée</text:p>
          </table:table-cell>
          <table:table-cell office:value-type="string">
            <text:p>RIVESALTES</text:p>
          </table:table-cell>
        </table:table-row>
        <table:table-row table:style-name="ro3">
          <table:table-cell office:value-type="string">
            <text:p>contratinsertion_outilsamobiliser</text:p>
          </table:table-cell>
          <table:table-cell office:value-type="string">
            <text:p>Correspond à</text:p>
          </table:table-cell>
          <table:table-cell office:value-type="string">
            <text:p>Outils à mobiliser</text:p>
          </table:table-cell>
          <table:table-cell/>
        </table:table-row>
        <table:table-row table:style-name="ro3">
          <table:table-cell office:value-type="string">
            <text:p>contratinsertion_isemploi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'insertion est Emploi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contratinsertion_isayantdroit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bénéficiaire du contrat est l'ayant droit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contratinsertion_isrenouvel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contrat est un renouvellement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adame</text:p>
          </table:table-cell>
        </table:table-row>
        <table:table-row table:style-name="ro3">
          <table:table-cell office:value-type="string">
            <text:p>personne_nom</text:p>
          </table:table-cell>
          <table:table-cell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RAFEREHL</text:p>
          </table:table-cell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-ALICE</text:p>
          </table:table-cell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LESECQ</text:p>
          </table:table-cell>
        </table:table-row>
        <table:table-row table:style-name="ro3">
          <table:table-cell office:value-type="string">
            <text:p>personne_prenom2</text:p>
          </table:table-cell>
          <table:table-cell office:value-type="string">
            <text:p>Correspond à</text:p>
          </table:table-cell>
          <table:table-cell office:value-type="string">
            <text:p>Deuxième prénom de la personne</text:p>
          </table:table-cell>
          <table:table-cell office:value-type="string">
            <text:p>LAURENCE</text:p>
          </table:table-cell>
        </table:table-row>
        <table:table-row table:style-name="ro3">
          <table:table-cell office:value-type="string">
            <text:p>personne_prenom3</text:p>
          </table:table-cell>
          <table:table-cell office:value-type="string">
            <text:p>Correspond à</text:p>
          </table:table-cell>
          <table:table-cell office:value-type="string">
            <text:p>Troisième prénom de la personne</text:p>
          </table:table-cell>
          <table:table-cell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Correspond à</text:p>
          </table:table-cell>
          <table:table-cell office:value-type="string">
            <text:p>Nom commune de naissance</text:p>
          </table:table-cell>
          <table:table-cell office:value-type="string">
            <text:p>DIEPPE</text:p>
          </table:table-cell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Correspond à</text:p>
          </table:table-cell>
          <table:table-cell office:value-type="string">
            <text:p>Date de naissance</text:p>
          </table:table-cell>
          <table:table-cell office:value-type="string">
            <text:p>25/10/1967</text:p>
          </table:table-cell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Correspond à</text:p>
          </table:table-cell>
          <table:table-cell office:value-type="string">
            <text:p>Rang de naissance</text:p>
          </table:table-cell>
          <table:table-cell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Correspond à</text:p>
          </table:table-cell>
          <table:table-cell office:value-type="string">
            <text:p>Type de date de naissance (jour connu, jour et mois connu,....)</text:p>
          </table:table-cell>
          <table:table-cell office:value-type="string">
            <text:p>N</text:p>
          </table:table-cell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267129763258937">
            <text:p>267129763258937</text:p>
          </table:table-cell>
        </table:table-row>
        <table:table-row table:style-name="ro3">
          <table:table-cell office:value-type="string">
            <text:p>personne_sexe</text:p>
          </table:table-cell>
          <table:table-cell office:value-type="string">
            <text:p>Correspond à</text:p>
          </table:table-cell>
          <table:table-cell office:value-type="string">
            <text:p>Sexe (Homme/Femme)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Correspond à</text:p>
          </table:table-cell>
          <table:table-cell office:value-type="string">
            <text:p>Nationalité</text:p>
          </table:table-cell>
          <table:table-cell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Correspond à</text:p>
          </table:table-cell>
          <table:table-cell office:value-type="string">
            <text:p>Date de nationalité</text:p>
          </table:table-cell>
          <table:table-cell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Correspond à</text:p>
          </table:table-cell>
          <table:table-cell office:value-type="string">
            <text:p>N° Assedic</text:p>
          </table:table-cell>
          <table:table-cell/>
        </table:table-row>
        <table:table-row table:style-name="ro3">
          <table:table-cell office:value-type="string">
            <text:p>personne_nom_complet</text:p>
          </table:table-cell>
          <table:table-cell office:value-type="string">
            <text:p>Correspond à</text:p>
          </table:table-cell>
          <table:table-cell office:value-type="string">
            <text:p>Nom complet de la personne</text:p>
          </table:table-cell>
          <table:table-cell office:value-type="string">
            <text:p>RAFEREHL</text:p>
          </table:table-cell>
        </table:table-row>
        <table:table-row table:style-name="ro3">
          <table:table-cell office:value-type="string">
            <text:p>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ructurereferente_typeorient_id</text:p>
          </table:table-cell>
          <table:table-cell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tructurereferente_lib_struc</text:p>
          </table:table-cell>
          <table:table-cell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</table:table-row>
        <table:table-row table:style-name="ro3">
          <table:table-cell office:value-type="string">
            <text:p>structurereferente_num_voie</text:p>
          </table:table-cell>
          <table:table-cell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</table:table-row>
        <table:table-row table:style-name="ro3">
          <table:table-cell office:value-type="string">
            <text:p>structurereferente_type_voie</text:p>
          </table:table-cell>
          <table:table-cell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</table:table-row>
        <table:table-row table:style-name="ro3">
          <table:table-cell office:value-type="string">
            <text:p>structurereferente_nom_voie</text:p>
          </table:table-cell>
          <table:table-cell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</table:table-row>
        <table:table-row table:style-name="ro3">
          <table:table-cell office:value-type="string">
            <text:p>structurereferente_code_postal</text:p>
          </table:table-cell>
          <table:table-cell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</table:table-row>
        <table:table-row table:style-name="ro3">
          <table:table-cell office:value-type="string">
            <text:p>structurereferente_ville</text:p>
          </table:table-cell>
          <table:table-cell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</table:table-row>
        <table:table-row table:style-name="ro3">
          <table:table-cell office:value-type="string">
            <text:p>structurereferente_code_insee</text:p>
          </table:table-cell>
          <table:table-cell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</table:table-row>
        <table:table-row table:style-name="ro3">
          <table:table-cell office:value-type="string">
            <text:p>user_serviceinstructeur_id</text:p>
          </table:table-cell>
          <table:table-cell office:value-type="string">
            <text:p>Correspond à</text:p>
          </table:table-cell>
          <table:table-cell office:value-type="string">
            <text:p>Service instructeur lié à l'utilisateur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user_username</text:p>
          </table:table-cell>
          <table:table-cell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g66</text:p>
          </table:table-cell>
        </table:table-row>
        <table:table-row table:style-name="ro3">
          <table:table-cell office:value-type="string">
            <text:p>user_nom</text:p>
          </table:table-cell>
          <table:table-cell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DTIC</text:p>
          </table:table-cell>
        </table:table-row>
        <table:table-row table:style-name="ro3">
          <table:table-cell office:value-type="string">
            <text:p>user_prenom</text:p>
          </table:table-cell>
          <table:table-cell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a</text:p>
          </table:table-cell>
        </table:table-row>
        <table:table-row table:style-name="ro3">
          <table:table-cell office:value-type="string">
            <text:p>user_date_naissance</text:p>
          </table:table-cell>
          <table:table-cell office:value-type="string">
            <text:p>Correspond à</text:p>
          </table:table-cell>
          <table:table-cell office:value-type="string">
            <text:p>Date de naissance de l'utilisateur</text:p>
          </table:table-cell>
          <table:table-cell/>
        </table:table-row>
        <table:table-row table:style-name="ro3">
          <table:table-cell office:value-type="string">
            <text:p>user_date_deb_hab</text:p>
          </table:table-cell>
          <table:table-cell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office:value-type="string">
            <text:p>2003-01-01</text:p>
          </table:table-cell>
        </table:table-row>
        <table:table-row table:style-name="ro3">
          <table:table-cell office:value-type="string">
            <text:p>user_date_fin_hab</text:p>
          </table:table-cell>
          <table:table-cell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office:value-type="string">
            <text:p>2020-02-01</text:p>
          </table:table-cell>
        </table:table-row>
        <table:table-row table:style-name="ro3">
          <table:table-cell office:value-type="string">
            <text:p>user_numtel</text:p>
          </table:table-cell>
          <table:table-cell office:value-type="string">
            <text:p>Correspond à</text:p>
          </table:table-cell>
          <table:table-cell office:value-type="string">
            <text:p>N° de téléphone de l'utilisateur</text:p>
          </table:table-cell>
          <table:table-cell office:value-type="float" office:value="468858545">
            <text:p>468858545</text:p>
          </table:table-cell>
        </table:table-row>
        <table:table-row table:style-name="ro3">
          <table:table-cell office:value-type="string">
            <text:p>user_numvoie</text:p>
          </table:table-cell>
          <table:table-cell office:value-type="string">
            <text:p>Correspond à</text:p>
          </table:table-cell>
          <table:table-cell office:value-type="string">
            <text:p>N° de voie de l'utilisateur</text:p>
          </table:table-cell>
          <table:table-cell/>
        </table:table-row>
        <table:table-row table:style-name="ro3">
          <table:table-cell office:value-type="string">
            <text:p>user_typevoie</text:p>
          </table:table-cell>
          <table:table-cell office:value-type="string">
            <text:p>Correspond à</text:p>
          </table:table-cell>
          <table:table-cell office:value-type="string">
            <text:p>Type de voie de l'utilisateur</text:p>
          </table:table-cell>
          <table:table-cell/>
        </table:table-row>
        <table:table-row table:style-name="ro3">
          <table:table-cell office:value-type="string">
            <text:p>user_nomvoie</text:p>
          </table:table-cell>
          <table:table-cell office:value-type="string">
            <text:p>Correspond à</text:p>
          </table:table-cell>
          <table:table-cell office:value-type="string">
            <text:p>Nom de voie de l'utilisateur</text:p>
          </table:table-cell>
          <table:table-cell/>
        </table:table-row>
        <table:table-row table:style-name="ro3">
          <table:table-cell office:value-type="string">
            <text:p>user_compladr</text:p>
          </table:table-cell>
          <table:table-cell office:value-type="string">
            <text:p>Correspond à</text:p>
          </table:table-cell>
          <table:table-cell office:value-type="string">
            <text:p>Complément d'adresse de l'utilisateur</text:p>
          </table:table-cell>
          <table:table-cell/>
        </table:table-row>
        <table:table-row table:style-name="ro3">
          <table:table-cell office:value-type="string">
            <text:p>user_codepos</text:p>
          </table:table-cell>
          <table:table-cell office:value-type="string">
            <text:p>Correspond à</text:p>
          </table:table-cell>
          <table:table-cell office:value-type="string">
            <text:p>Code postal de l'utilisateur</text:p>
          </table:table-cell>
          <table:table-cell/>
        </table:table-row>
        <table:table-row table:style-name="ro3">
          <table:table-cell office:value-type="string">
            <text:p>user_ville</text:p>
          </table:table-cell>
          <table:table-cell office:value-type="string">
            <text:p>Correspond à</text:p>
          </table:table-cell>
          <table:table-cell office:value-type="string">
            <text:p>Ville de l'utilisateur</text:p>
          </table:table-cell>
          <table:table-cell/>
        </table:table-row>
        <table:table-row table:style-name="ro3">
          <table:table-cell office:value-type="string">
            <text:p>user_nom_complet</text:p>
          </table:table-cell>
          <table:table-cell office:value-type="string">
            <text:p>Correspond à</text:p>
          </table:table-cell>
          <table:table-cell office:value-type="string">
            <text:p>Nom complet de l'utilisateur</text:p>
          </table:table-cell>
          <table:table-cell office:value-type="string">
            <text:p>DTIC</text:p>
          </table:table-cell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Correspond à</text:p>
          </table:table-cell>
          <table:table-cell office:value-type="string">
            <text:p>N° de voie de la personn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Correspond à</text:p>
          </table:table-cell>
          <table:table-cell office:value-type="string">
            <text:p>Type de voie de la personne</text:p>
          </table:table-cell>
          <table:table-cell office:value-type="string">
            <text:p>Place</text:p>
          </table:table-cell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Correspond à</text:p>
          </table:table-cell>
          <table:table-cell office:value-type="string">
            <text:p>Nom de voie de la personne</text:p>
          </table:table-cell>
          <table:table-cell office:value-type="string">
            <text:p>DE</text:p>
          </table:table-cell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Correspond à</text:p>
          </table:table-cell>
          <table:table-cell office:value-type="string">
            <text:p>Complément adresse 1 de la personne</text:p>
          </table:table-cell>
          <table:table-cell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Correspond à</text:p>
          </table:table-cell>
          <table:table-cell office:value-type="string">
            <text:p>Complément adresse 2 de la personne</text:p>
          </table:table-cell>
          <table:table-cell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Correspond à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Correspond à</text:p>
          </table:table-cell>
          <table:table-cell office:value-type="string">
            <text:p>Code postal de la personne</text:p>
          </table:table-cell>
          <table:table-cell office:value-type="float" office:value="66720">
            <text:p>66720</text:p>
          </table:table-cell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Correspond à</text:p>
          </table:table-cell>
          <table:table-cell office:value-type="string">
            <text:p>Localité de la personne</text:p>
          </table:table-cell>
          <table:table-cell office:value-type="string">
            <text:p>PLANEZES</text:p>
          </table:table-cell>
        </table:table-row>
        <table:table-row table:style-name="ro3">
          <table:table-cell office:value-type="string">
            <text:p>adresse_pays</text:p>
          </table:table-cell>
          <table:table-cell office:value-type="string">
            <text:p>Correspond à</text:p>
          </table:table-cell>
          <table:table-cell office:value-type="string">
            <text:p>Pays de la personne</text:p>
          </table:table-cell>
          <table:table-cell office:value-type="string">
            <text:p>FRA</text:p>
          </table:table-cell>
        </table:table-row>
        <table:table-row table:style-name="ro3">
          <table:table-cell office:value-type="string">
            <text:p>adresse_canton</text:p>
          </table:table-cell>
          <table:table-cell office:value-type="string">
            <text:p>Correspond à</text:p>
          </table:table-cell>
          <table:table-cell office:value-type="string">
            <text:p>Canton de la personne</text:p>
          </table:table-cell>
          <table:table-cell/>
        </table:table-row>
        <table:table-row table:style-name="ro3">
          <table:table-cell office:value-type="string">
            <text:p>foyer_sitfam</text:p>
          </table:table-cell>
          <table:table-cell office:value-type="string">
            <text:p>Correspond à</text:p>
          </table:table-cell>
          <table:table-cell office:value-type="string">
            <text:p>Situation de famille</text:p>
          </table:table-cell>
          <table:table-cell office:value-type="string">
            <text:p>Mariage</text:p>
          </table:table-cell>
        </table:table-row>
        <table:table-row table:style-name="ro3">
          <table:table-cell office:value-type="string">
            <text:p>foyer_ddsitfam</text:p>
          </table:table-cell>
          <table:table-cell office:value-type="string">
            <text:p>Correspond à</text:p>
          </table:table-cell>
          <table:table-cell office:value-type="string">
            <text:p>Date de situation familiale</text:p>
          </table:table-cell>
          <table:table-cell office:value-type="string">
            <text:p>2005-12-17</text:p>
          </table:table-cell>
        </table:table-row>
        <table:table-row table:style-name="ro3">
          <table:table-cell office:value-type="string">
            <text:p>foyer_typeocclog</text:p>
          </table:table-cell>
          <table:table-cell office:value-type="string">
            <text:p>Correspond à</text:p>
          </table:table-cell>
          <table:table-cell office:value-type="string">
            <text:p>Type d'occupation de logement</text:p>
          </table:table-cell>
          <table:table-cell office:value-type="string">
            <text:p>Proprietaire</text:p>
          </table:table-cell>
        </table:table-row>
        <table:table-row table:style-name="ro3">
          <table:table-cell office:value-type="string">
            <text:p>infofinanciere_moismoucompta</text:p>
          </table:table-cell>
          <table:table-cell office:value-type="string">
            <text:p>Correspond à</text:p>
          </table:table-cell>
          <table:table-cell office:value-type="string">
            <text:p>Mois du mouvement comptable</text:p>
          </table:table-cell>
          <table:table-cell office:value-type="string">
            <text:p>2009-09-01</text:p>
          </table:table-cell>
        </table:table-row>
        <table:table-row table:style-name="ro3">
          <table:table-cell office:value-type="string">
            <text:p>infofinanciere_type_allocation</text:p>
          </table:table-cell>
          <table:table-cell office:value-type="string">
            <text:p>Correspond à</text:p>
          </table:table-cell>
          <table:table-cell office:value-type="string">
            <text:p>Type d'allocation</text:p>
          </table:table-cell>
          <table:table-cell office:value-type="string">
            <text:p>AllocationsComptabilisees</text:p>
          </table:table-cell>
        </table:table-row>
        <table:table-row table:style-name="ro3">
          <table:table-cell office:value-type="string">
            <text:p>infofinanciere_natpfcre</text:p>
          </table:table-cell>
          <table:table-cell office:value-type="string">
            <text:p>Correspond à</text:p>
          </table:table-cell>
          <table:table-cell office:value-type="string">
            <text:p>Nature de la prestation de la créance</text:p>
          </table:table-cell>
          <table:table-cell office:value-type="string">
            <text:p>RSD</text:p>
          </table:table-cell>
        </table:table-row>
        <table:table-row table:style-name="ro3">
          <table:table-cell office:value-type="string">
            <text:p>infofinanciere_rgcre</text:p>
          </table:table-cell>
          <table:table-cell office:value-type="string">
            <text:p>Correspond à</text:p>
          </table:table-cell>
          <table:table-cell office:value-type="string">
            <text:p>Rang de la créance</text:p>
          </table:table-cell>
          <table:table-cell/>
        </table:table-row>
        <table:table-row table:style-name="ro3">
          <table:table-cell office:value-type="string">
            <text:p>infofinanciere_numintmoucompta</text:p>
          </table:table-cell>
          <table:table-cell office:value-type="string">
            <text:p>Correspond à</text:p>
          </table:table-cell>
          <table:table-cell office:value-type="string">
            <text:p>N° interne du mouvement comptable</text:p>
          </table:table-cell>
          <table:table-cell/>
        </table:table-row>
        <table:table-row table:style-name="ro3">
          <table:table-cell office:value-type="string">
            <text:p>infofinanciere_typeopecompta</text:p>
          </table:table-cell>
          <table:table-cell office:value-type="string">
            <text:p>Correspond à</text:p>
          </table:table-cell>
          <table:table-cell office:value-type="string">
            <text:p>Type d'opération comptable</text:p>
          </table:table-cell>
          <table:table-cell office:value-type="string">
            <text:p>PME</text:p>
          </table:table-cell>
        </table:table-row>
        <table:table-row table:style-name="ro3">
          <table:table-cell office:value-type="string">
            <text:p>infofinanciere_sensopecompta</text:p>
          </table:table-cell>
          <table:table-cell office:value-type="string">
            <text:p>Correspond à</text:p>
          </table:table-cell>
          <table:table-cell office:value-type="string">
            <text:p>Sens de l'opération comptable</text:p>
          </table:table-cell>
          <table:table-cell office:value-type="string">
            <text:p>AJ</text:p>
          </table:table-cell>
        </table:table-row>
        <table:table-row table:style-name="ro3">
          <table:table-cell office:value-type="string">
            <text:p>infofinanciere_mtmoucompta</text:p>
          </table:table-cell>
          <table:table-cell office:value-type="string">
            <text:p>Correspond à</text:p>
          </table:table-cell>
          <table:table-cell office:value-type="string">
            <text:p>Montant du mouvement comptable</text:p>
          </table:table-cell>
          <table:table-cell office:value-type="string">
            <text:p>566.19</text:p>
          </table:table-cell>
        </table:table-row>
        <table:table-row table:style-name="ro3">
          <table:table-cell office:value-type="string">
            <text:p>infofinanciere_ddregu</text:p>
          </table:table-cell>
          <table:table-cell office:value-type="string">
            <text:p>Correspond à</text:p>
          </table:table-cell>
          <table:table-cell office:value-type="string">
            <text:p>Date de début de la régulation</text:p>
          </table:table-cell>
          <table:table-cell/>
        </table:table-row>
        <table:table-row table:style-name="ro3">
          <table:table-cell office:value-type="string">
            <text:p>infofinanciere_dttraimoucompta</text:p>
          </table:table-cell>
          <table:table-cell office:value-type="string">
            <text:p>Correspond à</text:p>
          </table:table-cell>
          <table:table-cell office:value-type="string">
            <text:p>Date du traitement du mouvement comptable</text:p>
          </table:table-cell>
          <table:table-cell office:value-type="string">
            <text:p>2009-09-28</text:p>
          </table:table-cell>
        </table:table-row>
        <table:table-row table:style-name="ro3">
          <table:table-cell office:value-type="string">
            <text:p>infofinanciere_heutraimoucompta</text:p>
          </table:table-cell>
          <table:table-cell office:value-type="string">
            <text:p>Correspond à</text:p>
          </table:table-cell>
          <table:table-cell office:value-type="string">
            <text:p>Heure du traitement du mouvement comptable</text:p>
          </table:table-cell>
          <table:table-cell/>
        </table:table-row>
        <table:table-row table:style-name="ro3">
          <table:table-cell office:value-type="string">
            <text:p>infofinanciere_rsamaj</text:p>
          </table:table-cell>
          <table:table-cell office:value-type="string">
            <text:p>Correspond à</text:p>
          </table:table-cell>
          <table:table-cell office:value-type="string">
            <text:p>RSA majoré ?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serviceinstructeur_lib_service</text:p>
          </table:table-cell>
          <table:table-cell office:value-type="string">
            <text:p>Correspond à</text:p>
          </table:table-cell>
          <table:table-cell office:value-type="string">
            <text:p>Libellé du service instructeur</text:p>
          </table:table-cell>
          <table:table-cell office:value-type="string">
            <text:p>MSP</text:p>
          </table:table-cell>
        </table:table-row>
        <table:table-row table:style-name="ro3">
          <table:table-cell office:value-type="string">
            <text:p>serviceinstructeur_num_rue</text:p>
          </table:table-cell>
          <table:table-cell office:value-type="string">
            <text:p>Correspond à</text:p>
          </table:table-cell>
          <table:table-cell office:value-type="string">
            <text:p>N° de rue du service instructeur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string">
            <text:p>serviceinstructeur_nom_rue</text:p>
          </table:table-cell>
          <table:table-cell office:value-type="string">
            <text:p>Correspond à</text:p>
          </table:table-cell>
          <table:table-cell office:value-type="string">
            <text:p>Nom de rue du service instructeur</text:p>
          </table:table-cell>
          <table:table-cell office:value-type="string">
            <text:p>D'ESPAGNE</text:p>
          </table:table-cell>
        </table:table-row>
        <table:table-row table:style-name="ro3">
          <table:table-cell office:value-type="string">
            <text:p>serviceinstructeur_complement_adr</text:p>
          </table:table-cell>
          <table:table-cell office:value-type="string">
            <text:p>Correspond à</text:p>
          </table:table-cell>
          <table:table-cell office:value-type="string">
            <text:p>Complément d'adresse du service instructeur</text:p>
          </table:table-cell>
          <table:table-cell/>
        </table:table-row>
        <table:table-row table:style-name="ro3">
          <table:table-cell office:value-type="string">
            <text:p>serviceinstructeur_code_insee</text:p>
          </table:table-cell>
          <table:table-cell office:value-type="string">
            <text:p>Correspond à</text:p>
          </table:table-cell>
          <table:table-cell office:value-type="string">
            <text:p>Code INSEE du service instructeur</text:p>
          </table:table-cell>
          <table:table-cell office:value-type="float" office:value="66124">
            <text:p>66124</text:p>
          </table:table-cell>
        </table:table-row>
        <table:table-row table:style-name="ro3">
          <table:table-cell office:value-type="string">
            <text:p>serviceinstructeur_code_postal</text:p>
          </table:table-cell>
          <table:table-cell office:value-type="string">
            <text:p>Correspond à</text:p>
          </table:table-cell>
          <table:table-cell office:value-type="string">
            <text:p>Code postal du service instructeur</text:p>
          </table:table-cell>
          <table:table-cell office:value-type="float" office:value="66120">
            <text:p>66120</text:p>
          </table:table-cell>
        </table:table-row>
        <table:table-row table:style-name="ro3">
          <table:table-cell office:value-type="string">
            <text:p>serviceinstructeur_ville</text:p>
          </table:table-cell>
          <table:table-cell office:value-type="string">
            <text:p>Correspond à</text:p>
          </table:table-cell>
          <table:table-cell office:value-type="string">
            <text:p>Ville du service instructeur</text:p>
          </table:table-cell>
          <table:table-cell office:value-type="string">
            <text:p>FONT</text:p>
          </table:table-cell>
        </table:table-row>
        <table:table-row table:style-name="ro3">
          <table:table-cell office:value-type="string">
            <text:p>serviceinstructeur_numdepins</text:p>
          </table:table-cell>
          <table:table-cell office:value-type="string">
            <text:p>Correspond à</text:p>
          </table:table-cell>
          <table:table-cell office:value-type="string">
            <text:p>N° de département instructeur</text:p>
          </table:table-cell>
          <table:table-cell office:value-type="float" office:value="66">
            <text:p>66</text:p>
          </table:table-cell>
        </table:table-row>
        <table:table-row table:style-name="ro3">
          <table:table-cell office:value-type="string">
            <text:p>serviceinstructeur_typeserins</text:p>
          </table:table-cell>
          <table:table-cell office:value-type="string">
            <text:p>Correspond à</text:p>
          </table:table-cell>
          <table:table-cell office:value-type="string">
            <text:p>Type de service instructeur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serviceinstructeur_numcomins</text:p>
          </table:table-cell>
          <table:table-cell office:value-type="string">
            <text:p>Correspond à</text:p>
          </table:table-cell>
          <table:table-cell office:value-type="string">
            <text:p>N° de commune de service instructeur</text:p>
          </table:table-cell>
          <table:table-cell office:value-type="float" office:value="124">
            <text:p>124</text:p>
          </table:table-cell>
        </table:table-row>
        <table:table-row table:style-name="ro3">
          <table:table-cell office:value-type="string">
            <text:p>serviceinstructeur_numagrins</text:p>
          </table:table-cell>
          <table:table-cell office:value-type="string">
            <text:p>Correspond à</text:p>
          </table:table-cell>
          <table:table-cell office:value-type="string">
            <text:p>N° agrément du service instructeu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erviceinstructeur_type_voie</text:p>
          </table:table-cell>
          <table:table-cell office:value-type="string">
            <text:p>Correspond à</text:p>
          </table:table-cell>
          <table:table-cell office:value-type="string">
            <text:p>Type de voie du service instructeur</text:p>
          </table:table-cell>
          <table:table-cell office:value-type="string">
            <text:p>AV</text:p>
          </table:table-cell>
        </table:table-row>
        <table:table-row table:style-name="ro3">
          <table:table-cell office:value-type="string">
            <text:p>prestation_natprest</text:p>
          </table:table-cell>
          <table:table-cell office:value-type="string">
            <text:p>Correspond à</text:p>
          </table:table-cell>
          <table:table-cell office:value-type="string">
            <text:p>Nature de la prestation (RSA, PFA)</text:p>
          </table:table-cell>
          <table:table-cell office:value-type="string">
            <text:p>RSA</text:p>
          </table:table-cell>
        </table:table-row>
        <table:table-row table:style-name="ro3">
          <table:table-cell office:value-type="string">
            <text:p>prestation_rolepers</text:p>
          </table:table-cell>
          <table:table-cell office:value-type="string">
            <text:p>Correspond à</text:p>
          </table:table-cell>
          <table:table-cell office:value-type="string">
            <text:p>Rôle de la personne (demandeur, conjoint)</text:p>
          </table:table-cell>
          <table:table-cell office:value-type="string">
            <text:p>Conjoint</text:p>
          </table:table-cell>
        </table:table-row>
        <table:table-row table:style-name="ro3">
          <table:table-cell office:value-type="string">
            <text:p>situationdossierrsa_etatdosrsa</text:p>
          </table:table-cell>
          <table:table-cell office:value-type="string">
            <text:p>Correspond à</text:p>
          </table:table-cell>
          <table:table-cell office:value-type="string">
            <text:p>État du dossier RS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tuationdossierrsa_dtrefursa</text:p>
          </table:table-cell>
          <table:table-cell office:value-type="string">
            <text:p>Correspond à</text:p>
          </table:table-cell>
          <table:table-cell office:value-type="string">
            <text:p>Date du refus du RSA</text:p>
          </table:table-cell>
          <table:table-cell/>
        </table:table-row>
        <table:table-row table:style-name="ro3">
          <table:table-cell office:value-type="string">
            <text:p>situationdossierrsa_moticlorsa</text:p>
          </table:table-cell>
          <table:table-cell office:value-type="string">
            <text:p>Correspond à</text:p>
          </table:table-cell>
          <table:table-cell office:value-type="string">
            <text:p>Motif de clôture du droit RSA</text:p>
          </table:table-cell>
          <table:table-cell/>
        </table:table-row>
        <table:table-row table:style-name="ro3">
          <table:table-cell office:value-type="string">
            <text:p>situationdossierrsa_dtclorsa</text:p>
          </table:table-cell>
          <table:table-cell office:value-type="string">
            <text:p>Correspond à</text:p>
          </table:table-cell>
          <table:table-cell office:value-type="string">
            <text:p>Date de clôture du droit RSA</text:p>
          </table:table-cell>
          <table:table-cell/>
        </table:table-row>
        <table:table-row table:style-name="ro3">
          <table:table-cell office:value-type="string">
            <text:p>suspensiondroit_ddsusdrorsa</text:p>
          </table:table-cell>
          <table:table-cell office:value-type="string">
            <text:p>Correspond à</text:p>
          </table:table-cell>
          <table:table-cell office:value-type="string">
            <text:p>Date de suspension du droit RSA</text:p>
          </table:table-cell>
          <table:table-cell/>
        </table:table-row>
        <table:table-row table:style-name="ro3">
          <table:table-cell office:value-type="string">
            <text:p>activite</text:p>
          </table:table-cell>
          <table:table-cell office:value-type="string">
            <text:p>Correspond à</text:p>
          </table:table-cell>
          <table:table-cell office:value-type="string">
            <text:p>Activité de l'allocataire</text:p>
          </table:table-cell>
          <table:table-cell/>
        </table:table-row>
        <table:table-row table:style-name="ro3">
          <table:table-cell office:value-type="string">
            <text:p>dossier_matricule</text:p>
          </table:table-cell>
          <table:table-cell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13187600000000">
            <text:p>113187600000000</text:p>
          </table:table-cell>
        </table:table-row>
        <table:table-row table:style-name="ro3">
          <table:table-cell office:value-type="string">
            <text:p>dossier_dtdemrsa</text:p>
          </table:table-cell>
          <table:table-cell office:value-type="string">
            <text:p>Correspond à</text:p>
          </table:table-cell>
          <table:table-cell office:value-type="string">
            <text:p>Date de demande RSA</text:p>
          </table:table-cell>
          <table:table-cell office:value-type="string">
            <text:p>15/06/2009</text:p>
          </table:table-cell>
        </table:table-row>
        <table:table-row table:style-name="ro3">
          <table:table-cell office:value-type="string">
            <text:p>dossier_numdemrsa</text:p>
          </table:table-cell>
          <table:table-cell office:value-type="string">
            <text:p>Correspond à</text:p>
          </table:table-cell>
          <table:table-cell office:value-type="string">
            <text:p>N° de demande RSA = N° de dossier</text:p>
          </table:table-cell>
          <table:table-cell office:value-type="float" office:value="1004112066">
            <text:p>1004112066</text:p>
          </table:table-cell>
        </table:table-row>
        <table:table-row table:style-name="ro3">
          <table:table-cell office:value-type="string">
            <text:p>dossier_nbouv</text:p>
          </table:table-cell>
          <table:table-cell office:value-type="string">
            <text:p>Correspond à</text:p>
          </table:table-cell>
          <table:table-cell office:value-type="string">
            <text:p>Nombre d'ouverture de droi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taildroitrsa_oridemrsa</text:p>
          </table:table-cell>
          <table:table-cell office:value-type="string">
            <text:p>Correspond à</text:p>
          </table:table-cell>
          <table:table-cell office:value-type="string">
            <text:p>Origine de la demande RSA</text:p>
          </table:table-cell>
          <table:table-cell office:value-type="string">
            <text:p>Le</text:p>
          </table:table-cell>
        </table:table-row>
        <table:table-row table:style-name="ro3">
          <table:table-cell office:value-type="string">
            <text:p>personnereferent_id</text:p>
          </table:table-cell>
          <table:table-cell office:value-type="string">
            <text:p>Correspond à</text:p>
          </table:table-cell>
          <table:table-cell table:style-name="ce22" office:value-type="string">
            <text:p>Référent lié à la personne</text:p>
          </table:table-cell>
          <table:table-cell table:style-name="ce22" office:value-type="float" office:value="179">
            <text:p>179</text:p>
          </table:table-cell>
        </table:table-row>
        <table:table-row table:style-name="ro3">
          <table:table-cell office:value-type="string">
            <text:p>personnereferent_dddesignation</text:p>
          </table:table-cell>
          <table:table-cell office:value-type="string">
            <text:p>Correspond à</text:p>
          </table:table-cell>
          <table:table-cell office:value-type="string">
            <text:p>Date de désignation du référent lié</text:p>
          </table:table-cell>
          <table:table-cell office:value-type="string">
            <text:p>2010-02-12</text:p>
          </table:table-cell>
        </table:table-row>
        <table:table-row table:style-name="ro3">
          <table:table-cell office:value-type="string">
            <text:p>personnereferent_dfdesignation</text:p>
          </table:table-cell>
          <table:table-cell office:value-type="string">
            <text:p>Correspond à</text:p>
          </table:table-cell>
          <table:table-cell office:value-type="string">
            <text:p>Date de fin de désignation du référent lié</text:p>
          </table:table-cell>
          <table:table-cell/>
        </table:table-row>
        <table:table-row table:style-name="ro3">
          <table:table-cell office:value-type="string">
            <text:p>personnereferent_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 à laquelle est lié le référent lié à la person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ent_nom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BOURDOIS</text:p>
          </table:table-cell>
        </table:table-row>
        <table:table-row table:style-name="ro3">
          <table:table-cell office:value-type="string">
            <text:p>referent_prenom</text:p>
          </table:table-cell>
          <table:table-cell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Laurent</text:p>
          </table:table-cell>
        </table:table-row>
        <table:table-row table:style-name="ro3">
          <table:table-cell office:value-type="string">
            <text:p>referent_numero_poste</text:p>
          </table:table-cell>
          <table:table-cell office:value-type="string">
            <text:p>Correspond à</text:p>
          </table:table-cell>
          <table:table-cell office:value-type="string">
            <text:p>N° de poste du référent</text:p>
          </table:table-cell>
          <table:table-cell office:value-type="float" office:value="468647254">
            <text:p>468647254</text:p>
          </table:table-cell>
        </table:table-row>
        <table:table-row table:style-name="ro3">
          <table:table-cell office:value-type="string">
            <text:p>referent_email</text:p>
          </table:table-cell>
          <table:table-cell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laurent.bourdois@cg66.fr</text:p>
          </table:table-cell>
        </table:table-row>
        <table:table-row table:style-name="ro3">
          <table:table-cell office:value-type="string">
            <text:p>referent_qual</text:p>
          </table:table-cell>
          <table:table-cell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</table:table-row>
        <table:table-row table:style-name="ro3">
          <table:table-cell office:value-type="string">
            <text:p>referent_fonction</text:p>
          </table:table-cell>
          <table:table-cell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Conseiller</text:p>
          </table:table-cell>
        </table:table-row>
        <table:table-row table:style-name="ro3">
          <table:table-cell office:value-type="string">
            <text:p>referent_nom_complet</text:p>
          </table:table-cell>
          <table:table-cell office:value-type="string">
            <text:p>Correspond à</text:p>
          </table:table-cell>
          <table:table-cell office:value-type="string">
            <text:p>Nom complet du référent</text:p>
          </table:table-cell>
          <table:table-cell office:value-type="string">
            <text:p>MR BOURDOIS Laurent</text:p>
          </table:table-cell>
        </table:table-row>
        <table:table-row table:style-name="ro3">
          <table:table-cell office:value-type="string">
            <text:p>referent_full_name</text:p>
          </table:table-cell>
          <table:table-cell office:value-type="string">
            <text:p>Correspond à</text:p>
          </table:table-cell>
          <table:table-cell office:value-type="string">
            <text:p>Nom complet (également ) du référent</text:p>
          </table:table-cell>
          <table:table-cell office:value-type="string">
            <text:p>MR BOURDOIS Laurent</text:p>
          </table:table-cell>
        </table:table-row>
      </table:table>
      <table:table table:name="CUI" table:style-name="ta1" table:print="false">
        <table:table-column table:style-name="co20" table:default-cell-style-name="Default"/>
        <table:table-row table:style-name="ro1">
          <table:table-cell table:style-name="ce1" office:value-type="string">
            <text:p>Champ à passer dans le document</text:p>
          </table:table-cell>
        </table:table-row>
        <table:table-row table:style-name="ro3">
          <table:table-cell office:value-type="string">
            <text:p>cui_id</text:p>
          </table:table-cell>
        </table:table-row>
        <table:table-row table:style-name="ro3">
          <table:table-cell office:value-type="string">
            <text:p>cui_personne_id</text:p>
          </table:table-cell>
        </table:table-row>
        <table:table-row table:style-name="ro3">
          <table:table-cell office:value-type="string">
            <text:p>cui_referent_id</text:p>
          </table:table-cell>
        </table:table-row>
        <table:table-row table:style-name="ro3">
          <table:table-cell office:value-type="string">
            <text:p>cui_convention</text:p>
          </table:table-cell>
        </table:table-row>
        <table:table-row table:style-name="ro3">
          <table:table-cell office:value-type="string">
            <text:p>cui_secteur</text:p>
          </table:table-cell>
        </table:table-row>
        <table:table-row table:style-name="ro3">
          <table:table-cell office:value-type="string">
            <text:p>cui_numsecteur</text:p>
          </table:table-cell>
        </table:table-row>
        <table:table-row table:style-name="ro3">
          <table:table-cell office:value-type="string">
            <text:p>cui_avenant</text:p>
          </table:table-cell>
        </table:table-row>
        <table:table-row table:style-name="ro3">
          <table:table-cell office:value-type="string">
            <text:p>cui_numconventioncollect</text:p>
          </table:table-cell>
        </table:table-row>
        <table:table-row table:style-name="ro3">
          <table:table-cell office:value-type="string">
            <text:p>cui_avenantcg</text:p>
          </table:table-cell>
        </table:table-row>
        <table:table-row table:style-name="ro3">
          <table:table-cell office:value-type="string">
            <text:p>cui_datedepot</text:p>
          </table:table-cell>
        </table:table-row>
        <table:table-row table:style-name="ro3">
          <table:table-cell office:value-type="string">
            <text:p>cui_codeprescripteur</text:p>
          </table:table-cell>
        </table:table-row>
        <table:table-row table:style-name="ro3">
          <table:table-cell office:value-type="string">
            <text:p>cui_numeroide</text:p>
          </table:table-cell>
        </table:table-row>
        <table:table-row table:style-name="ro3">
          <table:table-cell office:value-type="string">
            <text:p>cui_nomemployeur</text:p>
          </table:table-cell>
        </table:table-row>
        <table:table-row table:style-name="ro3">
          <table:table-cell office:value-type="string">
            <text:p>cui_numvoieemployeur</text:p>
          </table:table-cell>
        </table:table-row>
        <table:table-row table:style-name="ro3">
          <table:table-cell office:value-type="string">
            <text:p>cui_typevoieemployeur</text:p>
          </table:table-cell>
        </table:table-row>
        <table:table-row table:style-name="ro3">
          <table:table-cell office:value-type="string">
            <text:p>cui_nomvoieemployeur</text:p>
          </table:table-cell>
        </table:table-row>
        <table:table-row table:style-name="ro3">
          <table:table-cell office:value-type="string">
            <text:p>cui_compladremployeur</text:p>
          </table:table-cell>
        </table:table-row>
        <table:table-row table:style-name="ro3">
          <table:table-cell office:value-type="string">
            <text:p>cui_numtelemployeur</text:p>
          </table:table-cell>
        </table:table-row>
        <table:table-row table:style-name="ro3">
          <table:table-cell office:value-type="string">
            <text:p>cui_emailemployeur</text:p>
          </table:table-cell>
        </table:table-row>
        <table:table-row table:style-name="ro3">
          <table:table-cell office:value-type="string">
            <text:p>cui_codepostalemployeur</text:p>
          </table:table-cell>
        </table:table-row>
        <table:table-row table:style-name="ro3">
          <table:table-cell office:value-type="string">
            <text:p>cui_villeemployeur</text:p>
          </table:table-cell>
        </table:table-row>
        <table:table-row table:style-name="ro3">
          <table:table-cell office:value-type="string">
            <text:p>cui_siret</text:p>
          </table:table-cell>
        </table:table-row>
        <table:table-row table:style-name="ro3">
          <table:table-cell office:value-type="string">
            <text:p>cui_codenaf2</text:p>
          </table:table-cell>
        </table:table-row>
        <table:table-row table:style-name="ro3">
          <table:table-cell office:value-type="string">
            <text:p>cui_identconvcollec</text:p>
          </table:table-cell>
        </table:table-row>
        <table:table-row table:style-name="ro3">
          <table:table-cell office:value-type="string">
            <text:p>cui_statutemployeur</text:p>
          </table:table-cell>
        </table:table-row>
        <table:table-row table:style-name="ro3">
          <table:table-cell office:value-type="string">
            <text:p>cui_effectifemployeur</text:p>
          </table:table-cell>
        </table:table-row>
        <table:table-row table:style-name="ro3">
          <table:table-cell office:value-type="string">
            <text:p>cui_orgrecouvcotis</text:p>
          </table:table-cell>
        </table:table-row>
        <table:table-row table:style-name="ro3">
          <table:table-cell office:value-type="string">
            <text:p>cui_atelierchantier</text:p>
          </table:table-cell>
        </table:table-row>
        <table:table-row table:style-name="ro3">
          <table:table-cell office:value-type="string">
            <text:p>cui_numannexefinanciere</text:p>
          </table:table-cell>
        </table:table-row>
        <table:table-row table:style-name="ro3">
          <table:table-cell office:value-type="string">
            <text:p>cui_assurancechomage</text:p>
          </table:table-cell>
        </table:table-row>
        <table:table-row table:style-name="ro3">
          <table:table-cell office:value-type="string">
            <text:p>cui_iscie</text:p>
          </table:table-cell>
        </table:table-row>
        <table:table-row table:style-name="ro3">
          <table:table-cell office:value-type="string">
            <text:p>cui_isadresse2</text:p>
          </table:table-cell>
        </table:table-row>
        <table:table-row table:style-name="ro3">
          <table:table-cell office:value-type="string">
            <text:p>cui_numvoieemployeur2</text:p>
          </table:table-cell>
        </table:table-row>
        <table:table-row table:style-name="ro3">
          <table:table-cell office:value-type="string">
            <text:p>cui_typevoieemployeur2</text:p>
          </table:table-cell>
        </table:table-row>
        <table:table-row table:style-name="ro3">
          <table:table-cell office:value-type="string">
            <text:p>cui_nomvoieemployeur2</text:p>
          </table:table-cell>
        </table:table-row>
        <table:table-row table:style-name="ro3">
          <table:table-cell office:value-type="string">
            <text:p>cui_compladremployeur2</text:p>
          </table:table-cell>
        </table:table-row>
        <table:table-row table:style-name="ro3">
          <table:table-cell office:value-type="string">
            <text:p>cui_numtelemployeur2</text:p>
          </table:table-cell>
        </table:table-row>
        <table:table-row table:style-name="ro3">
          <table:table-cell office:value-type="string">
            <text:p>cui_emailemployeur2</text:p>
          </table:table-cell>
        </table:table-row>
        <table:table-row table:style-name="ro3">
          <table:table-cell office:value-type="string">
            <text:p>cui_codepostalemployeur2</text:p>
          </table:table-cell>
        </table:table-row>
        <table:table-row table:style-name="ro3">
          <table:table-cell office:value-type="string">
            <text:p>cui_villeemployeur2</text:p>
          </table:table-cell>
        </table:table-row>
        <table:table-row table:style-name="ro3">
          <table:table-cell office:value-type="string">
            <text:p>cui_niveauformation</text:p>
          </table:table-cell>
        </table:table-row>
        <table:table-row table:style-name="ro3">
          <table:table-cell office:value-type="string">
            <text:p>cui_dureesansemploi</text:p>
          </table:table-cell>
        </table:table-row>
        <table:table-row table:style-name="ro3">
          <table:table-cell office:value-type="string">
            <text:p>cui_isinscritpe</text:p>
          </table:table-cell>
        </table:table-row>
        <table:table-row table:style-name="ro3">
          <table:table-cell office:value-type="string">
            <text:p>cui_dureeinscritpe</text:p>
          </table:table-cell>
        </table:table-row>
        <table:table-row table:style-name="ro3">
          <table:table-cell office:value-type="string">
            <text:p>cui_isbeneficiaire</text:p>
          </table:table-cell>
        </table:table-row>
        <table:table-row table:style-name="ro3">
          <table:table-cell office:value-type="string">
            <text:p>cui_rsadeptmaj</text:p>
          </table:table-cell>
        </table:table-row>
        <table:table-row table:style-name="ro3">
          <table:table-cell office:value-type="string">
            <text:p>cui_dureebenefaide</text:p>
          </table:table-cell>
        </table:table-row>
        <table:table-row table:style-name="ro3">
          <table:table-cell office:value-type="string">
            <text:p>cui_handicap</text:p>
          </table:table-cell>
        </table:table-row>
        <table:table-row table:style-name="ro3">
          <table:table-cell office:value-type="string">
            <text:p>cui_typecontrat</text:p>
          </table:table-cell>
        </table:table-row>
        <table:table-row table:style-name="ro3">
          <table:table-cell office:value-type="string">
            <text:p>cui_dateembauche</text:p>
          </table:table-cell>
        </table:table-row>
        <table:table-row table:style-name="ro3">
          <table:table-cell office:value-type="string">
            <text:p>cui_datefincontrat</text:p>
          </table:table-cell>
        </table:table-row>
        <table:table-row table:style-name="ro3">
          <table:table-cell office:value-type="string">
            <text:p>cui_codeemploi</text:p>
          </table:table-cell>
        </table:table-row>
        <table:table-row table:style-name="ro3">
          <table:table-cell office:value-type="string">
            <text:p>cui_salairebrut</text:p>
          </table:table-cell>
        </table:table-row>
        <table:table-row table:style-name="ro3">
          <table:table-cell office:value-type="string">
            <text:p>cui_dureehebdosalarieheure</text:p>
          </table:table-cell>
        </table:table-row>
        <table:table-row table:style-name="ro3">
          <table:table-cell office:value-type="string">
            <text:p>cui_dureehebdosalarieminute</text:p>
          </table:table-cell>
        </table:table-row>
        <table:table-row table:style-name="ro3">
          <table:table-cell office:value-type="string">
            <text:p>cui_modulation</text:p>
          </table:table-cell>
        </table:table-row>
        <table:table-row table:style-name="ro3">
          <table:table-cell office:value-type="string">
            <text:p>cui_dureecollhebdoheure</text:p>
          </table:table-cell>
        </table:table-row>
        <table:table-row table:style-name="ro3">
          <table:table-cell office:value-type="string">
            <text:p>cui_dureecollhebdominute</text:p>
          </table:table-cell>
        </table:table-row>
        <table:table-row table:style-name="ro3">
          <table:table-cell office:value-type="string">
            <text:p>cui_numlieucontrat</text:p>
          </table:table-cell>
        </table:table-row>
        <table:table-row table:style-name="ro3">
          <table:table-cell office:value-type="string">
            <text:p>cui_typevoielieucontrat</text:p>
          </table:table-cell>
        </table:table-row>
        <table:table-row table:style-name="ro3">
          <table:table-cell office:value-type="string">
            <text:p>cui_nomvoielieucontrat</text:p>
          </table:table-cell>
        </table:table-row>
        <table:table-row table:style-name="ro3">
          <table:table-cell office:value-type="string">
            <text:p>cui_codepostallieucontrat</text:p>
          </table:table-cell>
        </table:table-row>
        <table:table-row table:style-name="ro3">
          <table:table-cell office:value-type="string">
            <text:p>cui_villelieucontrat</text:p>
          </table:table-cell>
        </table:table-row>
        <table:table-row table:style-name="ro3">
          <table:table-cell office:value-type="string">
            <text:p>cui_qualtuteur</text:p>
          </table:table-cell>
        </table:table-row>
        <table:table-row table:style-name="ro3">
          <table:table-cell office:value-type="string">
            <text:p>cui_nomtuteur</text:p>
          </table:table-cell>
        </table:table-row>
        <table:table-row table:style-name="ro3">
          <table:table-cell office:value-type="string">
            <text:p>cui_prenomtuteur</text:p>
          </table:table-cell>
        </table:table-row>
        <table:table-row table:style-name="ro3">
          <table:table-cell office:value-type="string">
            <text:p>cui_fonctiontuteur</text:p>
          </table:table-cell>
        </table:table-row>
        <table:table-row table:style-name="ro3">
          <table:table-cell office:value-type="string">
            <text:p>cui_structurereferente_id</text:p>
          </table:table-cell>
        </table:table-row>
        <table:table-row table:style-name="ro3">
          <table:table-cell office:value-type="string">
            <text:p>cui_isaas</text:p>
          </table:table-cell>
        </table:table-row>
        <table:table-row table:style-name="ro3">
          <table:table-cell office:value-type="string">
            <text:p>cui_remobilisation</text:p>
          </table:table-cell>
        </table:table-row>
        <table:table-row table:style-name="ro3">
          <table:table-cell office:value-type="string">
            <text:p>cui_aidereprise</text:p>
          </table:table-cell>
        </table:table-row>
        <table:table-row table:style-name="ro3">
          <table:table-cell office:value-type="string">
            <text:p>cui_elaboprojetpro</text:p>
          </table:table-cell>
        </table:table-row>
        <table:table-row table:style-name="ro3">
          <table:table-cell office:value-type="string">
            <text:p>cui_evaluation</text:p>
          </table:table-cell>
        </table:table-row>
        <table:table-row table:style-name="ro3">
          <table:table-cell office:value-type="string">
            <text:p>cui_aiderechemploi</text:p>
          </table:table-cell>
        </table:table-row>
        <table:table-row table:style-name="ro3">
          <table:table-cell office:value-type="string">
            <text:p>cui_autre</text:p>
          </table:table-cell>
        </table:table-row>
        <table:table-row table:style-name="ro3">
          <table:table-cell office:value-type="string">
            <text:p>cui_adaptation</text:p>
          </table:table-cell>
        </table:table-row>
        <table:table-row table:style-name="ro3">
          <table:table-cell office:value-type="string">
            <text:p>cui_remiseniveau</text:p>
          </table:table-cell>
        </table:table-row>
        <table:table-row table:style-name="ro3">
          <table:table-cell office:value-type="string">
            <text:p>cui_prequalification</text:p>
          </table:table-cell>
        </table:table-row>
        <table:table-row table:style-name="ro3">
          <table:table-cell office:value-type="string">
            <text:p>cui_nouvellecompetence</text:p>
          </table:table-cell>
        </table:table-row>
        <table:table-row table:style-name="ro3">
          <table:table-cell office:value-type="string">
            <text:p>cui_formqualif</text:p>
          </table:table-cell>
        </table:table-row>
        <table:table-row table:style-name="ro3">
          <table:table-cell office:value-type="string">
            <text:p>cui_formation</text:p>
          </table:table-cell>
        </table:table-row>
        <table:table-row table:style-name="ro3">
          <table:table-cell office:value-type="string">
            <text:p>cui_isperiodepro</text:p>
          </table:table-cell>
        </table:table-row>
        <table:table-row table:style-name="ro3">
          <table:table-cell office:value-type="string">
            <text:p>cui_niveauqualif</text:p>
          </table:table-cell>
        </table:table-row>
        <table:table-row table:style-name="ro3">
          <table:table-cell office:value-type="string">
            <text:p>cui_validacquis</text:p>
          </table:table-cell>
        </table:table-row>
        <table:table-row table:style-name="ro3">
          <table:table-cell office:value-type="string">
            <text:p>cui_iscae</text:p>
          </table:table-cell>
        </table:table-row>
        <table:table-row table:style-name="ro3">
          <table:table-cell office:value-type="string">
            <text:p>cui_datedebprisecharge</text:p>
          </table:table-cell>
        </table:table-row>
        <table:table-row table:style-name="ro3">
          <table:table-cell office:value-type="string">
            <text:p>cui_datefinprisecharge</text:p>
          </table:table-cell>
        </table:table-row>
        <table:table-row table:style-name="ro3">
          <table:table-cell office:value-type="string">
            <text:p>cui_dureehebdoretenueheure</text:p>
          </table:table-cell>
        </table:table-row>
        <table:table-row table:style-name="ro3">
          <table:table-cell office:value-type="string">
            <text:p>cui_dureehebdoretenueminute</text:p>
          </table:table-cell>
        </table:table-row>
        <table:table-row table:style-name="ro3">
          <table:table-cell office:value-type="string">
            <text:p>cui_opspeciale</text:p>
          </table:table-cell>
        </table:table-row>
        <table:table-row table:style-name="ro3">
          <table:table-cell office:value-type="string">
            <text:p>cui_tauxfixe</text:p>
          </table:table-cell>
        </table:table-row>
        <table:table-row table:style-name="ro3">
          <table:table-cell office:value-type="string">
            <text:p>cui_tauxprisencharge</text:p>
          </table:table-cell>
        </table:table-row>
        <table:table-row table:style-name="ro3">
          <table:table-cell office:value-type="string">
            <text:p>cui_financementexclusif</text:p>
          </table:table-cell>
        </table:table-row>
        <table:table-row table:style-name="ro3">
          <table:table-cell office:value-type="string">
            <text:p>cui_tauxfinancementexclusif</text:p>
          </table:table-cell>
        </table:table-row>
        <table:table-row table:style-name="ro3">
          <table:table-cell office:value-type="string">
            <text:p>cui_orgapayeur</text:p>
          </table:table-cell>
        </table:table-row>
        <table:table-row table:style-name="ro3">
          <table:table-cell office:value-type="string">
            <text:p>cui_organisme</text:p>
          </table:table-cell>
        </table:table-row>
        <table:table-row table:style-name="ro3">
          <table:table-cell office:value-type="string">
            <text:p>cui_adresseorganisme</text:p>
          </table:table-cell>
        </table:table-row>
        <table:table-row table:style-name="ro3">
          <table:table-cell office:value-type="string">
            <text:p>cui_datecontrat</text:p>
          </table:table-cell>
        </table:table-row>
        <table:table-row table:style-name="ro3">
          <table:table-cell office:value-type="string">
            <text:p>personne_id</text:p>
          </table:table-cell>
        </table:table-row>
        <table:table-row table:style-name="ro3">
          <table:table-cell office:value-type="string">
            <text:p>personne_foyer_id</text:p>
          </table:table-cell>
        </table:table-row>
        <table:table-row table:style-name="ro3">
          <table:table-cell office:value-type="string">
            <text:p>personne_qual</text:p>
          </table:table-cell>
        </table:table-row>
        <table:table-row table:style-name="ro3">
          <table:table-cell office:value-type="string">
            <text:p>personne_nom</text:p>
          </table:table-cell>
        </table:table-row>
        <table:table-row table:style-name="ro3">
          <table:table-cell office:value-type="string">
            <text:p>personne_prenom</text:p>
          </table:table-cell>
        </table:table-row>
        <table:table-row table:style-name="ro3">
          <table:table-cell office:value-type="string">
            <text:p>personne_nomnai</text:p>
          </table:table-cell>
        </table:table-row>
        <table:table-row table:style-name="ro3">
          <table:table-cell office:value-type="string">
            <text:p>personne_prenom2</text:p>
          </table:table-cell>
        </table:table-row>
        <table:table-row table:style-name="ro3">
          <table:table-cell office:value-type="string">
            <text:p>personne_prenom3</text:p>
          </table:table-cell>
        </table:table-row>
        <table:table-row table:style-name="ro3">
          <table:table-cell office:value-type="string">
            <text:p>personne_nomcomnai</text:p>
          </table:table-cell>
        </table:table-row>
        <table:table-row table:style-name="ro3">
          <table:table-cell office:value-type="string">
            <text:p>personne_dtnai</text:p>
          </table:table-cell>
        </table:table-row>
        <table:table-row table:style-name="ro3">
          <table:table-cell office:value-type="string">
            <text:p>personne_rgnai</text:p>
          </table:table-cell>
        </table:table-row>
        <table:table-row table:style-name="ro3">
          <table:table-cell office:value-type="string">
            <text:p>personne_typedtnai</text:p>
          </table:table-cell>
        </table:table-row>
        <table:table-row table:style-name="ro3">
          <table:table-cell office:value-type="string">
            <text:p>personne_nir</text:p>
          </table:table-cell>
        </table:table-row>
        <table:table-row table:style-name="ro3">
          <table:table-cell office:value-type="string">
            <text:p>personne_topvalec</text:p>
          </table:table-cell>
        </table:table-row>
        <table:table-row table:style-name="ro3">
          <table:table-cell office:value-type="string">
            <text:p>personne_sexe</text:p>
          </table:table-cell>
        </table:table-row>
        <table:table-row table:style-name="ro3">
          <table:table-cell office:value-type="string">
            <text:p>personne_nati</text:p>
          </table:table-cell>
        </table:table-row>
        <table:table-row table:style-name="ro3">
          <table:table-cell office:value-type="string">
            <text:p>personne_dtnati</text:p>
          </table:table-cell>
        </table:table-row>
        <table:table-row table:style-name="ro3">
          <table:table-cell office:value-type="string">
            <text:p>personne_pieecpres</text:p>
          </table:table-cell>
        </table:table-row>
        <table:table-row table:style-name="ro3">
          <table:table-cell office:value-type="string">
            <text:p>personne_idassedic</text:p>
          </table:table-cell>
        </table:table-row>
        <table:table-row table:style-name="ro3">
          <table:table-cell office:value-type="string">
            <text:p>personne_nom_complet</text:p>
          </table:table-cell>
        </table:table-row>
        <table:table-row table:style-name="ro3">
          <table:table-cell office:value-type="string">
            <text:p>structurereferente_id</text:p>
          </table:table-cell>
        </table:table-row>
        <table:table-row table:style-name="ro3">
          <table:table-cell office:value-type="string">
            <text:p>structurereferente_typeorient_id</text:p>
          </table:table-cell>
        </table:table-row>
        <table:table-row table:style-name="ro3">
          <table:table-cell office:value-type="string">
            <text:p>structurereferente_lib_struc</text:p>
          </table:table-cell>
        </table:table-row>
        <table:table-row table:style-name="ro3">
          <table:table-cell office:value-type="string">
            <text:p>structurereferente_num_voie</text:p>
          </table:table-cell>
        </table:table-row>
        <table:table-row table:style-name="ro3">
          <table:table-cell office:value-type="string">
            <text:p>structurereferente_type_voie</text:p>
          </table:table-cell>
        </table:table-row>
        <table:table-row table:style-name="ro3">
          <table:table-cell office:value-type="string">
            <text:p>structurereferente_nom_voie</text:p>
          </table:table-cell>
        </table:table-row>
        <table:table-row table:style-name="ro3">
          <table:table-cell office:value-type="string">
            <text:p>structurereferente_code_postal</text:p>
          </table:table-cell>
        </table:table-row>
        <table:table-row table:style-name="ro3">
          <table:table-cell office:value-type="string">
            <text:p>structurereferente_ville</text:p>
          </table:table-cell>
        </table:table-row>
        <table:table-row table:style-name="ro3">
          <table:table-cell office:value-type="string">
            <text:p>structurereferente_code_insee</text:p>
          </table:table-cell>
        </table:table-row>
        <table:table-row table:style-name="ro3">
          <table:table-cell office:value-type="string">
            <text:p>structurereferente_filtre_zone_geo</text:p>
          </table:table-cell>
        </table:table-row>
        <table:table-row table:style-name="ro3">
          <table:table-cell office:value-type="string">
            <text:p>structurereferente_contratengagement</text:p>
          </table:table-cell>
        </table:table-row>
        <table:table-row table:style-name="ro3">
          <table:table-cell office:value-type="string">
            <text:p>structurereferente_apre</text:p>
          </table:table-cell>
        </table:table-row>
        <table:table-row table:style-name="ro3">
          <table:table-cell office:value-type="string">
            <text:p>structurereferente_orientation</text:p>
          </table:table-cell>
        </table:table-row>
        <table:table-row table:style-name="ro3">
          <table:table-cell office:value-type="string">
            <text:p>structurereferente_pdo</text:p>
          </table:table-cell>
        </table:table-row>
        <table:table-row table:style-name="ro3">
          <table:table-cell office:value-type="string">
            <text:p>referent_id</text:p>
          </table:table-cell>
        </table:table-row>
        <table:table-row table:style-name="ro3">
          <table:table-cell office:value-type="string">
            <text:p>referent_structurereferente_id</text:p>
          </table:table-cell>
        </table:table-row>
        <table:table-row table:style-name="ro3">
          <table:table-cell office:value-type="string">
            <text:p>referent_nom</text:p>
          </table:table-cell>
        </table:table-row>
        <table:table-row table:style-name="ro3">
          <table:table-cell office:value-type="string">
            <text:p>referent_prenom</text:p>
          </table:table-cell>
        </table:table-row>
        <table:table-row table:style-name="ro3">
          <table:table-cell office:value-type="string">
            <text:p>referent_numero_poste</text:p>
          </table:table-cell>
        </table:table-row>
        <table:table-row table:style-name="ro3">
          <table:table-cell office:value-type="string">
            <text:p>referent_email</text:p>
          </table:table-cell>
        </table:table-row>
        <table:table-row table:style-name="ro3">
          <table:table-cell office:value-type="string">
            <text:p>referent_qual</text:p>
          </table:table-cell>
        </table:table-row>
        <table:table-row table:style-name="ro3">
          <table:table-cell office:value-type="string">
            <text:p>referent_fonction</text:p>
          </table:table-cell>
        </table:table-row>
        <table:table-row table:style-name="ro3">
          <table:table-cell office:value-type="string">
            <text:p>referent_nom_complet</text:p>
          </table:table-cell>
        </table:table-row>
        <table:table-row table:style-name="ro3">
          <table:table-cell office:value-type="string">
            <text:p>adresse_id</text:p>
          </table:table-cell>
        </table:table-row>
        <table:table-row table:style-name="ro3">
          <table:table-cell office:value-type="string">
            <text:p>adresse_numvoie</text:p>
          </table:table-cell>
        </table:table-row>
        <table:table-row table:style-name="ro3">
          <table:table-cell office:value-type="string">
            <text:p>adresse_typevoie</text:p>
          </table:table-cell>
        </table:table-row>
        <table:table-row table:style-name="ro3">
          <table:table-cell office:value-type="string">
            <text:p>adresse_nomvoie</text:p>
          </table:table-cell>
        </table:table-row>
        <table:table-row table:style-name="ro3">
          <table:table-cell office:value-type="string">
            <text:p>adresse_complideadr</text:p>
          </table:table-cell>
        </table:table-row>
        <table:table-row table:style-name="ro3">
          <table:table-cell office:value-type="string">
            <text:p>adresse_compladr</text:p>
          </table:table-cell>
        </table:table-row>
        <table:table-row table:style-name="ro3">
          <table:table-cell office:value-type="string">
            <text:p>adresse_lieudist</text:p>
          </table:table-cell>
        </table:table-row>
        <table:table-row table:style-name="ro3">
          <table:table-cell office:value-type="string">
            <text:p>adresse_numcomrat</text:p>
          </table:table-cell>
        </table:table-row>
        <table:table-row table:style-name="ro3">
          <table:table-cell office:value-type="string">
            <text:p>adresse_numcomptt</text:p>
          </table:table-cell>
        </table:table-row>
        <table:table-row table:style-name="ro3">
          <table:table-cell office:value-type="string">
            <text:p>adresse_codepos</text:p>
          </table:table-cell>
        </table:table-row>
        <table:table-row table:style-name="ro3">
          <table:table-cell office:value-type="string">
            <text:p>adresse_locaadr</text:p>
          </table:table-cell>
        </table:table-row>
        <table:table-row table:style-name="ro3">
          <table:table-cell office:value-type="string">
            <text:p>adresse_pays</text:p>
          </table:table-cell>
        </table:table-row>
        <table:table-row table:style-name="ro3">
          <table:table-cell office:value-type="string">
            <text:p>adresse_canton</text:p>
          </table:table-cell>
        </table:table-row>
        <table:table-row table:style-name="ro3">
          <table:table-cell office:value-type="string">
            <text:p>adresse_typeres</text:p>
          </table:table-cell>
        </table:table-row>
        <table:table-row table:style-name="ro3">
          <table:table-cell office:value-type="string">
            <text:p>adresse_topresetr</text:p>
          </table:table-cell>
        </table:table-row>
        <table:table-row table:style-name="ro3">
          <table:table-cell office:value-type="string">
            <text:p>adresse_foyerid</text:p>
          </table:table-cell>
        </table:table-row>
        <table:table-row table:style-name="ro3">
          <table:table-cell office:value-type="string">
            <text:p>adresse_localite</text:p>
          </table:table-cell>
        </table:table-row>
      </table:table>
      <table:table table:name="Rendez-vous" table:style-name="ta1" table:print="false">
        <table:table-column table:style-name="co21" table:default-cell-style-name="Default"/>
        <table:table-row table:style-name="ro3">
          <table:table-cell office:value-type="string">
            <text:p>rendezvous_id</text:p>
          </table:table-cell>
        </table:table-row>
        <table:table-row table:style-name="ro3">
          <table:table-cell office:value-type="string">
            <text:p>rendezvous_personne_id</text:p>
          </table:table-cell>
        </table:table-row>
        <table:table-row table:style-name="ro3">
          <table:table-cell office:value-type="string">
            <text:p>rendezvous_structurereferente_id</text:p>
          </table:table-cell>
        </table:table-row>
        <table:table-row table:style-name="ro3">
          <table:table-cell office:value-type="string">
            <text:p>rendezvous_daterdv</text:p>
          </table:table-cell>
        </table:table-row>
        <table:table-row table:style-name="ro3">
          <table:table-cell office:value-type="string">
            <text:p>rendezvous_objetrdv</text:p>
          </table:table-cell>
        </table:table-row>
        <table:table-row table:style-name="ro3">
          <table:table-cell office:value-type="string">
            <text:p>rendezvous_commentairerdv</text:p>
          </table:table-cell>
        </table:table-row>
        <table:table-row table:style-name="ro3">
          <table:table-cell office:value-type="string">
            <text:p>rendezvous_typerdv_id</text:p>
          </table:table-cell>
        </table:table-row>
        <table:table-row table:style-name="ro3">
          <table:table-cell office:value-type="string">
            <text:p>rendezvous_heurerdv</text:p>
          </table:table-cell>
        </table:table-row>
        <table:table-row table:style-name="ro3">
          <table:table-cell office:value-type="string">
            <text:p>rendezvous_referent_id</text:p>
          </table:table-cell>
        </table:table-row>
        <table:table-row table:style-name="ro3">
          <table:table-cell office:value-type="string">
            <text:p>rendezvous_permanence_id</text:p>
          </table:table-cell>
        </table:table-row>
        <table:table-row table:style-name="ro3">
          <table:table-cell office:value-type="string">
            <text:p>rendezvous_statutrdv_id</text:p>
          </table:table-cell>
        </table:table-row>
        <table:table-row table:style-name="ro3">
          <table:table-cell office:value-type="string">
            <text:p>personne_id</text:p>
          </table:table-cell>
        </table:table-row>
        <table:table-row table:style-name="ro3">
          <table:table-cell office:value-type="string">
            <text:p>personne_foyer_id</text:p>
          </table:table-cell>
        </table:table-row>
        <table:table-row table:style-name="ro3">
          <table:table-cell office:value-type="string">
            <text:p>personne_qual</text:p>
          </table:table-cell>
        </table:table-row>
        <table:table-row table:style-name="ro3">
          <table:table-cell office:value-type="string">
            <text:p>personne_nom</text:p>
          </table:table-cell>
        </table:table-row>
        <table:table-row table:style-name="ro3">
          <table:table-cell office:value-type="string">
            <text:p>personne_prenom</text:p>
          </table:table-cell>
        </table:table-row>
        <table:table-row table:style-name="ro3">
          <table:table-cell office:value-type="string">
            <text:p>personne_nomnai</text:p>
          </table:table-cell>
        </table:table-row>
        <table:table-row table:style-name="ro3">
          <table:table-cell office:value-type="string">
            <text:p>personne_prenom2</text:p>
          </table:table-cell>
        </table:table-row>
        <table:table-row table:style-name="ro3">
          <table:table-cell office:value-type="string">
            <text:p>personne_prenom3</text:p>
          </table:table-cell>
        </table:table-row>
        <table:table-row table:style-name="ro3">
          <table:table-cell office:value-type="string">
            <text:p>personne_nomcomnai</text:p>
          </table:table-cell>
        </table:table-row>
        <table:table-row table:style-name="ro3">
          <table:table-cell office:value-type="string">
            <text:p>personne_dtnai</text:p>
          </table:table-cell>
        </table:table-row>
        <table:table-row table:style-name="ro3">
          <table:table-cell office:value-type="string">
            <text:p>personne_rgnai</text:p>
          </table:table-cell>
        </table:table-row>
        <table:table-row table:style-name="ro3">
          <table:table-cell office:value-type="string">
            <text:p>personne_typedtnai</text:p>
          </table:table-cell>
        </table:table-row>
        <table:table-row table:style-name="ro3">
          <table:table-cell office:value-type="string">
            <text:p>personne_nir</text:p>
          </table:table-cell>
        </table:table-row>
        <table:table-row table:style-name="ro3">
          <table:table-cell office:value-type="string">
            <text:p>personne_topvalec</text:p>
          </table:table-cell>
        </table:table-row>
        <table:table-row table:style-name="ro3">
          <table:table-cell office:value-type="string">
            <text:p>personne_sexe</text:p>
          </table:table-cell>
        </table:table-row>
        <table:table-row table:style-name="ro3">
          <table:table-cell office:value-type="string">
            <text:p>personne_nati</text:p>
          </table:table-cell>
        </table:table-row>
        <table:table-row table:style-name="ro3">
          <table:table-cell office:value-type="string">
            <text:p>personne_dtnati</text:p>
          </table:table-cell>
        </table:table-row>
        <table:table-row table:style-name="ro3">
          <table:table-cell office:value-type="string">
            <text:p>personne_pieecpres</text:p>
          </table:table-cell>
        </table:table-row>
        <table:table-row table:style-name="ro3">
          <table:table-cell office:value-type="string">
            <text:p>personne_idassedic</text:p>
          </table:table-cell>
        </table:table-row>
        <table:table-row table:style-name="ro3">
          <table:table-cell office:value-type="string">
            <text:p>personne_nom_complet</text:p>
          </table:table-cell>
        </table:table-row>
        <table:table-row table:style-name="ro3">
          <table:table-cell office:value-type="string">
            <text:p>structurereferente_id</text:p>
          </table:table-cell>
        </table:table-row>
        <table:table-row table:style-name="ro3">
          <table:table-cell office:value-type="string">
            <text:p>structurereferente_typeorient_id</text:p>
          </table:table-cell>
        </table:table-row>
        <table:table-row table:style-name="ro3">
          <table:table-cell office:value-type="string">
            <text:p>structurereferente_lib_struc</text:p>
          </table:table-cell>
        </table:table-row>
        <table:table-row table:style-name="ro3">
          <table:table-cell office:value-type="string">
            <text:p>structurereferente_num_voie</text:p>
          </table:table-cell>
        </table:table-row>
        <table:table-row table:style-name="ro3">
          <table:table-cell office:value-type="string">
            <text:p>structurereferente_type_voie</text:p>
          </table:table-cell>
        </table:table-row>
        <table:table-row table:style-name="ro3">
          <table:table-cell office:value-type="string">
            <text:p>structurereferente_nom_voie</text:p>
          </table:table-cell>
        </table:table-row>
        <table:table-row table:style-name="ro3">
          <table:table-cell office:value-type="string">
            <text:p>structurereferente_code_postal</text:p>
          </table:table-cell>
        </table:table-row>
        <table:table-row table:style-name="ro3">
          <table:table-cell office:value-type="string">
            <text:p>structurereferente_ville</text:p>
          </table:table-cell>
        </table:table-row>
        <table:table-row table:style-name="ro3">
          <table:table-cell office:value-type="string">
            <text:p>structurereferente_code_insee</text:p>
          </table:table-cell>
        </table:table-row>
        <table:table-row table:style-name="ro3">
          <table:table-cell office:value-type="string">
            <text:p>structurereferente_filtre_zone_geo</text:p>
          </table:table-cell>
        </table:table-row>
        <table:table-row table:style-name="ro3">
          <table:table-cell office:value-type="string">
            <text:p>structurereferente_contratengagement</text:p>
          </table:table-cell>
        </table:table-row>
        <table:table-row table:style-name="ro3">
          <table:table-cell office:value-type="string">
            <text:p>structurereferente_apre</text:p>
          </table:table-cell>
        </table:table-row>
        <table:table-row table:style-name="ro3">
          <table:table-cell office:value-type="string">
            <text:p>typerdv_id</text:p>
          </table:table-cell>
        </table:table-row>
        <table:table-row table:style-name="ro3">
          <table:table-cell office:value-type="string">
            <text:p>typerdv_libelle</text:p>
          </table:table-cell>
        </table:table-row>
        <table:table-row table:style-name="ro3">
          <table:table-cell office:value-type="string">
            <text:p>typerdv_modelenotifrdv</text:p>
          </table:table-cell>
        </table:table-row>
        <table:table-row table:style-name="ro3">
          <table:table-cell office:value-type="string">
            <text:p>adresse_id</text:p>
          </table:table-cell>
        </table:table-row>
        <table:table-row table:style-name="ro3">
          <table:table-cell office:value-type="string">
            <text:p>adresse_numvoie</text:p>
          </table:table-cell>
        </table:table-row>
        <table:table-row table:style-name="ro3">
          <table:table-cell office:value-type="string">
            <text:p>adresse_typevoie</text:p>
          </table:table-cell>
        </table:table-row>
        <table:table-row table:style-name="ro3">
          <table:table-cell office:value-type="string">
            <text:p>adresse_nomvoie</text:p>
          </table:table-cell>
        </table:table-row>
        <table:table-row table:style-name="ro3">
          <table:table-cell office:value-type="string">
            <text:p>adresse_complideadr</text:p>
          </table:table-cell>
        </table:table-row>
        <table:table-row table:style-name="ro3">
          <table:table-cell office:value-type="string">
            <text:p>adresse_compladr</text:p>
          </table:table-cell>
        </table:table-row>
        <table:table-row table:style-name="ro3">
          <table:table-cell office:value-type="string">
            <text:p>adresse_lieudist</text:p>
          </table:table-cell>
        </table:table-row>
        <table:table-row table:style-name="ro3">
          <table:table-cell office:value-type="string">
            <text:p>adresse_numcomrat</text:p>
          </table:table-cell>
        </table:table-row>
        <table:table-row table:style-name="ro3">
          <table:table-cell office:value-type="string">
            <text:p>adresse_numcomptt</text:p>
          </table:table-cell>
        </table:table-row>
        <table:table-row table:style-name="ro3">
          <table:table-cell office:value-type="string">
            <text:p>adresse_codepos</text:p>
          </table:table-cell>
        </table:table-row>
        <table:table-row table:style-name="ro3">
          <table:table-cell office:value-type="string">
            <text:p>adresse_locaadr</text:p>
          </table:table-cell>
        </table:table-row>
        <table:table-row table:style-name="ro3">
          <table:table-cell office:value-type="string">
            <text:p>adresse_pays</text:p>
          </table:table-cell>
        </table:table-row>
        <table:table-row table:style-name="ro3">
          <table:table-cell office:value-type="string">
            <text:p>adresse_canton</text:p>
          </table:table-cell>
        </table:table-row>
        <table:table-row table:style-name="ro3">
          <table:table-cell office:value-type="string">
            <text:p>user_id</text:p>
          </table:table-cell>
        </table:table-row>
        <table:table-row table:style-name="ro3">
          <table:table-cell office:value-type="string">
            <text:p>user_group_id</text:p>
          </table:table-cell>
        </table:table-row>
        <table:table-row table:style-name="ro3">
          <table:table-cell office:value-type="string">
            <text:p>user_serviceinstructeur_id</text:p>
          </table:table-cell>
        </table:table-row>
        <table:table-row table:style-name="ro3">
          <table:table-cell office:value-type="string">
            <text:p>user_username</text:p>
          </table:table-cell>
        </table:table-row>
        <table:table-row table:style-name="ro3">
          <table:table-cell office:value-type="string">
            <text:p>user_password</text:p>
          </table:table-cell>
        </table:table-row>
        <table:table-row table:style-name="ro3">
          <table:table-cell office:value-type="string">
            <text:p>user_nom</text:p>
          </table:table-cell>
        </table:table-row>
        <table:table-row table:style-name="ro3">
          <table:table-cell office:value-type="string">
            <text:p>user_prenom</text:p>
          </table:table-cell>
        </table:table-row>
        <table:table-row table:style-name="ro3">
          <table:table-cell office:value-type="string">
            <text:p>user_date_naissance</text:p>
          </table:table-cell>
        </table:table-row>
        <table:table-row table:style-name="ro3">
          <table:table-cell office:value-type="string">
            <text:p>user_date_deb_hab</text:p>
          </table:table-cell>
        </table:table-row>
        <table:table-row table:style-name="ro3">
          <table:table-cell office:value-type="string">
            <text:p>user_date_fin_hab</text:p>
          </table:table-cell>
        </table:table-row>
        <table:table-row table:style-name="ro3">
          <table:table-cell office:value-type="string">
            <text:p>user_numtel</text:p>
          </table:table-cell>
        </table:table-row>
        <table:table-row table:style-name="ro3">
          <table:table-cell office:value-type="string">
            <text:p>user_filtre_zone_geo</text:p>
          </table:table-cell>
        </table:table-row>
        <table:table-row table:style-name="ro3">
          <table:table-cell office:value-type="string">
            <text:p>serviceinstructeur_id</text:p>
          </table:table-cell>
        </table:table-row>
        <table:table-row table:style-name="ro3">
          <table:table-cell office:value-type="string">
            <text:p>serviceinstructeur_lib_service</text:p>
          </table:table-cell>
        </table:table-row>
        <table:table-row table:style-name="ro3">
          <table:table-cell office:value-type="string">
            <text:p>serviceinstructeur_num_rue</text:p>
          </table:table-cell>
        </table:table-row>
        <table:table-row table:style-name="ro3">
          <table:table-cell office:value-type="string">
            <text:p>serviceinstructeur_nom_rue</text:p>
          </table:table-cell>
        </table:table-row>
        <table:table-row table:style-name="ro3">
          <table:table-cell office:value-type="string">
            <text:p>serviceinstructeur_complement_adr</text:p>
          </table:table-cell>
        </table:table-row>
        <table:table-row table:style-name="ro3">
          <table:table-cell office:value-type="string">
            <text:p>serviceinstructeur_code_insee</text:p>
          </table:table-cell>
        </table:table-row>
        <table:table-row table:style-name="ro3">
          <table:table-cell office:value-type="string">
            <text:p>serviceinstructeur_code_postal</text:p>
          </table:table-cell>
        </table:table-row>
        <table:table-row table:style-name="ro3">
          <table:table-cell office:value-type="string">
            <text:p>serviceinstructeur_ville</text:p>
          </table:table-cell>
        </table:table-row>
        <table:table-row table:style-name="ro3">
          <table:table-cell office:value-type="string">
            <text:p>serviceinstructeur_numdepins</text:p>
          </table:table-cell>
        </table:table-row>
        <table:table-row table:style-name="ro3">
          <table:table-cell office:value-type="string">
            <text:p>serviceinstructeur_typeserins</text:p>
          </table:table-cell>
        </table:table-row>
        <table:table-row table:style-name="ro3">
          <table:table-cell office:value-type="string">
            <text:p>serviceinstructeur_numcomins</text:p>
          </table:table-cell>
        </table:table-row>
        <table:table-row table:style-name="ro3">
          <table:table-cell office:value-type="string">
            <text:p>serviceinstructeur_numagrins</text:p>
          </table:table-cell>
        </table:table-row>
        <table:table-row table:style-name="ro3">
          <table:table-cell office:value-type="string">
            <text:p>serviceinstructeur_type_voie</text:p>
          </table:table-cell>
        </table:table-row>
        <table:table-row table:style-name="ro3">
          <table:table-cell office:value-type="string">
            <text:p>dossier_rsa</text:p>
          </table:table-cell>
        </table:table-row>
        <table:table-row table:style-name="ro3">
          <table:table-cell office:value-type="string">
            <text:p>permanence</text:p>
          </table:table-cell>
        </table:table-row>
      </table:table>
      <table:table table:name="APRE" table:style-name="ta1" table:print="false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019" table:default-cell-style-name="Default"/>
        <table:table-row table:style-name="ro3">
          <table:table-cell table:style-name="ce23" office:value-type="string">
            <text:p>APRE/DecisionComite/Accord/AccordFormationbeneficiaire.odt</text:p>
          </table:table-cell>
          <table:table-cell table:style-name="ce23" office:value-type="string">
            <text:p>APRE/DecisionComite/Accord/Accordreferent.odt</text:p>
          </table:table-cell>
          <table:table-cell table:style-name="Heading" office:value-type="string">
            <text:p>APRE/DecisionComite/Accord/AccordVersementtiers.odt</text:p>
          </table:table-cell>
          <table:table-cell table:style-name="Heading" office:value-type="string">
            <text:p>APRE/DecisionComite/Refus/Refusbeneficiaire.odt</text:p>
          </table:table-cell>
          <table:table-cell table:style-name="Heading" office:value-type="string">
            <text:p>APRE/DecisionComite/Refus/Refusreferent.odt</text:p>
          </table:table-cell>
          <table:table-cell table:style-name="Heading" table:number-columns-repeated="1019"/>
        </table:table-row>
        <table:table-row table:style-name="ro3"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table:number-columns-repeated="1019"/>
        </table:table-row>
        <table:table-row table:style-name="ro3"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table:number-columns-repeated="1019"/>
        </table:table-row>
        <table:table-row table:style-name="ro3"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table:number-columns-repeated="1019"/>
        </table:table-row>
        <table:table-row table:style-name="ro3"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table:number-columns-repeated="1019"/>
        </table:table-row>
        <table:table-row table:style-name="ro3"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table:number-columns-repeated="1019"/>
        </table:table-row>
        <table:table-row table:style-name="ro3"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table:number-columns-repeated="1019"/>
        </table:table-row>
        <table:table-row table:style-name="ro3"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table:number-columns-repeated="1019"/>
        </table:table-row>
        <table:table-row table:style-name="ro3"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table:number-columns-repeated="1019"/>
        </table:table-row>
        <table:table-row table:style-name="ro3"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table:number-columns-repeated="1019"/>
        </table:table-row>
        <table:table-row table:style-name="ro3"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table:number-columns-repeated="1019"/>
        </table:table-row>
        <table:table-row table:style-name="ro3"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table:number-columns-repeated="1019"/>
        </table:table-row>
        <table:table-row table:style-name="ro3"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table:number-columns-repeated="1019"/>
        </table:table-row>
        <table:table-row table:style-name="ro3"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table:number-columns-repeated="1019"/>
        </table:table-row>
        <table:table-row table:style-name="ro3"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table:number-columns-repeated="1019"/>
        </table:table-row>
        <table:table-row table:style-name="ro3"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table:number-columns-repeated="1019"/>
        </table:table-row>
        <table:table-row table:style-name="ro3"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table:number-columns-repeated="1019"/>
        </table:table-row>
        <table:table-row table:style-name="ro3"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table:number-columns-repeated="1019"/>
        </table:table-row>
        <table:table-row table:style-name="ro3"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table:number-columns-repeated="1019"/>
        </table:table-row>
        <table:table-row table:style-name="ro3"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table:number-columns-repeated="1019"/>
        </table:table-row>
        <table:table-row table:style-name="ro3"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table:number-columns-repeated="1019"/>
        </table:table-row>
        <table:table-row table:style-name="ro3"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table:number-columns-repeated="1019"/>
        </table:table-row>
        <table:table-row table:style-name="ro3"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table:number-columns-repeated="1019"/>
        </table:table-row>
        <table:table-row table:style-name="ro3"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table:number-columns-repeated="1019"/>
        </table:table-row>
        <table:table-row table:style-name="ro3"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table:number-columns-repeated="1019"/>
        </table:table-row>
        <table:table-row table:style-name="ro3"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table:number-columns-repeated="1019"/>
        </table:table-row>
        <table:table-row table:style-name="ro3"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table:number-columns-repeated="1019"/>
        </table:table-row>
        <table:table-row table:style-name="ro3"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table:number-columns-repeated="1019"/>
        </table:table-row>
        <table:table-row table:style-name="ro3"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table:number-columns-repeated="1019"/>
        </table:table-row>
        <table:table-row table:style-name="ro3"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table:number-columns-repeated="1019"/>
        </table:table-row>
        <table:table-row table:style-name="ro3"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table:number-columns-repeated="1019"/>
        </table:table-row>
        <table:table-row table:style-name="ro3"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table:number-columns-repeated="1019"/>
        </table:table-row>
        <table:table-row table:style-name="ro3"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table:number-columns-repeated="1019"/>
        </table:table-row>
        <table:table-row table:style-name="ro3"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table:number-columns-repeated="1019"/>
        </table:table-row>
        <table:table-row table:style-name="ro3"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table:number-columns-repeated="1019"/>
        </table:table-row>
        <table:table-row table:style-name="ro3"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table:number-columns-repeated="1019"/>
        </table:table-row>
        <table:table-row table:style-name="ro3"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table:number-columns-repeated="1019"/>
        </table:table-row>
        <table:table-row table:style-name="ro3"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table:number-columns-repeated="1019"/>
        </table:table-row>
        <table:table-row table:style-name="ro3"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table:number-columns-repeated="1019"/>
        </table:table-row>
        <table:table-row table:style-name="ro3"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id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foyer_id</text:p>
          </table:table-cell>
          <table:table-cell table:number-columns-repeated="1019"/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nom</text:p>
          </table:table-cell>
          <table:table-cell table:number-columns-repeated="1019"/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table:number-columns-repeated="1019"/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prenom2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prenom3</text:p>
          </table:table-cell>
          <table:table-cell table:number-columns-repeated="1019"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table:number-columns-repeated="1019"/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table:number-columns-repeated="1019"/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table:number-columns-repeated="1019"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table:number-columns-repeated="1019"/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table:number-columns-repeated="1019"/>
        </table:table-row>
        <table:table-row table:style-name="ro3"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sexe</text:p>
          </table:table-cell>
          <table:table-cell table:number-columns-repeated="1019"/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table:number-columns-repeated="1019"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table:number-columns-repeated="1019"/>
        </table:table-row>
        <table:table-row table:style-name="ro3"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table:number-columns-repeated="1019"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nom_complet</text:p>
          </table:table-cell>
          <table:table-cell table:number-columns-repeated="1019"/>
        </table:table-row>
        <table:table-row table:style-name="ro3"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table:number-columns-repeated="1019"/>
        </table:table-row>
        <table:table-row table:style-name="ro3"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table:number-columns-repeated="1019"/>
        </table:table-row>
        <table:table-row table:style-name="ro3"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table:number-columns-repeated="1019"/>
        </table:table-row>
        <table:table-row table:style-name="ro3"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table:number-columns-repeated="1019"/>
        </table:table-row>
        <table:table-row table:style-name="ro3"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table:number-columns-repeated="1019"/>
        </table:table-row>
        <table:table-row table:style-name="ro3"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table:number-columns-repeated="1019"/>
        </table:table-row>
        <table:table-row table:style-name="ro3"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table:number-columns-repeated="1019"/>
        </table:table-row>
        <table:table-row table:style-name="ro3"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table:number-columns-repeated="1019"/>
        </table:table-row>
        <table:table-row table:style-name="ro3"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table:number-columns-repeated="1019"/>
        </table:table-row>
        <table:table-row table:style-name="ro3"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table:number-columns-repeated="1019"/>
        </table:table-row>
        <table:table-row table:style-name="ro3"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table:number-columns-repeated="1019"/>
        </table:table-row>
        <table:table-row table:style-name="ro3"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table:number-columns-repeated="1019"/>
        </table:table-row>
        <table:table-row table:style-name="ro3"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table:number-columns-repeated="1019"/>
        </table:table-row>
        <table:table-row table:style-name="ro3"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table:number-columns-repeated="1019"/>
        </table:table-row>
        <table:table-row table:style-name="ro3"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table:number-columns-repeated="1019"/>
        </table:table-row>
        <table:table-row table:style-name="ro3"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table:number-columns-repeated="1019"/>
        </table:table-row>
        <table:table-row table:style-name="ro3"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table:number-columns-repeated="1019"/>
        </table:table-row>
        <table:table-row table:style-name="ro3"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table:number-columns-repeated="1019"/>
        </table:table-row>
        <table:table-row table:style-name="ro3"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table:number-columns-repeated="1019"/>
        </table:table-row>
        <table:table-row table:style-name="ro3"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table:number-columns-repeated="1019"/>
        </table:table-row>
        <table:table-row table:style-name="ro3"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table:number-columns-repeated="1019"/>
        </table:table-row>
        <table:table-row table:style-name="ro3"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table:number-columns-repeated="1019"/>
        </table:table-row>
        <table:table-row table:style-name="ro3"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table:number-columns-repeated="1019"/>
        </table:table-row>
        <table:table-row table:style-name="ro3"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table:number-columns-repeated="1019"/>
        </table:table-row>
        <table:table-row table:style-name="ro3"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table:number-columns-repeated="1019"/>
        </table:table-row>
        <table:table-row table:style-name="ro3"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table:number-columns-repeated="1019"/>
        </table:table-row>
        <table:table-row table:style-name="ro3"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table:number-columns-repeated="1019"/>
        </table:table-row>
        <table:table-row table:style-name="ro3"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table:number-columns-repeated="1019"/>
        </table:table-row>
        <table:table-row table:style-name="ro3"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table:number-columns-repeated="1019"/>
        </table:table-row>
        <table:table-row table:style-name="ro3"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table:number-columns-repeated="1019"/>
        </table:table-row>
        <table:table-row table:style-name="ro3"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table:number-columns-repeated="1019"/>
        </table:table-row>
        <table:table-row table:style-name="ro3"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table:number-columns-repeated="1019"/>
        </table:table-row>
        <table:table-row table:style-name="ro3"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table:number-columns-repeated="1019"/>
        </table:table-row>
        <table:table-row table:style-name="ro3"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table:number-columns-repeated="1019"/>
        </table:table-row>
        <table:table-row table:style-name="ro3"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table:number-columns-repeated="1019"/>
        </table:table-row>
        <table:table-row table:style-name="ro3"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table:number-columns-repeated="1019"/>
        </table:table-row>
        <table:table-row table:style-name="ro3"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table:number-columns-repeated="1019"/>
        </table:table-row>
        <table:table-row table:style-name="ro3"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table:number-columns-repeated="1019"/>
        </table:table-row>
        <table:table-row table:style-name="ro3"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table:number-columns-repeated="1019"/>
        </table:table-row>
        <table:table-row table:style-name="ro3"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table:number-columns-repeated="1019"/>
        </table:table-row>
        <table:table-row table:style-name="ro3"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table:number-columns-repeated="1019"/>
        </table:table-row>
        <table:table-row table:style-name="ro3"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table:number-columns-repeated="1019"/>
        </table:table-row>
        <table:table-row table:style-name="ro3"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table:number-columns-repeated="1019"/>
        </table:table-row>
        <table:table-row table:style-name="ro3"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table:number-columns-repeated="1019"/>
        </table:table-row>
        <table:table-row table:style-name="ro3"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table:number-columns-repeated="1019"/>
        </table:table-row>
        <table:table-row table:style-name="ro3"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table:number-columns-repeated="1019"/>
        </table:table-row>
        <table:table-row table:style-name="ro3"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table:number-columns-repeated="1019"/>
        </table:table-row>
        <table:table-row table:style-name="ro3"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table:number-columns-repeated="1019"/>
        </table:table-row>
        <table:table-row table:style-name="ro3"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table:number-columns-repeated="1019"/>
        </table:table-row>
        <table:table-row table:style-name="ro3"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table:number-columns-repeated="1019"/>
        </table:table-row>
        <table:table-row table:style-name="ro3"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table:number-columns-repeated="1019"/>
        </table:table-row>
        <table:table-row table:style-name="ro3"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table:number-columns-repeated="1019"/>
        </table:table-row>
        <table:table-row table:style-name="ro3"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table:number-columns-repeated="1019"/>
        </table:table-row>
        <table:table-row table:style-name="ro3"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table:number-columns-repeated="1019"/>
        </table:table-row>
        <table:table-row table:style-name="ro3"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table:number-columns-repeated="1019"/>
        </table:table-row>
        <table:table-row table:style-name="ro3"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table:number-columns-repeated="1019"/>
        </table:table-row>
        <table:table-row table:style-name="ro3"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table:number-columns-repeated="1019"/>
        </table:table-row>
        <table:table-row table:style-name="ro3"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table:number-columns-repeated="1019"/>
        </table:table-row>
        <table:table-row table:style-name="ro3"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table:number-columns-repeated="1019"/>
        </table:table-row>
        <table:table-row table:style-name="ro3"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table:number-columns-repeated="1019"/>
        </table:table-row>
        <table:table-row table:style-name="ro3"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table:number-columns-repeated="1019"/>
        </table:table-row>
        <table:table-row table:style-name="ro3"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table:number-columns-repeated="1019"/>
        </table:table-row>
        <table:table-row table:style-name="ro3"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table:number-columns-repeated="1019"/>
        </table:table-row>
        <table:table-row table:style-name="ro3"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table:number-columns-repeated="1019"/>
        </table:table-row>
        <table:table-row table:style-name="ro3"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table:number-columns-repeated="1019"/>
        </table:table-row>
        <table:table-row table:style-name="ro3"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table:number-columns-repeated="1019"/>
        </table:table-row>
        <table:table-row table:style-name="ro3"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table:number-columns-repeated="1019"/>
        </table:table-row>
        <table:table-row table:style-name="ro3"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table:number-columns-repeated="1019"/>
        </table:table-row>
        <table:table-row table:style-name="ro3"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table:number-columns-repeated="1019"/>
        </table:table-row>
        <table:table-row table:style-name="ro3"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table:number-columns-repeated="1019"/>
        </table:table-row>
        <table:table-row table:style-name="ro3"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table:number-columns-repeated="1019"/>
        </table:table-row>
        <table:table-row table:style-name="ro3"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table:number-columns-repeated="1019"/>
        </table:table-row>
        <table:table-row table:style-name="ro3"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table:number-columns-repeated="1019"/>
        </table:table-row>
        <table:table-row table:style-name="ro3"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table:number-columns-repeated="1019"/>
        </table:table-row>
        <table:table-row table:style-name="ro3"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table:number-columns-repeated="1019"/>
        </table:table-row>
        <table:table-row table:style-name="ro3"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table:number-columns-repeated="1019"/>
        </table:table-row>
        <table:table-row table:style-name="ro3"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table:number-columns-repeated="1019"/>
        </table:table-row>
        <table:table-row table:style-name="ro3"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table:number-columns-repeated="1019"/>
        </table:table-row>
        <table:table-row table:style-name="ro3"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table:number-columns-repeated="1019"/>
        </table:table-row>
        <table:table-row table:style-name="ro3"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table:number-columns-repeated="1019"/>
        </table:table-row>
        <table:table-row table:style-name="ro3"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table:number-columns-repeated="1019"/>
        </table:table-row>
        <table:table-row table:style-name="ro3"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table:number-columns-repeated="1019"/>
        </table:table-row>
        <table:table-row table:style-name="ro3"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table:number-columns-repeated="1019"/>
        </table:table-row>
        <table:table-row table:style-name="ro3"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table:number-columns-repeated="1019"/>
        </table:table-row>
        <table:table-row table:style-name="ro3"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table:number-columns-repeated="1019"/>
        </table:table-row>
        <table:table-row table:style-name="ro3"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table:number-columns-repeated="1019"/>
        </table:table-row>
        <table:table-row table:style-name="ro3"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table:number-columns-repeated="1019"/>
        </table:table-row>
        <table:table-row table:style-name="ro3"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table:number-columns-repeated="2" office:value-type="string">
            <text:p>adresse_id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table:number-columns-repeated="2" office:value-type="string">
            <text:p>adresse_pays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table:number-columns-repeated="2" office:value-type="string">
            <text:p>adresse_canton</text:p>
          </table:table-cell>
          <table:table-cell table:number-columns-repeated="1019"/>
        </table:table-row>
        <table:table-row table:style-name="ro3"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21"/>
        </table:table-row>
        <table:table-row table:style-name="ro3"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21"/>
        </table:table-row>
        <table:table-row table:style-name="ro3"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21"/>
        </table:table-row>
        <table:table-row table:style-name="ro3"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21"/>
        </table:table-row>
        <table:table-row table:style-name="ro3"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21"/>
        </table:table-row>
        <table:table-row table:style-name="ro3"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id</text:p>
          </table:table-cell>
          <table:table-cell table:number-columns-repeated="1021"/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21"/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21"/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21"/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21"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21"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21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21"/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21"/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21"/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pays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canton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number-style style:name="N153">
      <number:number number:decimal-places="0" number:min-integer-digits="3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6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3-24T12:25:13</meta:creation-date>
    <dc:date>2010-06-29T16:04:11</dc:date>
    <dc:creator>aauzolat </dc:creator>
    <meta:editing-duration>PT06H03M16S</meta:editing-duration>
    <meta:editing-cycles>52</meta:editing-cycles>
    <meta:generator>OpenOffice.org/3.1$Linux OpenOffice.org_project/310m19$Build-9420</meta:generator>
    <meta:document-statistic meta:table-count="7" meta:cell-count="3842" meta:object-count="0"/>
  </office:meta>
</office:document-meta>
</file>